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0000006BF0000038B7654C5CE.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00010000003E0000000B48D1F176.png" manifest:media-type="image/png"/>
  <manifest:file-entry manifest:full-path="Pictures/1000208A0000066500000127441F9F2B.svg" manifest:media-type="image/svg+xml"/>
  <manifest:file-entry manifest:full-path="Pictures/10000001000000090000000805C0E8FF.png" manifest:media-type="image/png"/>
  <manifest:file-entry manifest:full-path="Pictures/10000001000000180000000CFAE191A9.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F70000006750000017AA5CA9C53.svg" manifest:media-type="image/svg+xml"/>
  <manifest:file-entry manifest:full-path="Pictures/100000000000029F00000207B6326914.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1924000003600000017ACEBE401C.svg" manifest:media-type="image/svg+xml"/>
  <manifest:file-entry manifest:full-path="Pictures/10001093000003FA0000012A8CC4094D.svg" manifest:media-type="image/svg+xml"/>
  <manifest:file-entry manifest:full-path="Pictures/100000010000003E0000000E71C821F3.png" manifest:media-type="image/png"/>
  <manifest:file-entry manifest:full-path="Pictures/100054E500000FA50000017A74B15EC6.svg" manifest:media-type="image/svg+xml"/>
  <manifest:file-entry manifest:full-path="Pictures/100000000000038D0000011797174D4B.png" manifest:media-type="image/png"/>
  <manifest:file-entry manifest:full-path="Pictures/100000000000056A000001616FD1DA4E.jpg" manifest:media-type="image/jpeg"/>
  <manifest:file-entry manifest:full-path="Pictures/100019E50000040A0000017AF256E316.svg" manifest:media-type="image/svg+xml"/>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0000000002A000000126FC116C4B.png" manifest:media-type="image/png"/>
  <manifest:file-entry manifest:full-path="Pictures/1000000000000241000001CACB67861A.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0001000000160000000CEA2665EB.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3C500000077A0000041BFDB8C149.svg" manifest:media-type="image/svg+xml"/>
  <manifest:file-entry manifest:full-path="Pictures/10000000000002C8000001B95EBB773F.png" manifest:media-type="image/png"/>
  <manifest:file-entry manifest:full-path="Pictures/10005F72000011C40000017ACEEA91F5.svg" manifest:media-type="image/svg+xml"/>
  <manifest:file-entry manifest:full-path="Pictures/10000B5D000000F6000000D30AACCA4E.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2.8194in" table:align="left"/>
    </style:style>
    <style:style style:name="Table1.A" style:family="table-column">
      <style:table-column-properties style:column-width="1.6215in"/>
    </style:style>
    <style:style style:name="Table1.B" style:family="table-column">
      <style:table-column-properties style:column-width="1.1979in"/>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5.159in" table:align="left"/>
    </style:style>
    <style:style style:name="Table2.A" style:family="table-column">
      <style:table-column-properties style:column-width="1.6215in"/>
    </style:style>
    <style:style style:name="Table2.B" style:family="table-column">
      <style:table-column-properties style:column-width="1.6556in"/>
    </style:style>
    <style:style style:name="Table2.C" style:family="table-column">
      <style:table-column-properties style:column-width="0.9979in"/>
    </style:style>
    <style:style style:name="Table2.D" style:family="table-column">
      <style:table-column-properties style:column-width="0.884in"/>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925in" table:align="left"/>
    </style:style>
    <style:style style:name="Table3.A" style:family="table-column">
      <style:table-column-properties style:column-width="1.0701in"/>
    </style:style>
    <style:style style:name="Table3.B" style:family="table-column">
      <style:table-column-properties style:column-width="2.0736in"/>
    </style:style>
    <style:style style:name="Table3.C" style:family="table-column">
      <style:table-column-properties style:column-width="2.2042in"/>
    </style:style>
    <style:style style:name="Table3.D" style:family="table-column">
      <style:table-column-properties style:column-width="0.825in"/>
    </style:style>
    <style:style style:name="Table3.E" style:family="table-column">
      <style:table-column-properties style:column-width="0.7521in"/>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4.8035in" table:align="left"/>
    </style:style>
    <style:style style:name="Table4.A" style:family="table-column">
      <style:table-column-properties style:column-width="0.5785in"/>
    </style:style>
    <style:style style:name="Table4.B" style:family="table-column">
      <style:table-column-properties style:column-width="2.3785in"/>
    </style:style>
    <style:style style:name="Table4.C" style:family="table-column">
      <style:table-column-properties style:column-width="1.8465in"/>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5" style:family="table">
      <style:table-properties style:width="3.6458in" table:align="left"/>
    </style:style>
    <style:style style:name="Table5.A" style:family="table-column">
      <style:table-column-properties style:column-width="0.6458in"/>
    </style:style>
    <style:style style:name="Table5.B" style:family="table-column">
      <style:table-column-properties style:column-width="1.5in"/>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table:align="margins"/>
    </style:style>
    <style:style style:name="Poređenjesličnostiklastera.A" style:family="table-column">
      <style:table-column-properties style:column-width="3.3542in" style:rel-column-width="32767*"/>
    </style:style>
    <style:style style:name="Poređenjesličnostiklastera.B" style:family="table-column">
      <style:table-column-properties style:column-width="3.3542in" style:rel-column-width="32768*"/>
    </style:style>
    <style:style style:name="Poređenjesličnostiklastera.A1" style:family="table-cell">
      <style:table-cell-properties fo:padding="0in" fo:border="none" style:writing-mode="page"/>
    </style:style>
    <style:style style:name="Table6" style:family="table">
      <style:table-properties style:width="4.0938in" table:align="left"/>
    </style:style>
    <style:style style:name="Table6.A" style:family="table-column">
      <style:table-column-properties style:column-width="3.3472in"/>
    </style:style>
    <style:style style:name="Table6.B" style:family="table-column">
      <style:table-column-properties style:column-width="0.7465in"/>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4.416in" table:align="left"/>
    </style:style>
    <style:style style:name="Table7.A" style:family="table-column">
      <style:table-column-properties style:column-width="0.6674in"/>
    </style:style>
    <style:style style:name="Table7.B" style:family="table-column">
      <style:table-column-properties style:column-width="1.7986in"/>
    </style:style>
    <style:style style:name="Table7.C" style:family="table-column">
      <style:table-column-properties style:column-width="1.95in"/>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text-properties officeooo:rsid="0000a525" officeooo:paragraph-rsid="00127839"/>
    </style:style>
    <style:style style:name="P7" style:family="paragraph" style:parent-style-name="Text_20_body">
      <style:paragraph-properties fo:break-before="page"/>
      <style:text-properties officeooo:rsid="0000a525" officeooo:paragraph-rsid="0000a525"/>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officeooo:paragraph-rsid="0008f97a"/>
    </style:style>
    <style:style style:name="P14" style:family="paragraph" style:parent-style-name="Text_20_body">
      <style:text-properties officeooo:rsid="0009bff9" officeooo:paragraph-rsid="0009bff9"/>
    </style:style>
    <style:style style:name="P15" style:family="paragraph" style:parent-style-name="Text_20_body">
      <style:text-properties officeooo:paragraph-rsid="000ba142"/>
    </style:style>
    <style:style style:name="P16" style:family="paragraph" style:parent-style-name="Text_20_body">
      <style:text-properties fo:font-weight="normal" officeooo:rsid="000e5f6a" officeooo:paragraph-rsid="000e5f6a" style:font-weight-asian="normal" style:font-weight-complex="normal"/>
    </style:style>
    <style:style style:name="P17" style:family="paragraph" style:parent-style-name="Text_20_body">
      <style:text-properties fo:font-weight="normal" officeooo:rsid="00192e2f" officeooo:paragraph-rsid="00192e2f" style:font-weight-asian="normal" style:font-weight-complex="normal"/>
    </style:style>
    <style:style style:name="P18" style:family="paragraph" style:parent-style-name="Text_20_body">
      <style:text-properties officeooo:paragraph-rsid="000e5f6a"/>
    </style:style>
    <style:style style:name="P19" style:family="paragraph" style:parent-style-name="Heading_20_4">
      <style:text-properties officeooo:paragraph-rsid="00127839"/>
    </style:style>
    <style:style style:name="P20" style:family="paragraph" style:parent-style-name="Text_20_body">
      <style:text-properties officeooo:paragraph-rsid="00127839"/>
    </style:style>
    <style:style style:name="P21" style:family="paragraph" style:parent-style-name="Text_20_body">
      <style:paragraph-properties fo:margin-top="0in" fo:margin-bottom="0in" style:contextual-spacing="false"/>
    </style:style>
    <style:style style:name="P22" style:family="paragraph" style:parent-style-name="Text_20_body">
      <style:text-properties officeooo:rsid="000f715a" officeooo:paragraph-rsid="000f715a"/>
    </style:style>
    <style:style style:name="P23" style:family="paragraph" style:parent-style-name="Text_20_body">
      <style:text-properties officeooo:rsid="00127839" officeooo:paragraph-rsid="00127839"/>
    </style:style>
    <style:style style:name="P24" style:family="paragraph" style:parent-style-name="Text_20_body">
      <style:text-properties officeooo:rsid="00143517" officeooo:paragraph-rsid="00143517"/>
    </style:style>
    <style:style style:name="P25" style:family="paragraph" style:parent-style-name="Text_20_body">
      <style:text-properties fo:font-style="italic" officeooo:rsid="00143517" officeooo:paragraph-rsid="00143517" style:font-style-asian="italic" style:font-style-complex="italic"/>
    </style:style>
    <style:style style:name="P26" style:family="paragraph" style:parent-style-name="Text_20_body">
      <style:text-properties officeooo:rsid="00175d39" officeooo:paragraph-rsid="00175d39"/>
    </style:style>
    <style:style style:name="P27" style:family="paragraph" style:parent-style-name="Text_20_body">
      <style:text-properties officeooo:paragraph-rsid="00175d39"/>
    </style:style>
    <style:style style:name="P28" style:family="paragraph" style:parent-style-name="Text_20_body">
      <style:text-properties fo:font-weight="bold" officeooo:rsid="00175d39" officeooo:paragraph-rsid="00175d39" style:font-weight-asian="bold" style:font-weight-complex="bold"/>
    </style:style>
    <style:style style:name="P29" style:family="paragraph" style:parent-style-name="Text_20_body">
      <style:text-properties fo:font-weight="bold" officeooo:rsid="00192e2f" officeooo:paragraph-rsid="00192e2f" style:font-weight-asian="bold" style:font-weight-complex="bold"/>
    </style:style>
    <style:style style:name="P30" style:family="paragraph" style:parent-style-name="Table_20_Contents">
      <style:text-properties fo:font-weight="bold" officeooo:rsid="004df53f" officeooo:paragraph-rsid="004df53f" style:font-weight-asian="bold" style:font-weight-complex="bold"/>
    </style:style>
    <style:style style:name="P31" style:family="paragraph" style:parent-style-name="Text_20_body">
      <style:text-properties officeooo:paragraph-rsid="00192e2f"/>
    </style:style>
    <style:style style:name="P32" style:family="paragraph" style:parent-style-name="Text_20_body">
      <style:text-properties officeooo:paragraph-rsid="0019f988"/>
    </style:style>
    <style:style style:name="P33" style:family="paragraph" style:parent-style-name="Text_20_body">
      <style:paragraph-properties fo:text-align="start" style:justify-single-word="false"/>
    </style:style>
    <style:style style:name="P34" style:family="paragraph" style:parent-style-name="Text_20_body">
      <style:paragraph-properties fo:text-align="start" style:justify-single-word="false"/>
      <style:text-properties officeooo:paragraph-rsid="001f21ad"/>
    </style:style>
    <style:style style:name="P35" style:family="paragraph" style:parent-style-name="Standard">
      <style:paragraph-properties fo:margin-top="0in" fo:margin-bottom="0.1965in" style:contextual-spacing="false" fo:text-align="start" style:justify-single-word="false"/>
    </style:style>
    <style:style style:name="P36" style:family="paragraph" style:parent-style-name="Text_20_body">
      <style:paragraph-properties fo:text-align="start" style:justify-single-word="false" fo:break-before="page"/>
      <style:text-properties officeooo:paragraph-rsid="005cf961"/>
    </style:style>
    <style:style style:name="P37" style:family="paragraph" style:parent-style-name="Text_20_body">
      <style:paragraph-properties fo:text-align="start" style:justify-single-word="false"/>
      <style:text-properties officeooo:paragraph-rsid="005cf961"/>
    </style:style>
    <style:style style:name="P38" style:family="paragraph" style:parent-style-name="Text_20_body">
      <style:paragraph-properties fo:text-align="start" style:justify-single-word="false"/>
      <style:text-properties officeooo:rsid="001d24d5" officeooo:paragraph-rsid="001d24d5"/>
    </style:style>
    <style:style style:name="P39" style:family="paragraph" style:parent-style-name="Text_20_body">
      <style:text-properties officeooo:rsid="001ffe25" officeooo:paragraph-rsid="001ffe25"/>
    </style:style>
    <style:style style:name="P40" style:family="paragraph" style:parent-style-name="Text_20_body">
      <style:text-properties officeooo:rsid="0021de53" officeooo:paragraph-rsid="0021de53"/>
    </style:style>
    <style:style style:name="P41" style:family="paragraph" style:parent-style-name="Text_20_body">
      <style:text-properties officeooo:paragraph-rsid="0021de53"/>
    </style:style>
    <style:style style:name="P42" style:family="paragraph" style:parent-style-name="Text_20_body">
      <style:text-properties officeooo:rsid="00263dad" officeooo:paragraph-rsid="00263dad"/>
    </style:style>
    <style:style style:name="P43" style:family="paragraph" style:parent-style-name="Text_20_body">
      <style:text-properties officeooo:rsid="0026abc8" officeooo:paragraph-rsid="0026abc8"/>
    </style:style>
    <style:style style:name="P44" style:family="paragraph" style:parent-style-name="Text_20_body">
      <style:paragraph-properties fo:text-align="start" style:justify-single-word="false"/>
      <style:text-properties officeooo:rsid="0026abc8" officeooo:paragraph-rsid="0026abc8"/>
    </style:style>
    <style:style style:name="P45" style:family="paragraph" style:parent-style-name="Text_20_body">
      <style:text-properties officeooo:rsid="00290ea4" officeooo:paragraph-rsid="00290ea4"/>
    </style:style>
    <style:style style:name="P46" style:family="paragraph" style:parent-style-name="Text_20_body">
      <style:paragraph-properties fo:text-align="start" style:justify-single-word="false"/>
      <style:text-properties officeooo:rsid="00290ea4" officeooo:paragraph-rsid="00290ea4"/>
    </style:style>
    <style:style style:name="P47" style:family="paragraph" style:parent-style-name="Text_20_body">
      <style:paragraph-properties fo:text-align="start" style:justify-single-word="false"/>
      <style:text-properties officeooo:rsid="00290ea4" officeooo:paragraph-rsid="002aaf70"/>
    </style:style>
    <style:style style:name="P48" style:family="paragraph" style:parent-style-name="Heading_20_4">
      <style:paragraph-properties fo:text-align="start" style:justify-single-word="false"/>
      <style:text-properties officeooo:rsid="002aaf70" officeooo:paragraph-rsid="002aaf70"/>
    </style:style>
    <style:style style:name="P49" style:family="paragraph" style:parent-style-name="Text_20_body">
      <style:paragraph-properties fo:text-align="start" style:justify-single-word="false"/>
      <style:text-properties officeooo:rsid="002aaf70" officeooo:paragraph-rsid="002aaf70"/>
    </style:style>
    <style:style style:name="P50" style:family="paragraph" style:parent-style-name="Text_20_body">
      <style:text-properties officeooo:rsid="002c10ad" officeooo:paragraph-rsid="002c10ad"/>
    </style:style>
    <style:style style:name="P51" style:family="paragraph" style:parent-style-name="Text_20_body">
      <style:paragraph-properties fo:text-align="start" style:justify-single-word="false"/>
      <style:text-properties officeooo:rsid="002c10ad" officeooo:paragraph-rsid="002c10ad"/>
    </style:style>
    <style:style style:name="P52" style:family="paragraph" style:parent-style-name="Text_20_body">
      <style:text-properties officeooo:paragraph-rsid="002d7b72"/>
    </style:style>
    <style:style style:name="P53" style:family="paragraph" style:parent-style-name="Heading_20_4">
      <style:text-properties officeooo:paragraph-rsid="002aaf70"/>
    </style:style>
    <style:style style:name="P54" style:family="paragraph" style:parent-style-name="Text_20_body">
      <style:text-properties officeooo:paragraph-rsid="002aaf70"/>
    </style:style>
    <style:style style:name="P55" style:family="paragraph" style:parent-style-name="Text_20_body">
      <style:text-properties officeooo:paragraph-rsid="002c10ad"/>
    </style:style>
    <style:style style:name="P56" style:family="paragraph" style:parent-style-name="Text_20_body">
      <style:text-properties officeooo:rsid="0034c7e0" officeooo:paragraph-rsid="0034c7e0"/>
    </style:style>
    <style:style style:name="P57" style:family="paragraph" style:parent-style-name="Text_20_body">
      <style:paragraph-properties fo:text-align="center" style:justify-single-word="false"/>
      <style:text-properties officeooo:rsid="0034c7e0" officeooo:paragraph-rsid="0034c7e0"/>
    </style:style>
    <style:style style:name="P58" style:family="paragraph" style:parent-style-name="Text_20_body">
      <style:text-properties officeooo:rsid="0034798b" officeooo:paragraph-rsid="0034798b"/>
    </style:style>
    <style:style style:name="P59" style:family="paragraph" style:parent-style-name="Text_20_body">
      <style:text-properties officeooo:paragraph-rsid="0034c7e0"/>
    </style:style>
    <style:style style:name="P60" style:family="paragraph" style:parent-style-name="Text_20_body">
      <style:text-properties officeooo:paragraph-rsid="002e64e3"/>
    </style:style>
    <style:style style:name="P61" style:family="paragraph" style:parent-style-name="Figure">
      <style:text-properties officeooo:paragraph-rsid="00423123"/>
    </style:style>
    <style:style style:name="P62" style:family="paragraph" style:parent-style-name="Standard">
      <style:text-properties officeooo:paragraph-rsid="003ead58"/>
    </style:style>
    <style:style style:name="P63" style:family="paragraph" style:parent-style-name="Standard">
      <style:text-properties officeooo:rsid="00405fcd" officeooo:paragraph-rsid="00405fcd"/>
    </style:style>
    <style:style style:name="P64" style:family="paragraph" style:parent-style-name="Table_20_Contents">
      <style:text-properties officeooo:rsid="00405fcd" officeooo:paragraph-rsid="00405fcd"/>
    </style:style>
    <style:style style:name="P65" style:family="paragraph" style:parent-style-name="Text_20_body">
      <style:text-properties officeooo:rsid="00405fcd" officeooo:paragraph-rsid="00405fcd"/>
    </style:style>
    <style:style style:name="P66" style:family="paragraph" style:parent-style-name="Standard">
      <style:text-properties officeooo:rsid="0040f83b" officeooo:paragraph-rsid="0040f83b"/>
    </style:style>
    <style:style style:name="P67" style:family="paragraph" style:parent-style-name="Table_20_Contents">
      <style:text-properties officeooo:rsid="0040f83b" officeooo:paragraph-rsid="0040f83b"/>
    </style:style>
    <style:style style:name="P68" style:family="paragraph" style:parent-style-name="Tabela">
      <style:paragraph-properties fo:keep-with-next="always"/>
    </style:style>
    <style:style style:name="P69" style:family="paragraph" style:parent-style-name="Table_20_Contents">
      <style:paragraph-properties fo:margin-left="0in" fo:margin-right="0in" fo:text-align="start"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style>
    <style:style style:name="P70" style:family="paragraph" style:parent-style-name="Text_20_body">
      <style:text-properties officeooo:paragraph-rsid="00399572"/>
    </style:style>
    <style:style style:name="P71" style:family="paragraph" style:parent-style-name="Text_20_body">
      <style:text-properties officeooo:rsid="003c84e6" officeooo:paragraph-rsid="003c84e6"/>
    </style:style>
    <style:style style:name="P72" style:family="paragraph" style:parent-style-name="Text_20_body">
      <style:text-properties officeooo:rsid="003cf218" officeooo:paragraph-rsid="003cf218"/>
    </style:style>
    <style:style style:name="P73" style:family="paragraph" style:parent-style-name="Text_20_body">
      <style:paragraph-properties fo:text-align="center" style:justify-single-word="false"/>
      <style:text-properties officeooo:rsid="003cf218" officeooo:paragraph-rsid="003cf218"/>
    </style:style>
    <style:style style:name="P74" style:family="paragraph" style:parent-style-name="Text_20_body">
      <style:text-properties officeooo:rsid="003ead58" officeooo:paragraph-rsid="003ead58"/>
    </style:style>
    <style:style style:name="P75" style:family="paragraph" style:parent-style-name="Text_20_body">
      <style:paragraph-properties fo:text-align="start" style:justify-single-word="false"/>
      <style:text-properties officeooo:rsid="00423123" officeooo:paragraph-rsid="00423123"/>
    </style:style>
    <style:style style:name="P76" style:family="paragraph" style:parent-style-name="Text_20_body">
      <style:paragraph-properties fo:text-align="start" style:justify-single-word="false"/>
      <style:text-properties officeooo:rsid="00430628" officeooo:paragraph-rsid="00430628"/>
    </style:style>
    <style:style style:name="P77" style:family="paragraph" style:parent-style-name="Text_20_body">
      <style:text-properties officeooo:rsid="0043bf43" officeooo:paragraph-rsid="0043bf43"/>
    </style:style>
    <style:style style:name="P78" style:family="paragraph" style:parent-style-name="Standard">
      <style:paragraph-properties fo:text-align="start" style:justify-single-word="false"/>
      <style:text-properties officeooo:rsid="0046aa3a" officeooo:paragraph-rsid="0046aa3a"/>
    </style:style>
    <style:style style:name="P79" style:family="paragraph" style:parent-style-name="Text_20_body">
      <style:paragraph-properties fo:text-align="start" style:justify-single-word="false"/>
      <style:text-properties officeooo:rsid="0046aa3a" officeooo:paragraph-rsid="0046aa3a"/>
    </style:style>
    <style:style style:name="P80" style:family="paragraph" style:parent-style-name="Standard">
      <style:text-properties officeooo:rsid="0049b43c" officeooo:paragraph-rsid="0049b43c"/>
    </style:style>
    <style:style style:name="P81" style:family="paragraph" style:parent-style-name="Standard">
      <style:text-properties officeooo:rsid="004b7624" officeooo:paragraph-rsid="004b7624"/>
    </style:style>
    <style:style style:name="P82" style:family="paragraph" style:parent-style-name="Table_20_Heading">
      <style:text-properties officeooo:rsid="004b7624" officeooo:paragraph-rsid="004b7624"/>
    </style:style>
    <style:style style:name="P83" style:family="paragraph" style:parent-style-name="Text_20_body">
      <style:paragraph-properties fo:text-align="start" style:justify-single-word="false"/>
      <style:text-properties officeooo:rsid="0047c33a" officeooo:paragraph-rsid="0047c33a"/>
    </style:style>
    <style:style style:name="P84" style:family="paragraph" style:parent-style-name="Standard">
      <style:text-properties officeooo:rsid="004d8c36" officeooo:paragraph-rsid="004d8c36"/>
    </style:style>
    <style:style style:name="P85" style:family="paragraph" style:parent-style-name="Standard">
      <style:text-properties officeooo:rsid="004df53f" officeooo:paragraph-rsid="004df53f"/>
    </style:style>
    <style:style style:name="P86" style:family="paragraph" style:parent-style-name="Table_20_Contents">
      <style:text-properties officeooo:rsid="004df53f" officeooo:paragraph-rsid="004df53f"/>
    </style:style>
    <style:style style:name="P87" style:family="paragraph" style:parent-style-name="Standard">
      <style:text-properties officeooo:rsid="005073eb" officeooo:paragraph-rsid="005073eb"/>
    </style:style>
    <style:style style:name="P88" style:family="paragraph" style:parent-style-name="Table_20_Contents">
      <style:text-properties officeooo:rsid="005073eb" officeooo:paragraph-rsid="005073eb"/>
    </style:style>
    <style:style style:name="P89" style:family="paragraph" style:parent-style-name="Table_20_Contents">
      <style:text-properties officeooo:paragraph-rsid="005073eb"/>
    </style:style>
    <style:style style:name="P90" style:family="paragraph" style:parent-style-name="Text_20_body">
      <style:text-properties officeooo:paragraph-rsid="004f36a3"/>
    </style:style>
    <style:style style:name="P91" style:family="paragraph" style:parent-style-name="Text_20_body">
      <style:paragraph-properties fo:break-before="page"/>
      <style:text-properties officeooo:paragraph-rsid="004f36a3"/>
    </style:style>
    <style:style style:name="P92" style:family="paragraph" style:parent-style-name="normal">
      <style:paragraph-properties fo:margin-top="0in" fo:margin-bottom="0.139in" style:contextual-spacing="false" fo:line-height="115%"/>
      <style:text-properties officeooo:paragraph-rsid="005b818a"/>
    </style:style>
    <style:style style:name="P93" style:family="paragraph" style:parent-style-name="normal">
      <style:text-properties officeooo:paragraph-rsid="005b818a"/>
    </style:style>
    <style:style style:name="P94" style:family="paragraph" style:parent-style-name="Text_20_body">
      <style:text-properties officeooo:paragraph-rsid="0009bff9"/>
    </style:style>
    <style:style style:name="P95"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96" style:family="paragraph" style:parent-style-name="Text_20_body">
      <style:text-properties officeooo:rsid="0064b6e5" officeooo:paragraph-rsid="0064b6e5"/>
    </style:style>
    <style:style style:name="P97" style:family="paragraph" style:parent-style-name="Text_20_body">
      <style:text-properties officeooo:paragraph-rsid="0064b6e5"/>
    </style:style>
    <style:style style:name="P98" style:family="paragraph" style:parent-style-name="Text_20_body">
      <style:text-properties officeooo:rsid="00668d21" officeooo:paragraph-rsid="00668d21"/>
    </style:style>
    <style:style style:name="P99" style:family="paragraph" style:parent-style-name="Heading_20_4">
      <style:text-properties officeooo:paragraph-rsid="0046aa3a"/>
    </style:style>
    <style:style style:name="P100" style:family="paragraph" style:parent-style-name="Text_20_body">
      <style:text-properties officeooo:paragraph-rsid="0046aa3a"/>
    </style:style>
    <style:style style:name="P101" style:family="paragraph" style:parent-style-name="Listing">
      <style:text-properties officeooo:rsid="006cc527" officeooo:paragraph-rsid="006cc527"/>
    </style:style>
    <style:style style:name="P102" style:family="paragraph" style:parent-style-name="Standard">
      <style:text-properties officeooo:rsid="0054c857" officeooo:paragraph-rsid="0054c857"/>
    </style:style>
    <style:style style:name="P103" style:family="paragraph" style:parent-style-name="Standard">
      <style:paragraph-properties fo:break-before="page"/>
      <style:text-properties officeooo:rsid="0054c857" officeooo:paragraph-rsid="0054c857"/>
    </style:style>
    <style:style style:name="P104" style:family="paragraph" style:parent-style-name="Text_20_body">
      <style:text-properties officeooo:paragraph-rsid="0043bf43"/>
    </style:style>
    <style:style style:name="P105" style:family="paragraph" style:parent-style-name="Text_20_body">
      <style:text-properties officeooo:paragraph-rsid="0061ee4b"/>
    </style:style>
    <style:style style:name="P106" style:family="paragraph" style:parent-style-name="Text_20_body">
      <style:text-properties officeooo:paragraph-rsid="0071fcd9"/>
    </style:style>
    <style:style style:name="P107" style:family="paragraph" style:parent-style-name="Text_20_body">
      <style:paragraph-properties fo:break-before="page"/>
      <style:text-properties officeooo:paragraph-rsid="0071fcd9"/>
    </style:style>
    <style:style style:name="P108" style:family="paragraph" style:parent-style-name="Text_20_body">
      <style:text-properties officeooo:paragraph-rsid="0072ebde"/>
    </style:style>
    <style:style style:name="P109" style:family="paragraph" style:parent-style-name="Chapter_20_Number">
      <style:paragraph-properties fo:break-before="page"/>
      <style:text-properties officeooo:rsid="007438d2" officeooo:paragraph-rsid="007438d2"/>
    </style:style>
    <style:style style:name="P110" style:family="paragraph" style:parent-style-name="Contents_20_1">
      <style:paragraph-properties>
        <style:tab-stops>
          <style:tab-stop style:position="6.7083in" style:type="right" style:leader-style="dotted" style:leader-text="."/>
        </style:tab-stops>
      </style:paragraph-properties>
    </style:style>
    <style:style style:name="P111" style:family="paragraph" style:parent-style-name="Contents_20_2">
      <style:paragraph-properties>
        <style:tab-stops>
          <style:tab-stop style:position="6.5118in" style:type="right" style:leader-style="dotted" style:leader-text="."/>
        </style:tab-stops>
      </style:paragraph-properties>
    </style:style>
    <style:style style:name="P112" style:family="paragraph" style:parent-style-name="Text_20_body">
      <style:paragraph-properties fo:margin-top="0in" fo:margin-bottom="0.0799in" style:contextual-spacing="false" fo:break-before="page"/>
      <style:text-properties officeooo:paragraph-rsid="0058801e"/>
    </style:style>
    <style:style style:name="P113"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114"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115"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16" style:family="paragraph" style:parent-style-name="Heading_20_4">
      <style:paragraph-properties fo:margin-top="0in" fo:margin-bottom="0in" style:contextual-spacing="false" fo:line-height="100%" fo:keep-together="auto"/>
      <style:text-properties officeooo:paragraph-rsid="0061ee4b"/>
    </style:style>
    <style:style style:name="P117" style:family="paragraph" style:parent-style-name="Heading_20_5">
      <style:paragraph-properties fo:margin-top="0in" fo:margin-bottom="0in" style:contextual-spacing="false" fo:line-height="100%" fo:keep-together="auto" fo:keep-with-next="auto"/>
      <style:text-properties officeooo:paragraph-rsid="0061ee4b"/>
    </style:style>
    <style:style style:name="P118" style:family="paragraph" style:parent-style-name="Contents_20_1">
      <style:paragraph-properties>
        <style:tab-stops>
          <style:tab-stop style:position="6.7083in" style:type="right" style:leader-style="dotted" style:leader-text="."/>
        </style:tab-stops>
      </style:paragraph-properties>
    </style:style>
    <style:style style:name="P119" style:family="paragraph" style:parent-style-name="Contents_20_1">
      <style:paragraph-properties>
        <style:tab-stops>
          <style:tab-stop style:position="6.7083in" style:type="right" style:leader-style="dotted" style:leader-text="."/>
        </style:tab-stops>
      </style:paragraph-properties>
    </style:style>
    <style:style style:name="P120" style:family="paragraph" style:parent-style-name="Contents_20_2">
      <style:paragraph-properties>
        <style:tab-stops>
          <style:tab-stop style:position="6.5118in" style:type="right" style:leader-style="dotted" style:leader-text="."/>
        </style:tab-stops>
      </style:paragraph-properties>
    </style:style>
    <style:style style:name="P121" style:family="paragraph" style:parent-style-name="Contents_20_2">
      <style:paragraph-properties>
        <style:tab-stops>
          <style:tab-stop style:position="6.5118in" style:type="right" style:leader-style="dotted" style:leader-text="."/>
        </style:tab-stops>
      </style:paragraph-properties>
    </style:style>
    <style:style style:name="P122" style:family="paragraph" style:parent-style-name="Heading_20_1">
      <style:paragraph-properties fo:text-align="end" style:justify-single-word="false" fo:break-before="page"/>
      <style:text-properties officeooo:rsid="005cf961" officeooo:paragraph-rsid="005cf961"/>
    </style:style>
    <style:style style:name="P123" style:family="paragraph" style:parent-style-name="Heading_20_1">
      <style:text-properties officeooo:paragraph-rsid="007438d2"/>
    </style:style>
    <style:style style:name="P124" style:family="paragraph" style:parent-style-name="Heading_20_1">
      <style:text-properties officeooo:rsid="0000a525" officeooo:paragraph-rsid="0000a525"/>
    </style:style>
    <style:style style:name="P125" style:family="paragraph" style:parent-style-name="Heading_20_1">
      <style:text-properties officeooo:rsid="0000a525" officeooo:paragraph-rsid="00027cf2"/>
    </style:style>
    <style:style style:name="P126" style:family="paragraph" style:parent-style-name="Heading_20_1">
      <style:text-properties officeooo:rsid="0061ee4b" officeooo:paragraph-rsid="0061ee4b"/>
    </style:style>
    <style:style style:name="P127" style:family="paragraph" style:parent-style-name="Heading_20_2">
      <style:text-properties officeooo:rsid="0000a525" officeooo:paragraph-rsid="00127839"/>
    </style:style>
    <style:style style:name="P128" style:family="paragraph" style:parent-style-name="Heading_20_2">
      <style:text-properties officeooo:rsid="0000a525" officeooo:paragraph-rsid="0000a525"/>
    </style:style>
    <style:style style:name="P129" style:family="paragraph" style:parent-style-name="Heading_20_2">
      <style:text-properties officeooo:rsid="0000a525" officeooo:paragraph-rsid="002c10ad"/>
    </style:style>
    <style:style style:name="P130" style:family="paragraph" style:parent-style-name="Heading_20_2">
      <style:text-properties officeooo:rsid="001608bc" officeooo:paragraph-rsid="001608bc"/>
    </style:style>
    <style:style style:name="P131" style:family="paragraph" style:parent-style-name="Heading_20_2">
      <style:text-properties officeooo:rsid="00192e2f" officeooo:paragraph-rsid="00192e2f"/>
    </style:style>
    <style:style style:name="P132" style:family="paragraph" style:parent-style-name="Heading_20_2">
      <style:text-properties officeooo:rsid="0019f988" officeooo:paragraph-rsid="0019f988"/>
    </style:style>
    <style:style style:name="P133" style:family="paragraph" style:parent-style-name="Heading_20_2">
      <style:text-properties officeooo:rsid="00290ea4" officeooo:paragraph-rsid="00290ea4"/>
    </style:style>
    <style:style style:name="P134" style:family="paragraph" style:parent-style-name="Heading_20_2">
      <style:text-properties officeooo:rsid="002aaf70" officeooo:paragraph-rsid="002aaf70"/>
    </style:style>
    <style:style style:name="P135" style:family="paragraph" style:parent-style-name="Heading_20_2">
      <style:text-properties officeooo:rsid="002c10ad" officeooo:paragraph-rsid="002c10ad"/>
    </style:style>
    <style:style style:name="P136" style:family="paragraph" style:parent-style-name="Heading_20_2">
      <style:text-properties officeooo:rsid="0034c7e0" officeooo:paragraph-rsid="0034c7e0"/>
    </style:style>
    <style:style style:name="P137" style:family="paragraph" style:parent-style-name="Heading_20_2">
      <style:text-properties officeooo:rsid="002e64e3" officeooo:paragraph-rsid="002e64e3"/>
    </style:style>
    <style:style style:name="P138" style:family="paragraph" style:parent-style-name="Heading_20_2">
      <style:text-properties officeooo:rsid="0064b6e5" officeooo:paragraph-rsid="0064b6e5"/>
    </style:style>
    <style:style style:name="P139" style:family="paragraph" style:parent-style-name="Heading_20_3">
      <style:text-properties officeooo:rsid="0000a525" officeooo:paragraph-rsid="0000a525"/>
    </style:style>
    <style:style style:name="P140" style:family="paragraph" style:parent-style-name="Heading_20_3">
      <style:text-properties officeooo:paragraph-rsid="00127839"/>
    </style:style>
    <style:style style:name="P141" style:family="paragraph" style:parent-style-name="Heading_20_3">
      <style:text-properties officeooo:rsid="0064b6e5" officeooo:paragraph-rsid="0064b6e5"/>
    </style:style>
    <style:style style:name="P142" style:family="paragraph" style:parent-style-name="Heading_20_3">
      <style:text-properties officeooo:paragraph-rsid="002d7b72"/>
    </style:style>
    <style:style style:name="P143" style:family="paragraph" style:parent-style-name="Heading_20_3">
      <style:text-properties officeooo:rsid="0005f4b6" officeooo:paragraph-rsid="0005f4b6"/>
    </style:style>
    <style:style style:name="P144" style:family="paragraph" style:parent-style-name="Heading_20_3">
      <style:text-properties officeooo:paragraph-rsid="0005f4b6"/>
    </style:style>
    <style:style style:name="P145" style:family="paragraph" style:parent-style-name="Text_20_body" style:list-style-name="L1"/>
    <style:style style:name="P146" style:family="paragraph" style:parent-style-name="Text_20_body" style:list-style-name="L2"/>
    <style:style style:name="P147" style:family="paragraph" style:parent-style-name="Text_20_body" style:list-style-name="L3"/>
    <style:style style:name="P148" style:family="paragraph" style:parent-style-name="Text_20_body" style:list-style-name="L4"/>
    <style:style style:name="P149" style:family="paragraph" style:parent-style-name="Text_20_body" style:list-style-name="L4">
      <style:paragraph-properties fo:margin-top="0in" fo:margin-bottom="0in" style:contextual-spacing="false"/>
    </style:style>
    <style:style style:name="P150" style:family="paragraph" style:parent-style-name="Text_20_body" style:list-style-name="L5"/>
    <style:style style:name="P151" style:family="paragraph" style:parent-style-name="Text_20_body" style:list-style-name="L5">
      <style:paragraph-properties fo:margin-top="0in" fo:margin-bottom="0in" style:contextual-spacing="false"/>
      <style:text-properties officeooo:paragraph-rsid="001c3fdc"/>
    </style:style>
    <style:style style:name="P152" style:family="paragraph" style:parent-style-name="Text_20_body" style:list-style-name="L6">
      <style:paragraph-properties fo:text-align="start" style:justify-single-word="false"/>
      <style:text-properties officeooo:paragraph-rsid="001d24d5"/>
    </style:style>
    <style:style style:name="P153" style:family="paragraph" style:parent-style-name="Text_20_body" style:list-style-name="L7"/>
    <style:style style:name="P154" style:family="paragraph" style:parent-style-name="Text_20_body" style:list-style-name="L8"/>
    <style:style style:name="P155" style:family="paragraph" style:parent-style-name="Text_20_body" style:list-style-name="L8">
      <style:paragraph-properties fo:margin-top="0in" fo:margin-bottom="0in" style:contextual-spacing="false"/>
    </style:style>
    <style:style style:name="P156" style:family="paragraph" style:parent-style-name="Text_20_body" style:list-style-name="L9">
      <style:text-properties officeooo:rsid="00263dad" officeooo:paragraph-rsid="00263dad"/>
    </style:style>
    <style:style style:name="P157" style:family="paragraph" style:parent-style-name="Text_20_body" style:list-style-name="L10">
      <style:paragraph-properties fo:text-align="start" style:justify-single-word="false"/>
      <style:text-properties officeooo:rsid="00290ea4" officeooo:paragraph-rsid="00290ea4"/>
    </style:style>
    <style:style style:name="P158" style:family="paragraph" style:parent-style-name="Text_20_body" style:list-style-name="L11"/>
    <style:style style:name="P159" style:family="paragraph" style:parent-style-name="Text_20_body" style:list-style-name="L11">
      <style:paragraph-properties fo:margin-top="0in" fo:margin-bottom="0in" style:contextual-spacing="false"/>
    </style:style>
    <style:style style:name="P160" style:family="paragraph" style:parent-style-name="Text_20_body" style:list-style-name="L12"/>
    <style:style style:name="P161" style:family="paragraph" style:parent-style-name="Text_20_body" style:list-style-name="L12">
      <style:paragraph-properties fo:margin-top="0in" fo:margin-bottom="0in" style:contextual-spacing="false"/>
    </style:style>
    <style:style style:name="P162" style:family="paragraph" style:parent-style-name="Text_20_body" style:list-style-name="L13"/>
    <style:style style:name="P163" style:family="paragraph" style:parent-style-name="Text_20_body" style:list-style-name="L13">
      <style:paragraph-properties fo:margin-top="0in" fo:margin-bottom="0in" style:contextual-spacing="false"/>
    </style:style>
    <style:style style:name="P164" style:family="paragraph" style:parent-style-name="Text_20_body" style:list-style-name="L14"/>
    <style:style style:name="P165" style:family="paragraph" style:parent-style-name="Text_20_body" style:list-style-name="L14">
      <style:paragraph-properties fo:margin-top="0in" fo:margin-bottom="0in" style:contextual-spacing="false"/>
    </style:style>
    <style:style style:name="P166" style:family="paragraph" style:parent-style-name="Text_20_body" style:list-style-name="L15"/>
    <style:style style:name="P167" style:family="paragraph" style:parent-style-name="Text_20_body" style:list-style-name="L15">
      <style:paragraph-properties fo:margin-top="0in" fo:margin-bottom="0in" style:contextual-spacing="false"/>
    </style:style>
    <style:style style:name="P168" style:family="paragraph" style:parent-style-name="Text_20_body" style:list-style-name="L16"/>
    <style:style style:name="P169" style:family="paragraph" style:parent-style-name="Text_20_body" style:list-style-name="L16">
      <style:paragraph-properties fo:margin-top="0in" fo:margin-bottom="0in" style:contextual-spacing="false"/>
    </style:style>
    <style:style style:name="P170" style:family="paragraph" style:parent-style-name="Text_20_body" style:list-style-name="L17"/>
    <style:style style:name="P171" style:family="paragraph" style:parent-style-name="Text_20_body" style:list-style-name="L17">
      <style:paragraph-properties fo:margin-top="0in" fo:margin-bottom="0in" style:contextual-spacing="false"/>
    </style:style>
    <style:style style:name="P172" style:family="paragraph" style:parent-style-name="Text_20_body" style:list-style-name="L18"/>
    <style:style style:name="P173" style:family="paragraph" style:parent-style-name="Text_20_body" style:list-style-name="L18">
      <style:paragraph-properties fo:margin-top="0in" fo:margin-bottom="0in" style:contextual-spacing="false"/>
    </style:style>
    <style:style style:name="P174" style:family="paragraph" style:parent-style-name="Text_20_body" style:list-style-name="L19"/>
    <style:style style:name="P175" style:family="paragraph" style:parent-style-name="Text_20_body" style:list-style-name="L19">
      <style:paragraph-properties fo:margin-top="0in" fo:margin-bottom="0in" style:contextual-spacing="false"/>
    </style:style>
    <style:style style:name="P176" style:family="paragraph" style:parent-style-name="Text_20_body" style:list-style-name="L20"/>
    <style:style style:name="P177" style:family="paragraph" style:parent-style-name="Text_20_body" style:list-style-name="L20">
      <style:paragraph-properties fo:margin-top="0in" fo:margin-bottom="0in" style:contextual-spacing="false"/>
    </style:style>
    <style:style style:name="P178" style:family="paragraph" style:parent-style-name="Text_20_body" style:list-style-name="L21"/>
    <style:style style:name="P179" style:family="paragraph" style:parent-style-name="Text_20_body" style:list-style-name="L21">
      <style:paragraph-properties fo:margin-top="0in" fo:margin-bottom="0in" style:contextual-spacing="false"/>
    </style:style>
    <style:style style:name="P180" style:family="paragraph" style:parent-style-name="Text_20_body" style:list-style-name="L22"/>
    <style:style style:name="P181" style:family="paragraph" style:parent-style-name="Text_20_body" style:list-style-name="L22">
      <style:paragraph-properties fo:margin-top="0in" fo:margin-bottom="0in" style:contextual-spacing="false"/>
    </style:style>
    <style:style style:name="P182" style:family="paragraph" style:parent-style-name="Text_20_body" style:list-style-name="L23"/>
    <style:style style:name="P183" style:family="paragraph" style:parent-style-name="Text_20_body" style:list-style-name="L23">
      <style:paragraph-properties fo:margin-top="0in" fo:margin-bottom="0in" style:contextual-spacing="false"/>
    </style:style>
    <style:style style:name="P184" style:family="paragraph" style:parent-style-name="Text_20_body" style:list-style-name="L24"/>
    <style:style style:name="P185" style:family="paragraph" style:parent-style-name="Text_20_body" style:list-style-name="L24">
      <style:paragraph-properties fo:margin-top="0in" fo:margin-bottom="0in" style:contextual-spacing="false"/>
    </style:style>
    <style:style style:name="P186" style:family="paragraph" style:parent-style-name="Text_20_body" style:list-style-name="L25"/>
    <style:style style:name="P187" style:family="paragraph" style:parent-style-name="Text_20_body" style:list-style-name="L25">
      <style:paragraph-properties fo:margin-top="0in" fo:margin-bottom="0in" style:contextual-spacing="false"/>
    </style:style>
    <style:style style:name="P188" style:family="paragraph" style:parent-style-name="Text_20_body" style:list-style-name="L26"/>
    <style:style style:name="P189" style:family="paragraph" style:parent-style-name="Text_20_body" style:list-style-name="L26">
      <style:paragraph-properties fo:margin-top="0in" fo:margin-bottom="0in" style:contextual-spacing="false"/>
    </style:style>
    <style:style style:name="P190" style:family="paragraph" style:parent-style-name="Text_20_body" style:list-style-name="L27"/>
    <style:style style:name="P191" style:family="paragraph" style:parent-style-name="Text_20_body" style:list-style-name="L27">
      <style:paragraph-properties fo:margin-top="0in" fo:margin-bottom="0in" style:contextual-spacing="false"/>
    </style:style>
    <style:style style:name="P192" style:family="paragraph" style:parent-style-name="Text_20_body" style:list-style-name="L28"/>
    <style:style style:name="P193" style:family="paragraph" style:parent-style-name="Text_20_body" style:list-style-name="L28">
      <style:paragraph-properties fo:margin-top="0in" fo:margin-bottom="0in" style:contextual-spacing="false"/>
    </style:style>
    <style:style style:name="P194" style:family="paragraph" style:parent-style-name="Text_20_body" style:list-style-name="L29"/>
    <style:style style:name="P195" style:family="paragraph" style:parent-style-name="Text_20_body" style:list-style-name="L29">
      <style:paragraph-properties fo:margin-top="0in" fo:margin-bottom="0in" style:contextual-spacing="false"/>
    </style:style>
    <style:style style:name="P196" style:family="paragraph" style:parent-style-name="Text_20_body" style:list-style-name="L30"/>
    <style:style style:name="P197" style:family="paragraph" style:parent-style-name="Text_20_body" style:list-style-name="L30">
      <style:paragraph-properties fo:margin-top="0in" fo:margin-bottom="0in" style:contextual-spacing="false"/>
    </style:style>
    <style:style style:name="P198" style:family="paragraph" style:parent-style-name="Text_20_body" style:list-style-name="L31"/>
    <style:style style:name="P199" style:family="paragraph" style:parent-style-name="Text_20_body" style:list-style-name="L31">
      <style:paragraph-properties fo:margin-top="0in" fo:margin-bottom="0in" style:contextual-spacing="false"/>
    </style:style>
    <style:style style:name="P200" style:family="paragraph" style:parent-style-name="Text_20_body" style:list-style-name="L32"/>
    <style:style style:name="P201" style:family="paragraph" style:parent-style-name="Text_20_body" style:list-style-name="L32">
      <style:paragraph-properties fo:margin-top="0in" fo:margin-bottom="0in" style:contextual-spacing="false"/>
    </style:style>
    <style:style style:name="P202" style:family="paragraph" style:parent-style-name="Text_20_body" style:list-style-name="L33"/>
    <style:style style:name="P203" style:family="paragraph" style:parent-style-name="Text_20_body" style:list-style-name="L33">
      <style:paragraph-properties fo:margin-top="0in" fo:margin-bottom="0in" style:contextual-spacing="false"/>
    </style:style>
    <style:style style:name="P204" style:family="paragraph" style:parent-style-name="Text_20_body" style:list-style-name="L34"/>
    <style:style style:name="P205" style:family="paragraph" style:parent-style-name="Text_20_body" style:list-style-name="L34">
      <style:paragraph-properties fo:margin-top="0in" fo:margin-bottom="0in" style:contextual-spacing="false"/>
    </style:style>
    <style:style style:name="P206" style:family="paragraph" style:parent-style-name="Text_20_body" style:list-style-name="L35"/>
    <style:style style:name="P207" style:family="paragraph" style:parent-style-name="Text_20_body" style:list-style-name="L35">
      <style:paragraph-properties fo:margin-top="0in" fo:margin-bottom="0in" style:contextual-spacing="false"/>
    </style:style>
    <style:style style:name="P208" style:family="paragraph" style:parent-style-name="Text_20_body" style:list-style-name="L36"/>
    <style:style style:name="P209" style:family="paragraph" style:parent-style-name="Text_20_body" style:list-style-name="L36">
      <style:paragraph-properties fo:margin-top="0in" fo:margin-bottom="0in" style:contextual-spacing="false"/>
    </style:style>
    <style:style style:name="P210" style:family="paragraph" style:parent-style-name="Text_20_body" style:list-style-name="L37"/>
    <style:style style:name="P211" style:family="paragraph" style:parent-style-name="Text_20_body" style:list-style-name="L37">
      <style:paragraph-properties fo:margin-top="0in" fo:margin-bottom="0in" style:contextual-spacing="false"/>
    </style:style>
    <style:style style:name="P212" style:family="paragraph" style:parent-style-name="Text_20_body" style:list-style-name="L38"/>
    <style:style style:name="P213" style:family="paragraph" style:parent-style-name="Text_20_body" style:list-style-name="L38">
      <style:paragraph-properties fo:margin-top="0in" fo:margin-bottom="0in" style:contextual-spacing="false"/>
    </style:style>
    <style:style style:name="P214" style:family="paragraph" style:parent-style-name="Text_20_body" style:list-style-name="L39">
      <style:paragraph-properties fo:margin-top="0in" fo:margin-bottom="0in" style:contextual-spacing="false"/>
      <style:text-properties officeooo:paragraph-rsid="003583ff"/>
    </style:style>
    <style:style style:name="P215" style:family="paragraph" style:parent-style-name="Text_20_body" style:list-style-name="L40">
      <style:text-properties officeooo:rsid="00668d21" officeooo:paragraph-rsid="00668d21"/>
    </style:style>
    <style:style style:name="P216" style:family="paragraph" style:parent-style-name="Text_20_body" style:list-style-name="Numbering_20_123"/>
    <style:style style:name="P217" style:family="paragraph" style:parent-style-name="Text_20_body" style:list-style-name="Numbering_20_123">
      <style:text-properties officeooo:paragraph-rsid="00313a90"/>
    </style:style>
    <style:style style:name="P218" style:family="paragraph" style:parent-style-name="Text_20_body" style:list-style-name="Numbering_20_123">
      <style:text-properties officeooo:paragraph-rsid="0009bff9"/>
    </style:style>
    <style:style style:name="P219" style:family="paragraph" style:parent-style-name="Text_20_body">
      <style:paragraph-properties>
        <style:tab-stops>
          <style:tab-stop style:position="6.7083in" style:type="right" style:leader-style="dotted" style:leader-text="."/>
        </style:tab-stops>
      </style:paragraph-properties>
    </style:style>
    <style:style style:name="P220"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21"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22"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23"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24"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25" style:family="paragraph" style:parent-style-name="normal">
      <style:paragraph-properties fo:text-align="center" style:justify-single-word="false"/>
      <style:text-properties fo:font-size="12pt" officeooo:paragraph-rsid="005b818a" style:font-size-asian="12pt" style:font-size-complex="12pt"/>
    </style:style>
    <style:style style:name="P226"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27"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28"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29"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30"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31"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32" style:family="paragraph" style:parent-style-name="normal">
      <style:paragraph-properties fo:margin-top="0in" fo:margin-bottom="0in" style:contextual-spacing="false" fo:line-height="100%"/>
      <style:text-properties officeooo:paragraph-rsid="0061ee4b"/>
    </style:style>
    <style:style style:name="P233" style:family="paragraph" style:parent-style-name="normal">
      <style:paragraph-properties fo:margin-top="0in" fo:margin-bottom="0in" style:contextual-spacing="false" fo:line-height="100%" fo:text-align="justify" style:justify-single-word="false"/>
      <style:text-properties officeooo:paragraph-rsid="0061ee4b"/>
    </style:style>
    <style:style style:name="P234" style:family="paragraph" style:parent-style-name="normal">
      <style:paragraph-properties fo:text-align="center" style:justify-single-word="false"/>
      <style:text-properties officeooo:paragraph-rsid="005b818a"/>
    </style:style>
    <style:style style:name="P235"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36" style:family="paragraph" style:parent-style-name="normal">
      <style:paragraph-properties fo:text-align="center" style:justify-single-word="false"/>
      <style:text-properties officeooo:rsid="0078518f" officeooo:paragraph-rsid="0078518f"/>
    </style:style>
    <style:style style:name="P237"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38"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39"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40"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143517" style:font-style-asian="normal" style:font-weight-asian="normal" style:font-style-complex="normal" style:font-weight-complex="normal"/>
    </style:style>
    <style:style style:name="T8" style:family="text">
      <style:text-properties fo:font-variant="normal" fo:text-transform="none" fo:color="#000000" loext:opacity="100%" style:font-name="Times New Roman" fo:font-size="14pt" fo:letter-spacing="normal" fo:font-style="normal" fo:font-weight="normal"/>
    </style:style>
    <style:style style:name="T9" style:family="text">
      <style:text-properties fo:font-variant="normal" fo:text-transform="none" fo:color="#000000" loext:opacity="100%" style:font-name="Times New Roman" fo:font-size="14pt" fo:letter-spacing="normal" fo:font-style="italic" fo:font-weight="normal"/>
    </style:style>
    <style:style style:name="T10" style:family="text">
      <style:text-properties officeooo:rsid="00087fd3"/>
    </style:style>
    <style:style style:name="T11" style:family="text">
      <style:text-properties officeooo:rsid="0008f97a"/>
    </style:style>
    <style:style style:name="T12" style:family="text">
      <style:text-properties officeooo:rsid="0009bff9"/>
    </style:style>
    <style:style style:name="T13" style:family="text">
      <style:text-properties fo:font-weight="normal" style:font-weight-asian="normal" style:font-weight-complex="normal"/>
    </style:style>
    <style:style style:name="T14" style:family="text">
      <style:text-properties fo:font-weight="normal" officeooo:rsid="000e5f6a" style:font-weight-asian="normal" style:font-weight-complex="normal"/>
    </style:style>
    <style:style style:name="T15" style:family="text">
      <style:text-properties fo:font-weight="normal" officeooo:rsid="00192e2f" style:font-weight-asian="normal" style:font-weight-complex="normal"/>
    </style:style>
    <style:style style:name="T16" style:family="text">
      <style:text-properties fo:font-weight="normal" officeooo:rsid="002d7b72" style:font-weight-asian="normal" style:font-weight-complex="normal"/>
    </style:style>
    <style:style style:name="T17" style:family="text">
      <style:text-properties fo:font-weight="normal" officeooo:rsid="00313a90" style:font-weight-asian="normal" style:font-weight-complex="normal"/>
    </style:style>
    <style:style style:name="T18" style:family="text">
      <style:text-properties fo:font-weight="normal" officeooo:rsid="0046aa3a" style:font-weight-asian="normal" style:font-weight-complex="normal"/>
    </style:style>
    <style:style style:name="T19" style:family="text">
      <style:text-properties fo:font-weight="normal" officeooo:rsid="006cc527" style:font-weight-asian="normal" style:font-weight-complex="normal"/>
    </style:style>
    <style:style style:name="T20" style:family="text">
      <style:text-properties fo:font-weight="normal" officeooo:rsid="0072ebde" style:font-weight-asian="normal" style:font-weight-complex="normal"/>
    </style:style>
    <style:style style:name="T21" style:family="text">
      <style:text-properties officeooo:rsid="000ba142"/>
    </style:style>
    <style:style style:name="T22" style:family="text">
      <style:text-properties officeooo:rsid="000bec88"/>
    </style:style>
    <style:style style:name="T23" style:family="text">
      <style:text-properties officeooo:rsid="0000a525"/>
    </style:style>
    <style:style style:name="T24" style:family="text">
      <style:text-properties officeooo:rsid="00127839"/>
    </style:style>
    <style:style style:name="T25" style:family="text">
      <style:text-properties officeooo:rsid="0019f988"/>
    </style:style>
    <style:style style:name="T26" style:family="text">
      <style:text-properties style:text-position="0% 100%"/>
    </style:style>
    <style:style style:name="T27" style:family="text">
      <style:text-properties style:text-position="0% 100%" officeooo:rsid="001d24d5"/>
    </style:style>
    <style:style style:name="T28" style:family="text">
      <style:text-properties style:text-position="0% 100%" officeooo:rsid="002c10ad"/>
    </style:style>
    <style:style style:name="T29" style:family="text">
      <style:text-properties officeooo:rsid="001d24d5"/>
    </style:style>
    <style:style style:name="T30" style:family="text">
      <style:text-properties officeooo:rsid="001f21ad"/>
    </style:style>
    <style:style style:name="T31" style:family="text">
      <style:text-properties officeooo:rsid="001f4c2b"/>
    </style:style>
    <style:style style:name="T32" style:family="text">
      <style:text-properties officeooo:rsid="001ffe25"/>
    </style:style>
    <style:style style:name="T33" style:family="text">
      <style:text-properties officeooo:rsid="0021de53"/>
    </style:style>
    <style:style style:name="T34" style:family="text">
      <style:text-properties officeooo:rsid="002aaf70"/>
    </style:style>
    <style:style style:name="T35" style:family="text">
      <style:text-properties officeooo:rsid="002c10ad"/>
    </style:style>
    <style:style style:name="T36" style:family="text">
      <style:text-properties officeooo:rsid="002d7b72"/>
    </style:style>
    <style:style style:name="T37" style:family="text">
      <style:text-properties officeooo:rsid="0034c7e0"/>
    </style:style>
    <style:style style:name="T38" style:family="text">
      <style:text-properties officeooo:rsid="003583ff"/>
    </style:style>
    <style:style style:name="T39" style:family="text">
      <style:text-properties officeooo:rsid="00399572"/>
    </style:style>
    <style:style style:name="T40" style:family="text">
      <style:text-properties officeooo:rsid="004119e8"/>
    </style:style>
    <style:style style:name="T41" style:family="text">
      <style:text-properties officeooo:rsid="00423123"/>
    </style:style>
    <style:style style:name="T42" style:family="text">
      <style:text-properties officeooo:rsid="0047c33a"/>
    </style:style>
    <style:style style:name="T43" style:family="text">
      <style:text-properties officeooo:rsid="004a3f03"/>
    </style:style>
    <style:style style:name="T44" style:family="text">
      <style:text-properties officeooo:rsid="004bd4b2"/>
    </style:style>
    <style:style style:name="T45" style:family="text">
      <style:text-properties officeooo:rsid="004d8c36"/>
    </style:style>
    <style:style style:name="T46" style:family="text">
      <style:text-properties officeooo:rsid="005073eb"/>
    </style:style>
    <style:style style:name="T47" style:family="text">
      <style:text-properties officeooo:rsid="0055cd00"/>
    </style:style>
    <style:style style:name="T48" style:family="text">
      <style:text-properties fo:font-size="12pt" style:font-size-asian="12pt" style:font-size-complex="12pt"/>
    </style:style>
    <style:style style:name="T49" style:family="text">
      <style:text-properties fo:font-size="12pt" officeooo:rsid="005b818a" style:font-size-asian="12pt" style:font-size-complex="12pt"/>
    </style:style>
    <style:style style:name="T50" style:family="text">
      <style:text-properties fo:font-size="12pt" officeooo:rsid="008441e0" style:font-size-asian="12pt" style:font-size-complex="12pt"/>
    </style:style>
    <style:style style:name="T51" style:family="text">
      <style:text-properties fo:font-size="12pt" fo:font-weight="normal" style:font-size-asian="12pt" style:font-weight-asian="normal" style:font-size-complex="12pt"/>
    </style:style>
    <style:style style:name="T52" style:family="text">
      <style:text-properties fo:font-size="12pt" fo:font-weight="normal" officeooo:rsid="0061ee4b" style:font-size-asian="12pt" style:font-weight-asian="normal" style:font-size-complex="12pt"/>
    </style:style>
    <style:style style:name="T53" style:family="text">
      <style:text-properties fo:font-size="18pt" style:font-size-asian="18pt" style:font-size-complex="18pt"/>
    </style:style>
    <style:style style:name="T54" style:family="text">
      <style:text-properties fo:font-size="24pt" style:font-size-asian="24pt" style:font-size-complex="24pt"/>
    </style:style>
    <style:style style:name="T55" style:family="text">
      <style:text-properties fo:font-size="24pt" officeooo:rsid="007c456e" style:font-size-asian="24pt" style:font-size-complex="24pt"/>
    </style:style>
    <style:style style:name="T56" style:family="text">
      <style:text-properties fo:font-size="14pt" style:font-size-asian="14pt" style:font-size-complex="14pt"/>
    </style:style>
    <style:style style:name="T57" style:family="text">
      <style:text-properties fo:font-size="10pt" fo:font-style="italic" style:font-size-asian="10pt" style:font-style-asian="italic" style:font-size-complex="10pt"/>
    </style:style>
    <style:style style:name="T58" style:family="text">
      <style:text-properties fo:font-size="10pt" fo:font-style="italic" fo:font-weight="normal" style:font-size-asian="10pt" style:font-style-asian="italic" style:font-weight-asian="normal" style:font-size-complex="10pt"/>
    </style:style>
    <style:style style:name="T59" style:family="text">
      <style:text-properties fo:font-size="10pt" fo:font-weight="bold" style:font-size-asian="10pt" style:font-weight-asian="bold" style:font-size-complex="10pt"/>
    </style:style>
    <style:style style:name="T60" style:family="text">
      <style:text-properties fo:font-size="10pt" style:font-size-asian="10pt" style:font-size-complex="10pt"/>
    </style:style>
    <style:style style:name="T61" style:family="text">
      <style:text-properties fo:font-size="10pt" officeooo:rsid="007b08ab" style:font-size-asian="10pt" style:font-size-complex="10pt"/>
    </style:style>
    <style:style style:name="T62" style:family="text">
      <style:text-properties fo:font-size="10pt" fo:background-color="#ffff00" loext:char-shading-value="0" style:font-size-asian="10pt" style:font-size-complex="10pt"/>
    </style:style>
    <style:style style:name="T63" style:family="text">
      <style:text-properties fo:font-size="6pt" style:font-size-asian="6pt" style:font-size-complex="6pt"/>
    </style:style>
    <style:style style:name="T64" style:family="text">
      <style:text-properties officeooo:rsid="0064b6e5"/>
    </style:style>
    <style:style style:name="T65" style:family="text">
      <style:text-properties officeooo:rsid="0069593f"/>
    </style:style>
    <style:style style:name="T66" style:family="text">
      <style:text-properties officeooo:rsid="006966e5"/>
    </style:style>
    <style:style style:name="T67" style:family="text">
      <style:text-properties officeooo:rsid="006cc527"/>
    </style:style>
    <style:style style:name="T68" style:family="text">
      <style:text-properties officeooo:rsid="006dee05"/>
    </style:style>
    <style:style style:name="T69" style:family="text">
      <style:text-properties officeooo:rsid="0070659d"/>
    </style:style>
    <style:style style:name="T70" style:family="text">
      <style:text-properties officeooo:rsid="0071fcd9"/>
    </style:style>
    <style:style style:name="T71" style:family="text">
      <style:text-properties officeooo:rsid="0072ebde"/>
    </style:style>
    <style:style style:name="T72" style:family="text">
      <style:text-properties officeooo:rsid="0072f024"/>
    </style:style>
    <style:style style:name="T73" style:family="text">
      <style:text-properties officeooo:rsid="007b08ab"/>
    </style:style>
    <style:style style:name="T74" style:family="text">
      <style:text-properties officeooo:rsid="0084e1f1"/>
    </style:style>
    <style:style style:name="T75" style:family="text">
      <style:text-properties officeooo:rsid="008549d5"/>
    </style:style>
    <style:style style:name="T76" style:family="text">
      <style:text-properties officeooo:rsid="0088485c"/>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20"/>
      <table:table table:name="Table8" table:style-name="Table8">
        <table:table-column table:style-name="Table8.A"/>
        <table:table-column table:style-name="Table8.B"/>
        <table:table-row table:style-name="Table8.1">
          <table:table-cell table:style-name="Table8.A1" office:value-type="string">
            <text:p text:style-name="P92"><draw:frame draw:style-name="fr7" draw:name="image1.jpg" text:anchor-type="char" svg:x="0.0209in" svg:y="0.0209in" svg:width="1.1146in" svg:height="1.1945in" draw:z-index="5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21" loext:marker-style-name="T48"/>
            <text:p text:style-name="P226" loext:marker-style-name="T48"><text:span text:style-name="T48">Univerzitet u Novom Sad, Prirodno - matematički fakultet</text:span></text:p>
            <text:p text:style-name="P227" loext:marker-style-name="T53"><text:span text:style-name="T53">DEPARTMAN ZA MATEMATIKU I INFORMATIKU</text:span></text:p>
            <text:p text:style-name="P228" loext:marker-style-name="T48"><text:span text:style-name="T48">Trg Dositeja Obradovića 4, 21000 Novi Sad<text:line-break/></text:span></text:p>
          </table:table-cell>
        </table:table-row>
      </table:table>
      <text:p text:style-name="P92"/>
      <text:p text:style-name="P93"/>
      <text:p text:style-name="P93"/>
      <text:p text:style-name="P93"/>
      <text:p text:style-name="P93"/>
      <text:p text:style-name="P93"/>
      <text:p text:style-name="P234" loext:marker-style-name="T54"><text:span text:style-name="T54">VertexVoyage: Distribuirani node2vec algoritam za </text:span><text:span text:style-name="T55">embedovanje</text:span><text:span text:style-name="T54"> čvorova u realnim mrežama</text:span></text:p>
      <text:p text:style-name="P234" loext:marker-style-name="T56"><text:span text:style-name="T56">Master rad</text:span></text:p>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25" loext:marker-style-name="T48"/>
      <text:p text:style-name="P235" loext:marker-style-name="T48"><text:span text:style-name="T48">Mentor <text:tab/></text:span><text:span text:style-name="T49">Student</text:span><text:span text:style-name="T48"><text:tab/></text:span></text:p>
      <text:p text:style-name="P235" loext:marker-style-name="T48"><text:span text:style-name="T50">dr </text:span><text:span text:style-name="T49">Miloš Savić</text:span><text:span text:style-name="T48"><text:tab/></text:span><text:span text:style-name="T49">Stefan Nožinić</text:span><text:span text:style-name="T48"><text:tab/></text:span></text:p>
      <text:p text:style-name="P236" loext:marker-style-name="T48"><text:span text:style-name="T48">Novi Sad, 2024.</text:span></text:p>
      <text:p text:style-name="P7"><text:span text:style-name="T4"/></text:p>
      <text:p text:style-name="P95"><text:bookmark-start text:name="__RefHeading___Toc8948_1970857049"/>Predgovor<text:bookmark-end text:name="__RefHeading___Toc8948_1970857049"/></text:p>
      <text:p text:style-name="P113">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74">predikcija budućih veza, klasifikacija čvorova, detekcija zajednica i mnogi drugi. Zbog sve veće primene algoritama mašinskog učenja, potrebno je redukovati dimenzionalnost problema. Ovaj proces se naziva embedovanje ili </text:span><text:span text:style-name="T75">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114">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112"/>
      <text:h text:style-name="P122"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18"><text:a xlink:type="simple" xlink:href="#__RefHeading___Toc8950_1970857049" text:style-name="Index_20_Link" text:visited-style-name="Index_20_Link">Sadržaj<text:tab/>3</text:a></text:p>
          <text:p text:style-name="P118"><text:a xlink:type="simple" xlink:href="#__RefHeading___Toc6381_3068236119" text:style-name="Index_20_Link" text:visited-style-name="Index_20_Link"><text:s/>Uvod<text:tab/>5</text:a></text:p>
          <text:p text:style-name="P120"><text:a xlink:type="simple" xlink:href="#__RefHeading___Toc8954_1970857049" text:style-name="Index_20_Link" text:visited-style-name="Index_20_Link">Opis problema<text:tab/>5</text:a></text:p>
          <text:p text:style-name="P118"><text:a xlink:type="simple" xlink:href="#__RefHeading___Toc8958_1970857049" text:style-name="Index_20_Link" text:visited-style-name="Index_20_Link">Metode i implementacija<text:tab/>9</text:a></text:p>
          <text:p text:style-name="P120"><text:a xlink:type="simple" xlink:href="#__RefHeading___Toc8960_1970857049" text:style-name="Index_20_Link" text:visited-style-name="Index_20_Link">Implementacija distribuiranog sistema i arhitekturalne odluke<text:tab/>9</text:a></text:p>
          <text:p text:style-name="P120"><text:a xlink:type="simple" xlink:href="#__RefHeading___Toc8968_1970857049" text:style-name="Index_20_Link" text:visited-style-name="Index_20_Link">Koraci algoritma<text:tab/>14</text:a></text:p>
          <text:p text:style-name="P120"><text:a xlink:type="simple" xlink:href="#__RefHeading___Toc8970_1970857049" text:style-name="Index_20_Link" text:visited-style-name="Index_20_Link">Skladištenje grafova<text:tab/>15</text:a></text:p>
          <text:p text:style-name="P120"><text:a xlink:type="simple" xlink:href="#__RefHeading___Toc8972_1970857049" text:style-name="Index_20_Link" text:visited-style-name="Index_20_Link">Detekcija preklapajućih zajednica<text:tab/>16</text:a></text:p>
          <text:p text:style-name="P120"><text:a xlink:type="simple" xlink:href="#__RefHeading___Toc8980_1970857049" text:style-name="Index_20_Link" text:visited-style-name="Index_20_Link">Slanje particija na čvorove u klasteru<text:tab/>19</text:a></text:p>
          <text:p text:style-name="P120"><text:a xlink:type="simple" xlink:href="#__RefHeading___Toc8982_1970857049" text:style-name="Index_20_Link" text:visited-style-name="Index_20_Link">Generisanje slučajnih šetnji po particijama<text:tab/>21</text:a></text:p>
          <text:p text:style-name="P120"><text:a xlink:type="simple" xlink:href="#__RefHeading___Toc8986_1970857049" text:style-name="Index_20_Link" text:visited-style-name="Index_20_Link">Obučavanje neuronskih mreža<text:tab/>22</text:a></text:p>
          <text:p text:style-name="P120"><text:a xlink:type="simple" xlink:href="#__RefHeading___Toc8990_1970857049" text:style-name="Index_20_Link" text:visited-style-name="Index_20_Link">Ugrađivanje čvorova<text:tab/>25</text:a></text:p>
          <text:p text:style-name="P120"><text:a xlink:type="simple" xlink:href="#__RefHeading___Toc8992_1970857049" text:style-name="Index_20_Link" text:visited-style-name="Index_20_Link">Agregacija<text:tab/>26</text:a></text:p>
          <text:p text:style-name="P120"><text:a xlink:type="simple" xlink:href="#__RefHeading___Toc8994_1970857049" text:style-name="Index_20_Link" text:visited-style-name="Index_20_Link">Specifikacija protokola za komunikaciju računara unutar klastera<text:tab/>26</text:a></text:p>
          <text:p text:style-name="P120"><text:a xlink:type="simple" xlink:href="#__RefHeading___Toc9036_1970857049" text:style-name="Index_20_Link" text:visited-style-name="Index_20_Link">Metoda za Testiranje - Rekonstrukcija Grafova<text:tab/>32</text:a></text:p>
          <text:p text:style-name="P120"><text:a xlink:type="simple" xlink:href="#__RefHeading___Toc9050_1970857049" text:style-name="Index_20_Link" text:visited-style-name="Index_20_Link">Ocenjivanje klasterovanja na osnovu ugrađenih vektora<text:tab/>34</text:a></text:p>
          <text:p text:style-name="P120"><text:a xlink:type="simple" xlink:href="#__RefHeading___Toc9052_1970857049" text:style-name="Index_20_Link" text:visited-style-name="Index_20_Link">Generisanje veštačkih mreža<text:tab/>36</text:a></text:p>
          <text:p text:style-name="P120"><text:a xlink:type="simple" xlink:href="#__RefHeading___Toc5642_1215285949" text:style-name="Index_20_Link" text:visited-style-name="Index_20_Link">Implementacioni detalji i izvorni kod<text:tab/>37</text:a></text:p>
          <text:p text:style-name="P118"><text:a xlink:type="simple" xlink:href="#__RefHeading___Toc9056_1970857049" text:style-name="Index_20_Link" text:visited-style-name="Index_20_Link">Rezultati i diskusija<text:tab/>38</text:a></text:p>
          <text:p text:style-name="P118"><text:a xlink:type="simple" xlink:href="#__RefHeading___Toc9058_1970857049" text:style-name="Index_20_Link" text:visited-style-name="Index_20_Link">Zaključak<text:tab/>44</text:a></text:p>
          <text:p text:style-name="P118"><text:a xlink:type="simple" xlink:href="#__RefHeading___Toc5644_1215285949" text:style-name="Index_20_Link" text:visited-style-name="Index_20_Link">Biografija<text:tab/>46</text:a></text:p>
          <text:p text:style-name="P118"><text:a xlink:type="simple" xlink:href="#__RefHeading___Toc9060_1970857049" text:style-name="Index_20_Link" text:visited-style-name="Index_20_Link">Literatura<text:tab/>48</text:a></text:p>
        </text:index-body>
      </text:table-of-content>
      <text:p text:style-name="P37"/>
      <text:p text:style-name="P36"/>
      <text:p text:style-name="P36"/>
      <text:p text:style-name="Chapter_20_Number"><text:bookmark-start text:name="__RefHeading___Toc8952_1970857049"/>Poglavlje 1<text:bookmark-end text:name="__RefHeading___Toc8952_1970857049"/></text:p>
      <text:h text:style-name="P123" text:outline-level="1"><text:bookmark-start text:name="__RefHeading___Toc6381_3068236119"/><text:line-break/>Uvod<text:bookmark-end text:name="__RefHeading___Toc6381_3068236119"/></text:h>
      <text:h text:style-name="Heading_20_2" text:outline-level="2"><text:bookmark-start text:name="__RefHeading___Toc8954_1970857049"/>Opis problema<text:bookmark-end text:name="__RefHeading___Toc8954_1970857049"/></text:h>
      <text:p text:style-name="P9">Ugrađivanje (<text:span text:style-name="T11">eng: </text:span><text:span text:style-name="T2">embedding</text:span>) čvorova u mrežama predstavlja tehniku koja omogućava da se složeni, visoko-dimen<text:span text:style-name="T11">z</text:span>ionalni podaci, koji su prirodno predstavljeni u formi grafova, mapiraju u nizove <text:span text:style-name="T11">(vektore) </text:span>sa nižom dimenzionalnošću. Ovi nizovi, poznati kao ugrađeni vektori (embeddings), omogućavaju efikasniju primenu različitih algoritama mašinskog učenja na grafovima, jer pojednostavljuju obradu i analizu podataka, <text:span text:style-name="T11">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Realne mreže se odnose na grafove koji modeluju stvarne sisteme, gde čvorovi <text:span text:style-name="T11">mogu predstavljati</text:span> pojedince, objekte ili entitete, a ivice između njih odnose, interakcije ili veze. Ove mreže su često velike, heterogene i dinamične, sa karakteristikama poput <text:span text:style-name="T11">fenomena malog sveta (mala prosečna dužina minimalnog broj koraka od jednog čvora do drugog čvora u mreži)</text:span>, visoke klasterizacije i raspodele stepena čvorova koja prati <text:span text:style-name="T11">normalnu ili Posonovu raspodelu. U slučaju Posonove raspodele, te mreže smatramo da imaju habove, odnosno da imaju mali broj čvorova sa jako mnogo veza, dok su većina čvorova sa dosta malim brojem veza.</text:span></text:p>
      <text:p text:style-name="P14">Primeri realnih mreža koji se često koriste bi bili <text:span text:style-name="Strong_20_Emphasis"><text:span text:style-name="T13">Zaharijev karate klub [15]</text:span></text:span>, koji predstavlja mrežu ljudi povezanih kroz članstvo u karate klubu, gde su čvorovi ljudi, a veze predstavljaju komunikaciju među njima, i koristi se za testiranje detekcije zajednica <text:span text:style-name="T72">[11] </text:span>i važnih čvorova; <text:span text:style-name="Strong_20_Emphasis"><text:span text:style-name="T13">Blog Citaciona Mreža [1</text:span></text:span><text:span text:style-name="Strong_20_Emphasis"><text:span text:style-name="T17">0</text:span></text:span><text:span text:style-name="Strong_20_Emphasis"><text:span text:style-name="T13">] </text:span></text:span>koju su proučavale Lada Adamic i Natalie Glance, gde su čvorovi blogovi, a veze se formiraju na osnovu citacija, koristeći se za analizu dinamike informacija na internetu; <text:span text:style-name="Strong_20_Emphasis"><text:span text:style-name="T13">Mreža Terorista</text:span></text:span> Valdisa Kerbsa, koja predstavlja decentralizovanu mrežu komunikacije među teroristima, sa čvorovima koji predstavljaju teroriste i vezama koje su komunikacioni kanali, često se koristi za testiranje metrika centralnosti; i <text:span text:style-name="Strong_20_Emphasis"><text:span text:style-name="T13">Mreže Kolaboracije Istraživača</text:span></text:span><text:span text:style-name="T13">,</text:span> koje prikazuju naučnike kao čvorove i njihove zajedničke radove kao veze, pružajući uvid u strukturu naučnih zajednica i obrasce kolaboracije.</text:p>
      <text:p text:style-name="P13">Zbog njihove kompleksnosti i veličine, analiza ovih mreža zahteva napredne algoritme koji mogu efikasno da modeluju i analiziraju njihove strukture. <text:span text:style-name="T22">Kao pripremni korak, često je potrebno uraditi smanjenje dimenzionalnosti nekim algoritmom za ugrađivanje čvorova.</text:span></text:p>
      <text:p text:style-name="P13">Algoritmi za ugrađivanje <text:span text:style-name="T22">čvorova</text:span> imaju nekoliko ključnih osobina koje ih čine efikasnim za različite primene. Jedna od najvažnijih osobina je očuvanje strukture mreže, gde algoritmi nastoje <text:soft-page-break/>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22">Pored ovih osobina, često je zahtev i da takvi algoritmi budu skalabilni u smislu da mogu brzo obraditi mreže sa velikim brojem čvorova.</text:span></text:p>
      <text:p text:style-name="Text_20_body">Ugrađeni vektori, <text:span text:style-name="T22">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Text_20_body">Dosta algoritama za ugrađivanje čvorova je razvijeno, neki od njih su <text:span text:style-name="Strong_20_Emphasis">DeepWalk</text:span>, koji koristi slučajne hodove za generisanje sekvenci čvorova radi učenja vektorskih prikaza; <text:span text:style-name="Strong_20_Emphasis">Node2Vec </text:span><text:span text:style-name="Strong_20_Emphasis"><text:span text:style-name="T20">[6]</text:span></text:span>, koji proširuje DeepWalk uvodeći parametre za balansiranje između lokalnog i globalnog istraživanja strukture mreže; <text:span text:style-name="Strong_20_Emphasis">LINE</text:span>, koji je dizajniran za skalabilno ugrađivanje velikih mreža, omogućavajući očuvanje prvog i drugog reda susedstva čvorova; <text:span text:style-name="Strong_20_Emphasis">GraphSAGE</text:span>, koji koristi uzorkovanje susednih čvorova i agregiranje njihovih atributa za generisanje vektora, što ga čini pogodnim za dinamične mreže; i <text:span text:style-name="Strong_20_Emphasis">HOPE</text:span>, koji je optimizovan za očuvanje viših redova proksimiteta među čvorovima, što je korisno za zadatke predikcije veza i prepoznavanja zajednica.</text:p>
      <text:p text:style-name="Text_20_body">Node2Vec <text:span text:style-name="T12">[6] </text:span>je jedan od najpopularnijih algoritama za ugrađivanje čvorova u mrežama. Ovaj algoritam koristi strategiju slučajnog hoda (<text:span text:style-name="T12">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5">Međutim, zbog sve veće <text:span text:style-name="T12">veličine</text:span> realnih mreža, postoji potreba za distribuiranim rešenjima koja omogućavaju skalabilnu i efikasnu primenu Node2Vec algoritma. Distribuirana implementacija algoritma Node2Vec omogućava paralelnu obradu velikih grafova raspodelom posla na više računarskih čvorova. Na taj način, moguće je značajno smanjiti vreme izvršavanja algoritma i omogućiti rad sa mrežama koje su prevelike da bi se obradile na jednom računaru. <text:span text:style-name="T21">Pored samog ubrzanja algoritma, skladištenje velikih grafova se često radi na distribuiranom sistemu, gde svaki računar ima samo deo grafa, pa samim tim i distribuirani algoritam ugrađivanja čvorova je prikladan za takve sisteme.</text:span></text:p>
      <text:p text:style-name="P108"><text:span text:style-name="T71">Kako sam Node2Vec funkcioniše tako što se obučava neuronska mreža, smisleno je razmotriti algoritme za distribuiranu obuku neuronskih mreža kao što su t</text:span>reniranje distribuiranih neuronskih mreža velikih razmera putem online destilacije <text:span text:style-name="T71">[2] i d</text:span>istribuirano učenje dubokih neuronskih mreža preko više agenata <text:span text:style-name="T71">[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5"><text:soft-page-break/>Distribucija se može postići raznim tehnikama, uključujući podelu grafova po delovima (sharding), paralelizaciju slučajnih hodova i upotrebu distribuiranih sistema za skladištenje i obradu podataka.</text:p>
      <text:p text:style-name="Text_20_body">Ovaj rad <text:span text:style-name="T21">implementira i analizira</text:span> <text:span text:style-name="T21">metod izvršavanja</text:span> Node2Vec algoritma <text:span text:style-name="T21">na distribuiranom sistemu, </text:span>sa fokusom na optimizaciju performansi i očuvanje tačnosti ugrađenih vektora u kontekstu velikih, heterogenih grafova <text:span text:style-name="T21">prilikom rekonstrukcije grafova.</text:span></text:p>
      <text:h text:style-name="P139" text:outline-level="3"><text:bookmark-start text:name="__RefHeading___Toc8956_1970857049"/>Distribuirani algoritmi i dekompozicija problema<text:bookmark-end text:name="__RefHeading___Toc8956_1970857049"/></text:h>
      <text:p text:style-name="P9">Distribuirani sistemi predstavljaju skup računarskih čvorova (nodova)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Text_20_body">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p text:style-name="Text_20_body">Osnovne karakteristike distribuiranih algoritama uključuju:</text:p>
      <text:list text:style-name="L1">
        <text:list-item>
          <text:p text:style-name="P145"><text:span text:style-name="Strong_20_Emphasis">Paralelizacija:</text:span> Distribuirani algoritmi paralelno obrađuju delove problema na različitim čvorovima, čime se značajno smanjuje vreme potrebno za rešavanje problema.</text:p>
        </text:list-item>
        <text:list-item>
          <text:p text:style-name="P145"><text:span text:style-name="Strong_20_Emphasis">Koordinacija i Sinhronizacija:</text:span> Čvorovi u distribuiranom sistemu moraju biti sinhronizovani i koordinisani kako bi radili zajedno. Distribuirani algoritmi definišu kako se ova komunikacija odvija, uključujući kako se razmenjuju podaci i kako se rešavaju konflikti.</text:p>
        </text:list-item>
        <text:list-item>
          <text:p text:style-name="P145"><text:span text:style-name="Strong_20_Emphasis">Oporavak od Grešaka:</text:span> Distribuirani algoritmi moraju biti sposobni da se nose sa greškama u sistemu, kao što su kvarovi čvorova ili prekidi u komunikaciji. To podrazumeva mehanizme za otkrivanje grešaka, ponovno pokretanje zadataka i osiguranje tačnosti rezultata.</text:p>
        </text:list-item>
      </text:list>
      <text:p text:style-name="P18"><text:span text:style-name="T23">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0"><text:tab/><text:tab/></text:span></text:p>
      <text:p text:style-name="P18">Lombardo i Poggi <text:span text:style-name="T24">[12]</text:span> <text:span text:style-name="T24">su predstavili </text:span><text:span text:style-name="Strong_20_Emphasis"><text:span text:style-name="T13">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saradnika (2023) istražuje <text:span text:style-name="Strong_20_Emphasis"><text:span text:style-name="T13">distribuirano ugrađivanje grafova sa informaciono-orijentisanim slučajnim hodovima </text:span></text:span><text:span text:style-name="Strong_20_Emphasis"><text:span text:style-name="T14">[5]</text:span></text:span>. Ovaj pristup uvodi nove metode za poboljšanje <text:soft-page-break/>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6">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p text:style-name="Text_20_body">Ovaj rad će pokazati distribuiranu implementaciju <text:span text:style-name="T24">N</text:span>ode2Vec algoritma, sa arhitekturom koja je otporna na greške i koja omogućava paralelno izvršavanje algoritma uz minimalnu potrebu za međusobnom sinhronizacijom između računara unutar sistema.</text:p>
      <text:p text:style-name="Text_20_body">Kao preduslov za implementaciju bilo kakvog distribuiranog algoritma, potrebno je izvršiti dekompoziciju problema. U slučaju grafova, to bi značilo da dati graf treba particionisati na manje podgrafove, čija je unija jednaka polaznom grafu.</text:p>
      <text:p text:style-name="Text_20_body">Dakle, ako u distribuiranom sistemu postoji K računara, onda dati graf G treba particionisati u podgrafove tako da važi:</text:p>
      <text:p text:style-name="P3"><draw:frame text:anchor-type="as-char" svg:y="-0.1583in" draw:z-index="10" draw:name="Shape1" draw:style-name="gr1" draw:text-style-name="P240"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Text_20_body">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2">
        <text:list-item>
          <text:p text:style-name="P146"><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46"><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46"><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p text:style-name="P22">Konkretno, implementacija u ovom radu izvršava horizontalnu dekompoziciju problema tako što graf particioniše u podgrafove, a očuvava bitne karakteristike kako bi zadržala tačnost pri ugrađivanju čvorova.</text:p>
      <text:p text:style-name="P23">Implementacija je potom testirana na Zaharijevom karate klub grafu kako bi se utvrdilo da li distribuirani algoritam očuvava strukturu kao i serijski. Za meru očuvanosti, korišćena je metoda rekonstrukcije grafa iz euklidskog prostora vektora [14].</text:p>
      <text:p text:style-name="P23"><text:soft-page-break/>Za merenje performansi, korišćeni su realni grafovi koji su bili dostupni, konkretno mreža <text:span text:style-name="T2">Twitch </text:span><text:span text:style-name="T5">igrača [13]. Kako bi se ispitao uticaj različitih struktura zajednica na performanse i tačnost, izgenerisane su veštačke mreže uz pomoć stohastičkog blokovskog modela [1].</text:span></text:p>
      <text:p text:style-name="Chapter_20_Number"><text:bookmark-start text:name="__RefHeading___Toc6383_3068236119"/>Poglavlje 2<text:bookmark-end text:name="__RefHeading___Toc6383_3068236119"/></text:p>
      <text:h text:style-name="P124" text:outline-level="1"><text:bookmark-start text:name="__RefHeading___Toc8958_1970857049"/>Metode i implementacija<text:bookmark-end text:name="__RefHeading___Toc8958_1970857049"/></text:h>
      <text:h text:style-name="P127" text:outline-level="2"><text:bookmark-start text:name="__RefHeading___Toc8960_1970857049"/>Implementacija distribuiranog sistema i arhitekturalne odluke<text:bookmark-end text:name="__RefHeading___Toc8960_1970857049"/></text:h>
      <text:p text:style-name="P20">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P140" text:outline-level="3"><text:bookmark-start text:name="__RefHeading___Toc8962_1970857049"/>Kontrola i Upravljanje Klasterom<text:bookmark-end text:name="__RefHeading___Toc8962_1970857049"/></text:h>
      <text:p text:style-name="P20">Za kontrolu i upravljanje stanjem klastera, kao i za implementaciju mehanizma za izbor lidera (<text:span text:style-name="T2">leader election</text:span>), koristi se <text:span text:style-name="Strong_20_Emphasis"><text:span text:style-name="T3">Apache Zookeeper</text:span></text:span><text:span text:style-name="Strong_20_Emphasis"><text:span text:style-name="T6"> </text:span></text:span><text:span text:style-name="Strong_20_Emphasis"><text:span text:style-name="T7">[3]</text:span></text:span>. Zookeeper je distribuirani servis za koordinaciju, koji pruža mogućnosti kao što su sinhronizacija podataka, upravljanje konfiguracijom i usluge imenovanja.</text:p>
      <text:h text:style-name="P19" text:outline-level="4"><text:bookmark-start text:name="__RefHeading___Toc8964_1970857049"/>Leader Election<text:bookmark-end text:name="__RefHeading___Toc8964_1970857049"/></text:h>
      <text:p text:style-name="P20">U kontekstu ovog rada, Zookeeper se koristi za <text:span text:style-name="Strong_20_Emphasis"><text:span text:style-name="T3">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20">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20">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24">ZooKeeper je i sam po sebi distribuiran servis, pa time smanjuje mogućnost da zbog otkaza jednog ZooKeeper servera, ceo sistem izgubi mogućnost koordinacije.</text:p>
      <text:p text:style-name="P24"><text:soft-page-break/>U Zookeeper sistemu, <text:span text:style-name="Strong_20_Emphasis">čvorovi</text:span> predstavljaju osnovne gradivne jedinice unutar Zookeeper stabla, koje se koristi za organizaciju i čuvanje informacija o distribuiranom sistemu. Svaki čvor u Zookeeper stablu može sadržavati podatke i imati podčvorove, što omogućava hijerarhijsku strukturu sličnu sistemu datoteka.</text:p>
      <text:p text:style-name="Text_20_body"><text:span text:style-name="Strong_20_Emphasis">Čvorovi</text:span> u Zookeeper stablu mogu biti jednog od tri osnovna tipa:</text:p>
      <text:list text:style-name="L3">
        <text:list-item>
          <text:p text:style-name="P147"><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147"><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147"><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Text_20_body">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24">Na <text:span text:style-name="T65">slici 2.1</text:span> je prikazana infrastruktura sa 3 ZooKeeper servera i 3 servera koji obrađuju mrežu.</text:p>
      <text:p text:style-name="P25"><draw:frame draw:style-name="fr2" draw:name="Frame1" text:anchor-type="char" svg:width="6.9252in" draw:z-index="0"><draw:text-box fo:min-height="5.3563in"><text:p text:style-name="Slika"><draw:frame draw:style-name="fr6" draw:name="Image1" text:anchor-type="paragraph" svg:width="6.7083in" style:rel-width="100%" svg:height="5.1882in" style:rel-height="scale" draw:z-index="1"><draw:image xlink:href="Pictures/100000000000029F00000207B6326914.png" xlink:type="simple" xlink:show="embed" xlink:actuate="onLoad" draw:mime-type="image/png"/></draw:frame>Slika <text:span text:style-name="T65">2.1</text:span>: Infrastruktura sistema</text:p></draw:text-box></draw:frame><text:soft-page-break/></text:p>
      <text:h text:style-name="P140" text:outline-level="3"><text:bookmark-start text:name="__RefHeading___Toc8966_1970857049"/>Komunikacija i <text:span text:style-name="T47">r</text:span>aspodela Zadataka<text:bookmark-end text:name="__RefHeading___Toc8966_1970857049"/></text:h>
      <text:p text:style-name="P20">Komunikacija između čvorova u klasteru se odvija putem XML-RPC protokola, gde svaki čvor može pozivati udaljene procedure na drugim čvorovima. Za delegiranje zadataka lider može koristiti RPC pozive da komunicira sa drugim čvorovima u klasteru, osiguravajući tako efikasnu raspodelu posla.</text:p>
      <text:p text:style-name="P6">Ova arhitektura omogućava ne samo skalabilnost sistema, već i robusnost u radu sa velikim i složenim mrežama, omogućavajući da se različiti delovi mreže obrađuju paralelno na različitim čvorovima. </text:p>
      <text:p text:style-name="P24">Prilikom particionisanje grafa, sistem može zadatke da skladišti na dva načina:</text:p>
      <text:p text:style-name="P24">1. Upotrebom mrežnog skladišta (eng: <text:span text:style-name="T2">Network Attached Storage</text:span>) – u ovom slučaju, lider izvršava particionisanje grafa i particije (podgrafove) skladišti na deljeno skladište kom ostali čvorovi imaju pristup. Ovakva arhitektura je prikazana na slici 2.<text:span text:style-name="T65">2</text:span>.</text:p>
      <text:p text:style-name="P24"><text:soft-page-break/>2. Upotrebom lokalnog skladišta lidera – u ovom scenariju, lider vrši particionisanje i particije šalje ostalim čvorovima bez upotrebe bilo kakvog deljenog mrežnog skladišta. Ovakav pristup je prikazan na slici <text:span text:style-name="T65">2.3.</text:span> </text:p>
      <text:p text:style-name="P24"/>
      <text:p text:style-name="P24"/>
      <text:p text:style-name="P24"><draw:frame draw:style-name="fr2" draw:name="Frame2" text:anchor-type="char" svg:width="6.9252in" draw:z-index="2"><draw:text-box fo:min-height="3.0291in"><text:p text:style-name="Slika"><draw:frame draw:style-name="fr6" draw:name="Image2" text:anchor-type="paragraph" svg:width="6.7083in" style:rel-width="100%" svg:height="2.9339in" style:rel-height="scale" draw:z-index="3"><draw:image xlink:href="Pictures/10000000000002A000000126FC116C4B.png" xlink:type="simple" xlink:show="embed" xlink:actuate="onLoad" draw:mime-type="image/png"/></draw:frame>Slika <text:span text:style-name="T65">2.2</text:span>: Upotreba mrežnog skladišta</text:p></draw:text-box></draw:frame></text:p>
      <text:h text:style-name="P128" text:outline-level="2" text:is-list-header="true"><draw:frame draw:style-name="fr2" draw:name="Frame3" text:anchor-type="char" svg:width="6.0102in" draw:z-index="4"><draw:text-box fo:min-height="4.7709in"><text:p text:style-name="Slika"><draw:frame draw:style-name="fr6" draw:name="Image3" text:anchor-type="paragraph" svg:width="6.0102in" style:rel-width="100%" svg:height="4.7709in" style:rel-height="scale" draw:z-index="5"><draw:image xlink:href="Pictures/1000000000000241000001CACB67861A.png" xlink:type="simple" xlink:show="embed" xlink:actuate="onLoad" draw:mime-type="image/png"/></draw:frame>Slika <text:span text:style-name="T65">2.3</text:span>: Upotreba lokalnog skladišta</text:p></draw:text-box></draw:frame><text:soft-page-break/></text:h>
      <text:p text:style-name="P26">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6">U smislu performansi, mrežni sistem je jednako opterećen pa nema razlike u vremenu izvršavanja. U praksi je često korisnije koristiti mrežno skladište zbog svoje optimizovanosti da radi u ovakvom okruženju.</text:p>
      <text:h text:style-name="P141" text:outline-level="3">Kontejnerizacija</text:h>
      <text:p text:style-name="P97"><text:span text:style-name="T64">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96">U listingu <text:span text:style-name="T67">2.1 </text:span>se nalazi Dockerfile koji je lista koraka za izgradnju datog Docker kontejnera:</text:p>
      <text:p text:style-name="P96"/>
      <text:p text:style-name="Preformatted_20_Text"># Use the official Python image from the Docker Hub</text:p>
      <text:p text:style-name="Preformatted_20_Text"><text:soft-page-break/>FROM python:3.9-slim</text:p>
      <text:p text:style-name="Preformatted_20_Text"/>
      <text:p text:style-name="Preformatted_20_Text">ARG APP_DIR</text:p>
      <text:p text:style-name="Preformatted_20_Text">ARG USER_ID</text:p>
      <text:p text:style-name="Preformatted_20_Text">ARG GROUP_ID</text:p>
      <text:p text:style-name="Preformatted_20_Text"/>
      <text:p text:style-name="Preformatted_20_Text"># Set the working directory in the container</text:p>
      <text:p text:style-name="Preformatted_20_Text">WORKDIR /app</text:p>
      <text:p text:style-name="Preformatted_20_Text"/>
      <text:p text:style-name="Preformatted_20_Text"># Copy the requirements.txt file into the working directory</text:p>
      <text:p text:style-name="Preformatted_20_Text">COPY requirements.txt .</text:p>
      <text:p text:style-name="Preformatted_20_Text"/>
      <text:p text:style-name="Preformatted_20_Text"># Install the dependencies specified in requirements.txt</text:p>
      <text:p text:style-name="Preformatted_20_Text">RUN pip install \</text:p>
      <text:p text:style-name="Preformatted_20_Text"><text:s text:c="4"/>-r requirements.txt</text:p>
      <text:p text:style-name="Preformatted_20_Text"/>
      <text:p text:style-name="Preformatted_20_Text"># install cython</text:p>
      <text:p text:style-name="Preformatted_20_Text">RUN pip install cython</text:p>
      <text:p text:style-name="Preformatted_20_Text"/>
      <text:p text:style-name="Preformatted_20_Text"># Copy the rest of the application code into the working directory</text:p>
      <text:p text:style-name="Preformatted_20_Text">COPY vertex_voyage/ vertex_voyage/</text:p>
      <text:p text:style-name="Preformatted_20_Text"># COPY gensim/ gensim/ </text:p>
      <text:p text:style-name="Preformatted_20_Text"/>
      <text:p text:style-name="Preformatted_20_Text"># Specify the command to run the application</text:p>
      <text:p text:style-name="Preformatted_20_Text"># python -m vertex_voyage zk</text:p>
      <text:p text:style-name="Preformatted_20_Text">CMD ["python", "-m", "vertex_voyage", "zk"]</text:p>
      <text:p text:style-name="Preformatted_20_Text"/>
      <text:p text:style-name="P101">Listing 2.1: Dockerfile</text:p>
      <text:h text:style-name="P130" text:outline-level="2"><text:bookmark-start text:name="__RefHeading___Toc8968_1970857049"/>Koraci algoritma<text:bookmark-end text:name="__RefHeading___Toc8968_1970857049"/></text:h>
      <text:p text:style-name="P26">Blokovska šema algoritma je prikazana na slici <text:span text:style-name="T65">2.</text:span>4.</text:p>
      <text:p text:style-name="P27"/>
      <text:p text:style-name="P27"/>
      <text:p text:style-name="P27"><draw:frame draw:style-name="fr2" draw:name="Frame4" text:anchor-type="char" svg:width="6.9252in" draw:z-index="6"><draw:text-box fo:min-height="2.1252in"><text:p text:style-name="Slika"><draw:frame draw:style-name="fr6" draw:name="Image4" text:anchor-type="paragraph" svg:width="6.7083in" style:rel-width="100%" svg:height="2.0583in" style:rel-height="scale" draw:z-index="7"><draw:image xlink:href="Pictures/100000000000038D0000011797174D4B.png" xlink:type="simple" xlink:show="embed" xlink:actuate="onLoad" draw:mime-type="image/png"/></draw:frame>Slika <text:span text:style-name="T65">2.4</text:span>: Blokovska šema algoritma</text:p></draw:text-box></draw:frame></text:p>
      <text:p text:style-name="P26"/>
      <text:p text:style-name="P26">Algoritam se sastoji iz nekoliko koraka:</text:p>
      <text:p text:style-name="P28"><text:soft-page-break/>Pronalaženje grafa na disku:<text:span text:style-name="T13"> Ovaj korak služi da se potreban graf pronađe i meta podaci učitaju u radnu memoriju kako bi mogao da se particioniše. Ovaj korak izvršava samo lider u sistemu, na zahtev klijenta za početak rada.</text:span></text:p>
      <text:p text:style-name="P28">Detekcija preklapajućih zajednica:<text:span text:style-name="T13"> Ovaj korak se izvršava samo od strane lidera i prvi je od dva koraka prilikom particionisanja. </text:span></text:p>
      <text:p text:style-name="P28">Particionisanje po čvorotiva u klasteru:<text:span text:style-name="T13">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8">Slanje particija na čvorove u klasteru:<text:span text:style-name="T13"> Lider svaku particiju šalje računarima na klasteru. U slučaju upotrebe mrežnog skladišta, slanje je samo XML RPC poruka koja u sebi sadrži naziv datoteke u kojoj je upisana data particija. U slučaju upotrebe lokalnog diska, cela particija se šalje u sklopu XML RPC poziva </text:span><text:span text:style-name="T15">na zahtev svakog od računara unutar mreže. </text:span></text:p>
      <text:p text:style-name="P29">Slučajni hod po particijama:<text:span text:style-name="T13">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9">Obučavanje neuronskih mreža:<text:span text:style-name="T13"> Svaki računar unutar sistema, na osnovu sopstvenih sekvenci čvorova, obučava neuronsku mrežu tako da predvidi susednog čvora u sekvenci. </text:span></text:p>
      <text:p text:style-name="P29">Embeding particija:<text:span text:style-name="T13"> Svaki računar računa vektorsku reprezentaciju čvorova unutar svoje particije i rezultat šalje lideru.</text:span></text:p>
      <text:p text:style-name="P29">Agregacija:<text:span text:style-name="T13"> Lider izvršava na kraju agregaciju rezultata dobijenih od strane računara unutar klastera. </text:span></text:p>
      <text:p text:style-name="P17">Bitno je napomenuti da lider učestvuje u svim koracima, odnosno, osim što koordiniše ceo sistem, on takođe i izvršava korake zajedno sa ostalim računarima i time nema „prazan hod“. </text:p>
      <text:h text:style-name="P131" text:outline-level="2"><text:bookmark-start text:name="__RefHeading___Toc8970_1970857049"/>Skladištenje grafova<text:bookmark-end text:name="__RefHeading___Toc8970_1970857049"/></text:h>
      <text:p text:style-name="P31">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home direktorijumu (<text:span text:style-name="Source_20_Text">~/.vertex_voyage/graphs</text:span>). Svaki graf se čuva u zasebnoj datoteci sa ekstenzijom <text:span text:style-name="Source_20_Text">.gml</text:span>, pri čemu je ime datoteke izvedeno iz naziva grafa.</text:p>
      <text:p text:style-name="Text_20_body">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particionisanje grafova na više manjih podgrafova, pri čemu se svaki podgraf čuva kao zasebna GML datoteka, sa nazivom koji sadrži ime originalnog grafa i indeks particije.</text:p>
      <text:p text:style-name="Text_20_body"><text:soft-page-break/>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Text_20_body">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32" text:outline-level="2"><text:bookmark-start text:name="__RefHeading___Toc8972_1970857049"/>Detekcija preklapajućih zajednica<text:bookmark-end text:name="__RefHeading___Toc8972_1970857049"/></text:h>
      <text:p text:style-name="P32">U ovom pristupu, particionisanje grafova je realizovano korišćenjem <text:span text:style-name="T25">LFM algoritma [9]. </text:span></text:p>
      <text:p text:style-name="P32">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4">
        <text:list-item>
          <text:p text:style-name="P148"><text:span text:style-name="Strong_20_Emphasis">Inicijalizacija:</text:span></text:p>
          <text:list>
            <text:list-item>
              <text:p text:style-name="P149">Algoritam započinje sa praznom listom zajednica i listom čvorova koji još nisu uključeni ni u jednu zajednicu (<text:span text:style-name="Source_20_Text">node_not_include</text:span>).</text:p>
            </text:list-item>
            <text:list-item>
              <text:p text:style-name="P149">Dok postoji čvor koji nije deo nijedne zajednice, algoritam ponavlja sledeće korake.</text:p>
            </text:list-item>
          </text:list>
        </text:list-item>
        <text:list-item>
          <text:p text:style-name="P148"><text:span text:style-name="Strong_20_Emphasis">Odabir Početnog Čvora:</text:span></text:p>
          <text:list>
            <text:list-item>
              <text:p text:style-name="P149">Nasumično se bira jedan čvor iz liste <text:span text:style-name="Source_20_Text">node_not_include</text:span>, koji će biti početni čvor za novu zajednicu.</text:p>
            </text:list-item>
            <text:list-item>
              <text:p text:style-name="P149">Kreira se nova zajednica (<text:span text:style-name="Source_20_Text">Community</text:span>) koja sadrži ovaj početni čvor.</text:p>
            </text:list-item>
          </text:list>
        </text:list-item>
        <text:list-item>
          <text:p text:style-name="P148"><text:span text:style-name="Strong_20_Emphasis">Dodavanje Čvorova u Zajednicu:</text:span></text:p>
          <text:list>
            <text:list-item>
              <text:p text:style-name="P149">Algoritam identifikuje sve susedne čvorove trenutne zajednice koji još nisu deo zajednice i dodaje ih u listu <text:span text:style-name="Source_20_Text">to_be_examined</text:span>.</text:p>
            </text:list-item>
            <text:list-item>
              <text:p text:style-name="P149">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49">Čvor sa najvećom fitnes vrednošću se dodaje u zajednicu. Ako nijedan čvor ne poboljšava fitnes, proces se prekida.</text:p>
            </text:list-item>
          </text:list>
        </text:list-item>
        <text:list-item>
          <text:p text:style-name="P148"><text:span text:style-name="Strong_20_Emphasis">Rekalkulacija i Uklanjanje Čvorova:</text:span></text:p>
          <text:list>
            <text:list-item>
              <text:p text:style-name="P149"><text:soft-page-break/>Nakon dodavanja novog čvora, zajednica se analizira kako bi se utvrdilo da li dodavanje novog čvora dovodi do smanjenja fitnesa za neke od već uključenih čvorova.</text:p>
            </text:list-item>
            <text:list-item>
              <text:p text:style-name="P149">Ako se pronađe takav čvor, on se uklanja iz zajednice.</text:p>
            </text:list-item>
            <text:list-item>
              <text:p text:style-name="P149">Proces rekalkulacije i uklanjanja čvorova se ponavlja sve dok se ne postigne stabilna zajednica u kojoj svi čvorovi doprinose pozitivno njenom fitnesu.</text:p>
            </text:list-item>
          </text:list>
        </text:list-item>
        <text:list-item>
          <text:p text:style-name="P148"><text:span text:style-name="Strong_20_Emphasis">Ažuriranje Liste Neobrađenih Čvorova:</text:span></text:p>
          <text:list>
            <text:list-item>
              <text:p text:style-name="P149">Svi čvorovi koji su deo trenutne zajednice uklanjaju se iz liste <text:span text:style-name="Source_20_Text">node_not_include</text:span>, jer su sada postali deo neke zajednice.</text:p>
            </text:list-item>
            <text:list-item>
              <text:p text:style-name="P149">Detektovana zajednica se dodaje u listu svih zajednica (<text:span text:style-name="Source_20_Text">communities</text:span>).</text:p>
            </text:list-item>
          </text:list>
        </text:list-item>
        <text:list-item>
          <text:p text:style-name="P148"><text:span text:style-name="Strong_20_Emphasis">Završetak:</text:span></text:p>
          <text:list>
            <text:list-item>
              <text:p text:style-name="P149">Proces se ponavlja sve dok svi čvorovi mreže ne budu deo najmanje jedne zajednice.</text:p>
            </text:list-item>
            <text:list-item>
              <text:p text:style-name="P148">Na kraju, algoritam vraća listu svih detektovanih zajednica.</text:p>
            </text:list-item>
          </text:list>
        </text:list-item>
      </text:list>
      <text:p text:style-name="P32">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9" draw:name="Shape2" draw:style-name="gr1" draw:text-style-name="P240"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3">Gde su:</text:p>
      <text:list text:style-name="L5">
        <text:list-item>
          <text:p text:style-name="P151"><text:span text:style-name="T26"><draw:frame text:anchor-type="as-char" svg:y="-0.1256in" draw:z-index="8" draw:name="Shape3" draw:style-name="gr1" draw:text-style-name="P240"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51"><text:span text:style-name="T26"><draw:frame text:anchor-type="as-char" svg:y="-0.1264in" draw:z-index="11" draw:name="Shape4" draw:style-name="gr1" draw:text-style-name="P240"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50">α: Parametar koji kontroliše relativnu važnost unutrašnjih i spoljašnjih ivica.</text:p>
        </text:list-item>
      </text:list>
      <text:p text:style-name="Text_20_body">Kada se čvor v dodaje u zajednicu, nova vrednost fitnesa zajednice <text:span text:style-name="T29">računa se kao:</text:span></text:p>
      <text:p text:style-name="P3"><draw:frame text:anchor-type="as-char" svg:y="-0.2437in" draw:z-index="12" draw:name="Shape5" draw:style-name="gr1" draw:text-style-name="P240"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8">gde su:</text:p>
      <text:list text:style-name="L6">
        <text:list-item>
          <text:p text:style-name="P152"><text:span text:style-name="T27"><draw:frame text:anchor-type="as-char" svg:y="-0.1335in" draw:z-index="13" draw:name="Shape6" draw:style-name="gr1" draw:text-style-name="P240"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29">: </text:span>Broj unutrašnjih ivica čvora v u odnosu na čvorove u zajednici.</text:p>
        </text:list-item>
        <text:list-item>
          <text:p text:style-name="P152"><text:span text:style-name="T27"><draw:frame text:anchor-type="as-char" svg:y="-0.1335in" draw:z-index="14" draw:name="Shape7" draw:style-name="gr1" draw:text-style-name="P240"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29">: </text:span>Broj spoljašnjih ivica čvora v u odnosu na ostatak mreže.</text:p>
        </text:list-item>
      </text:list>
      <text:p text:style-name="P38">Fitnes funkcija za dodavanje čvora v je tada definisana kao:</text:p>
      <text:p text:style-name="P3"><draw:frame text:anchor-type="as-char" svg:y="-0.1335in" draw:z-index="15" draw:name="Shape8" draw:style-name="gr1" draw:text-style-name="P240"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8">gde je <text:span text:style-name="T26"><draw:frame text:anchor-type="as-char" svg:y="-0.1181in" draw:z-index="16" draw:name="Shape9" draw:style-name="gr1" draw:text-style-name="P240"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8">Prilikom razmatranja uklanjanja čvora iz zajednice, fitnes funkcija računa razliku između fitnesa zajednice pre i nakon uklanjanja čvora. Nova vrednost fitnesa zajednice nakon uklanjanja čvora v računa se kao:</text:p>
      <text:p text:style-name="P3"><draw:frame text:anchor-type="as-char" svg:y="-0.1335in" draw:z-index="17" draw:name="Shape10" draw:style-name="gr1" draw:text-style-name="P240"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text:soft-page-break/>Gde je <text:s/><text:span text:style-name="T26"><draw:frame text:anchor-type="as-char" svg:y="-0.1181in" draw:z-index="18" draw:name="Shape11" draw:style-name="gr1" draw:text-style-name="P240"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30">v</text:span>.</text:p>
      <text:p text:style-name="P75">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76">U <text:span text:style-name="T67">listingu 2.2</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23">Particionisanje </text:span><text:span text:style-name="T25">po čvorovima na klasteru</text:span><text:span text:style-name="T23"> </text:span><text:bookmark-end text:name="__RefHeading___Toc8976_1970857049"/></text:p>
      <text:p text:style-name="P101">Listing 2.2: Pseudokod modifikovanog LFM algoritma</text:p>
      <text:p text:style-name="Text_20_body">Nakon detekcije zajednica, koristi se metod iz <text:span text:style-name="T30">binpacking algoritam [7] </text:span>za balansiranje veličine particija. Konkretno, grupiš<text:span text:style-name="T30">u se</text:span> zajednice u određeni broj particija, tako da svaka particija ima <text:soft-page-break/>približno jednak broj elemenata. Ovaj pristup omogućava ravnomernu raspodelu opterećenja među čvorovima u distribuiranom sistemu, što je ključno za održavanje efikasnosti i skalabilnosti sistema.</text:p>
      <text:h text:style-name="Heading_20_4" text:outline-level="4"/>
      <text:h text:style-name="Heading_20_4" text:outline-level="4"><text:bookmark-start text:name="__RefHeading___Toc8978_1970857049"/>Postupak Algoritma:<text:bookmark-end text:name="__RefHeading___Toc8978_1970857049"/></text:h>
      <text:list text:style-name="L7">
        <text:list-item>
          <text:p text:style-name="P153"><text:span text:style-name="Strong_20_Emphasis">Inicijalizacija:</text:span> Algoritam započinje tako što <text:span text:style-name="T31">na ulazu dobija zajednice kojima određuje težine. Težina zajednice je broj elemenata unutar date zajednice.</text:span></text:p>
        </text:list-item>
        <text:list-item>
          <text:p text:style-name="P153"><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53"><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53"><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53"><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Heading_20_2" text:outline-level="2"><text:bookmark-start text:name="__RefHeading___Toc8980_1970857049"/>Slanje particija na čvorove u klasteru<text:bookmark-end text:name="__RefHeading___Toc8980_1970857049"/></text:h>
      <text:p text:style-name="Text_20_body">U ovoj implementaciji, lider klastera je odgovoran za generisanje particija grafa i distribuciju tih particija ostalim radnim čvorovima u klasteru koristeći XML-RPC protokol.</text:p>
      <text:p text:style-name="P39">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8">
        <text:list-item>
          <text:p text:style-name="P154"><text:span text:style-name="Strong_20_Emphasis">Generisanje Particija:</text:span></text:p>
          <text:list>
            <text:list-item>
              <text:p text:style-name="P155">Kada se pozove metoda <text:span text:style-name="T32">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154"><text:span text:style-name="Strong_20_Emphasis">Distribucija Particija:</text:span></text:p>
          <text:list>
            <text:list-item>
              <text:p text:style-name="P155"><text:soft-page-break/>Nakon što su particije generisane, lider koristi XML-RPC protokol za distribuciju svake particije odgovarajućem radnom čvoru.</text:p>
            </text:list-item>
            <text:list-item>
              <text:p text:style-name="P155">Lider za svaki radni čvor izračunava koja particija mu pripada i potom koristi <text:span text:style-name="T33">RPC</text:span> da <text:s/>izvrši potrebne operacije na tom čvoru. </text:p>
            </text:list-item>
            <text:list-item>
              <text:p text:style-name="P155">Svaki radni čvor, nakon što primi particiju, koristi podatke za dalje operacije, kao što su izračunavanje ugrađivanja čvorova (node embedding) ili druge analize.</text:p>
            </text:list-item>
          </text:list>
        </text:list-item>
        <text:list-item>
          <text:p text:style-name="P154"><text:span text:style-name="Strong_20_Emphasis">Paralelna Obrada:</text:span></text:p>
          <text:list>
            <text:list-item>
              <text:p text:style-name="P155">Da bi se ubrzala distribucija i obrada, koristi se metoda koja omogućava lideru da paralelno kontaktira sve radne čvorove. </text:p>
            </text:list-item>
            <text:list-item>
              <text:p text:style-name="P154">Svaki radni čvor nezavisno prima podatke, obrađuje svoju particiju i može vratiti rezultate lideru ili ih koristiti za dalju analizu.</text:p>
            </text:list-item>
          </text:list>
        </text:list-item>
      </text:list>
      <text:p text:style-name="P41"><text:span text:style-name="T33">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P21">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text:p>
      <text:p text:style-name="P21"/>
      <text:p text:style-name="P21">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P40"/>
      <text:p text:style-name="P40"/>
      <text:p text:style-name="P40"/>
      <text:p text:style-name="P40"/>
      <text:p text:style-name="P40">Primer jednog GML zapisa za graf sa dva čvora i jednom ivicom <text:span text:style-name="T67">je dat u listingu 2.3</text:span>:</text:p>
      <text:p text:style-name="Preformatted_20_Text">graph [</text:p>
      <text:p text:style-name="Preformatted_20_Text"><text:s text:c="2"/>node [</text:p>
      <text:p text:style-name="Preformatted_20_Text"><text:s text:c="4"/>id 1</text:p>
      <text:p text:style-name="Preformatted_20_Text"><text:s text:c="4"/>label "Čvor 1"</text:p>
      <text:p text:style-name="Preformatted_20_Text"><text:s text:c="2"/>]</text:p>
      <text:p text:style-name="Preformatted_20_Text"><text:s text:c="2"/>node [</text:p>
      <text:p text:style-name="Preformatted_20_Text"><text:s text:c="4"/>id 2</text:p>
      <text:p text:style-name="Preformatted_20_Text"><text:s text:c="4"/>label "Čvor 2"</text:p>
      <text:p text:style-name="Preformatted_20_Text"><text:s text:c="2"/>]</text:p>
      <text:p text:style-name="Preformatted_20_Text"><text:s text:c="2"/>edge [</text:p>
      <text:p text:style-name="Preformatted_20_Text"><text:s text:c="4"/>source 1</text:p>
      <text:p text:style-name="Preformatted_20_Text"><text:s text:c="4"/>target 2</text:p>
      <text:p text:style-name="Preformatted_20_Text"><text:s text:c="4"/>weight 1.5</text:p>
      <text:p text:style-name="Preformatted_20_Text"><text:s text:c="2"/>]</text:p>
      <text:p text:style-name="Preformatted_20_Text">]</text:p>
      <text:p text:style-name="P101">Listing 2.3: Primer GML fajla</text:p>
      <text:p text:style-name="P42"><text:soft-page-break/>Prilikom particionisanja, struktura originalnog grafa se narušava. Kako bi se narušavanje moglo izmeriti, definisana je metrika koruptabilnosti particionisanja.</text:p>
      <text:p text:style-name="P42">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42">Neka je <text:span text:style-name="T26"><draw:frame text:anchor-type="as-char" svg:y="-0.1335in" draw:z-index="19" draw:name="Shape12" draw:style-name="gr1" draw:text-style-name="P240"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26"><draw:frame text:anchor-type="as-char" svg:y="-0.1236in" draw:z-index="20" draw:name="Shape13" draw:style-name="gr1" draw:text-style-name="P240"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21" draw:name="Shape14" draw:style-name="gr1" draw:text-style-name="P240"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42">Gde su: </text:p>
      <text:list text:style-name="L9">
        <text:list-item>
          <text:p text:style-name="P156"><text:span text:style-name="T26"><draw:frame text:anchor-type="as-char" svg:y="-0.1244in" draw:z-index="22" draw:name="Shape15" draw:style-name="gr1" draw:text-style-name="P240"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56"><text:span text:style-name="T26"><draw:frame text:anchor-type="as-char" svg:y="-0.1236in" draw:z-index="23" draw:name="Shape16" draw:style-name="gr1" draw:text-style-name="P240"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56"><text:span text:style-name="T26"><draw:frame text:anchor-type="as-char" svg:y="-0.1228in" draw:z-index="24" draw:name="Shape17" draw:style-name="gr1" draw:text-style-name="P240"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42">Koruptabilnost particionisanja zavisi od strukture grafa i broja particija. Naravno, ako je broj particija jednak jedinici, onda particionisanja nema pa je koruptabilnost jednaka nuli. </text:p>
      <text:p text:style-name="P43">Ako koruptabilnost, u zavisnosti od broja particija, modeliramo kao linearnu funkciju za neki graf G:</text:p>
      <text:p text:style-name="P3"><draw:frame text:anchor-type="as-char" svg:y="-0.1335in" draw:z-index="25" draw:name="Shape18" draw:style-name="gr1" draw:text-style-name="P240"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4">Linearni koeficijent govori koliko je graf podložan korupciji prilikom particionisanja. Na primer, za Zaharijev Karate klub ovaj koeficijent iznosi <text:span text:style-name="T26"><draw:frame text:anchor-type="as-char" svg:y="-0.1472in" draw:z-index="26" draw:name="Shape19" draw:style-name="gr1" draw:text-style-name="P240"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26"><text:s/>što znači da originalna struktura takvog grafa neće biti oštećena prilikom uvećanja broja particija. Što je veći linearni koeficijent, može se očekivati veće oštećene originalna strukture prilikom povećanja broja particija. </text:span></text:p>
      <text:h text:style-name="P133" text:outline-level="2"><text:bookmark-start text:name="__RefHeading___Toc8982_1970857049"/>Generisanje slučajnih šetnji po particijama<text:bookmark-end text:name="__RefHeading___Toc8982_1970857049"/></text:h>
      <text:p text:style-name="P45">Nakon particionisanja, svaki čvor u distribuiranom sistemu za svoju particiju generiše sekvence slučajnih šetnji po grafu. </text:p>
      <text:p text:style-name="P45">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45">Slučajna šetnja može se opisati kao Markovljev lanac, što znači da je verovatnoća prelaska u sledeći čvor zavisna samo od trenutnog čvora i, u nekim slučajevima, prethodnog čvora, a ne od celokupne prethodne putanje.</text:p>
      <text:p text:style-name="P45"><text:soft-page-break/>Neka je <text:span text:style-name="T26"><draw:frame text:anchor-type="as-char" svg:y="-0.1335in" draw:z-index="27" draw:name="Shape20" draw:style-name="gr1" draw:text-style-name="P240"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26"><draw:frame text:anchor-type="as-char" svg:y="-0.1146in" draw:z-index="28" draw:name="Shape21" draw:style-name="gr1" draw:text-style-name="P240"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45">Verovatnoća prelaska sa trenutnog čvora u na susedni čvor v u sledećem koraku šetnje definisana je kao: </text:p>
      <text:p text:style-name="P3"><draw:frame text:anchor-type="as-char" svg:y="-0.1839in" draw:z-index="29" draw:name="Shape22" draw:style-name="gr1" draw:text-style-name="P240"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6">Gde su:</text:p>
      <text:list text:style-name="L10">
        <text:list-item>
          <text:p text:style-name="P157"><text:span text:style-name="T26"><draw:frame text:anchor-type="as-char" svg:y="-0.0736in" draw:z-index="30" draw:name="Shape23" draw:style-name="gr1" draw:text-style-name="P240"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57">t: Prethodni čvor u šetnji</text:p>
        </text:list-item>
        <text:list-item>
          <text:p text:style-name="P157">u: Trenutni čvor u šetnji.</text:p>
        </text:list-item>
        <text:list-item>
          <text:p text:style-name="P157">v: Sledeći čvor koji treba da bude odabran.</text:p>
        </text:list-item>
        <text:list-item>
          <text:p text:style-name="P157"><text:span text:style-name="T26"><draw:frame text:anchor-type="as-char" svg:y="-0.072in" draw:z-index="31" draw:name="Shape24" draw:style-name="gr1" draw:text-style-name="P240"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57">Z: Normalizujući faktor koji osigurava da su sve verovatnoće pravilno normalizovane.</text:p>
        </text:list-item>
      </text:list>
      <text:p text:style-name="P47">Neuniformna verovatnoća prelaska sa čvora u na čvor v <text:span text:style-name="T34">se računa kao:</text:span></text:p>
      <text:p text:style-name="P3"><draw:frame text:anchor-type="as-char" svg:y="-0.3638in" draw:z-index="32" draw:name="Shape25" draw:style-name="gr1" draw:text-style-name="P240"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9">gde <text:span text:style-name="T26"><draw:frame text:anchor-type="as-char" svg:y="-0.1161in" draw:z-index="33" draw:name="Shape26" draw:style-name="gr1" draw:text-style-name="P240"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8" text:outline-level="4"><text:bookmark-start text:name="__RefHeading___Toc8984_1970857049"/>Opis Procesa<text:bookmark-end text:name="__RefHeading___Toc8984_1970857049"/></text:h>
      <text:list text:style-name="L11">
        <text:list-item>
          <text:p text:style-name="P159"><text:span text:style-name="Strong_20_Emphasis">Početak Šetnje:</text:span> Slučajna šetnja počinje sa slučajno odabranog čvora.</text:p>
        </text:list-item>
        <text:list-item>
          <text:p text:style-name="P159"><text:span text:style-name="Strong_20_Emphasis">Izbor Sledećeg Čvora:</text:span> Sledeći čvor se bira na osnovu verovatnoća <text:span text:style-name="T34">opisanih iznad </text:span>koje zavise od parametara p i q i strukture grafova (udaljenosti između čvorova).</text:p>
        </text:list-item>
        <text:list-item>
          <text:p text:style-name="P159"><text:span text:style-name="Strong_20_Emphasis">Normalizacija Verovatnoća:</text:span> Kako bi sve verovatnoće bile pravilno skalirane, koristi se normalizujući faktor Z.</text:p>
        </text:list-item>
        <text:list-item>
          <text:p text:style-name="P158"><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9">Ove sekvence se zatim koriste za obuku modela za ugrađivanje čvorova (npr. word2vec), gde su čvorovi grafova reprezentovani kao vektori u niskodimenzionalnom prostoru. Na taj način, slični čvorovi u grafu imaju slične vektorske reprezentacije.</text:p>
      <text:h text:style-name="P134" text:outline-level="2"><text:bookmark-start text:name="__RefHeading___Toc8986_1970857049"/>Obučavanje neuronskih mreža<text:bookmark-end text:name="__RefHeading___Toc8986_1970857049"/></text:h>
      <text:p text:style-name="P54">Obuka modela u Node2Vec algoritmu se oslanja na generisane sekvence čvorova iz slučajnih šetnji kako bi naučio niskodimenzionalne reprezentacije čvorova u grafu. Ovaj proces je inspirisan <text:soft-page-break/>modelima za obradu prirodnog jezika, posebno <text:span text:style-name="Source_20_Text">word2vec</text:span> modelom <text:span text:style-name="T34">[4]</text:span>, gde se reči u tekstu ugrađuju u vektorski prostor na osnovu njihovog konteksta. Slično tome, u Node2Vec algoritmu, čvorovi u grafu se ugrađuju na osnovu konteksta definisanog putem slučajnih šetnji.</text:p>
      <text:h text:style-name="P53" text:outline-level="4"><text:bookmark-start text:name="__RefHeading___Toc8988_1970857049"/>Proces Obuke<text:bookmark-end text:name="__RefHeading___Toc8988_1970857049"/></text:h>
      <text:list text:style-name="L12">
        <text:list-item>
          <text:p text:style-name="P160"><text:span text:style-name="Strong_20_Emphasis">Priprema Podataka:</text:span></text:p>
          <text:list>
            <text:list-item>
              <text:p text:style-name="P161">Sekvence čvorova generisane slučajnim šetnjama služe kao "rečenice" u kojima se čvorovi ponašaju kao "reči". Ove sekvence se zatim koriste kao ulazni podaci za obuku modela.</text:p>
            </text:list-item>
            <text:list-item>
              <text:p text:style-name="P161">Svaki čvor u sekvenci postaje fokusni čvor, dok čvorovi unutar definisanog prozora (window size) oko njega predstavljaju njegov kontekst.</text:p>
            </text:list-item>
          </text:list>
        </text:list-item>
        <text:list-item>
          <text:p text:style-name="P160"><text:span text:style-name="Strong_20_Emphasis">Maksimizacija Verovatnoće:</text:span></text:p>
          <text:list>
            <text:list-item>
              <text:p text:style-name="P160">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34" draw:name="Shape27" draw:style-name="gr1" draw:text-style-name="P240"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4">Gde su:</text:p>
      <text:list text:style-name="L13">
        <text:list-item>
          <text:list>
            <text:list-item>
              <text:p text:style-name="P163">V: Skup svih čvorova u grafu.</text:p>
            </text:list-item>
            <text:list-item>
              <text:p text:style-name="P163">Context(v): Skup čvorova koji se nalaze unutar prozora oko fokusnog čvora v.</text:p>
            </text:list-item>
            <text:list-item>
              <text:p text:style-name="P163">P(u∣v): Verovatnoća da se čvor u pojavi u kontekstu čvora v.</text:p>
            </text:list-item>
          </text:list>
        </text:list-item>
        <text:list-item>
          <text:p text:style-name="P162"><text:span text:style-name="Strong_20_Emphasis">Word2Vec Model:</text:span></text:p>
          <text:list>
            <text:list-item>
              <text:p text:style-name="P163">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63">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62"><text:span text:style-name="Strong_20_Emphasis">Ažuriranje Vektora:</text:span></text:p>
          <text:list>
            <text:list-item>
              <text:p text:style-name="P163">Tokom obuke, parametri (vektori ugrađivanja) se iterativno ažuriraju koristeći metode optimizacije kao što je <text:span text:style-name="Source_20_Text">stohastički gradijentni spust</text:span> (SGD), kako bi se minimizovala greška između stvarnih i predviđenih kontekstualnih čvorova.</text:p>
            </text:list-item>
          </text:list>
        </text:list-item>
        <text:list-item>
          <text:p text:style-name="P162"><text:span text:style-name="Strong_20_Emphasis">Dimenzionalnost Ugrađivanja:</text:span></text:p>
          <text:list>
            <text:list-item>
              <text:p text:style-name="P162">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58">Na slici <text:span text:style-name="T66">2.5</text:span> je prikazan blokovski prikaz modela:</text:p>
      <text:p text:style-name="P58"><draw:frame draw:style-name="fr4" draw:name="Frame5" text:anchor-type="char" svg:x="0in" svg:y="0.0402in" svg:width="6.9252in" draw:z-index="40"><draw:text-box fo:min-height="4.289in"><text:p text:style-name="Figure"><draw:frame draw:style-name="fr3" draw:name="Frame7" text:anchor-type="paragraph" svg:width="6.7083in" style:rel-width="100%" svg:height="4.4291in" style:rel-height="scale-min" draw:z-index="41"><draw:text-box><text:p text:style-name="Slika"><draw:frame draw:style-name="fr6" draw:name="Image5" text:anchor-type="paragraph" svg:width="6.7083in" style:rel-width="100%" svg:height="4.1543in" style:rel-height="scale" draw:z-index="42"><draw:image xlink:href="Pictures/10000000000002C8000001B95EBB773F.png" xlink:type="simple" xlink:show="embed" xlink:actuate="onLoad" draw:mime-type="image/png"/></draw:frame>Slika <text:span text:style-name="T66">2.5</text:span>: Model ugrađivanja</text:p></draw:text-box></draw:frame></text:p></draw:text-box></draw:frame><text:soft-page-break/></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4">
        <text:list-item>
          <text:p text:style-name="P164"><text:span text:style-name="Strong_20_Emphasis">Priprema podataka:</text:span></text:p>
          <text:list>
            <text:list-item>
              <text:p text:style-name="P165">Ulazni podaci su nizovi vektora, gde svaki vektor predstavlja jednu reč (ili čvor) u grafu, kodiranih u formatu u kojem je samo jedan element vektora postavljen na 1, dok su ostali elementi 0.</text:p>
            </text:list-item>
            <text:list-item>
              <text:p text:style-name="P165">Model koristi ove vektore kako bi prepoznao obrasce u podacima i naučio relacije između različitih reči (ili čvorova) u kontekstu datih rečenica ili putanja u grafu.</text:p>
            </text:list-item>
          </text:list>
        </text:list-item>
        <text:list-item>
          <text:p text:style-name="P164"><text:span text:style-name="Strong_20_Emphasis">Izgradnja vokabulara:</text:span></text:p>
          <text:list>
            <text:list-item>
              <text:p text:style-name="P165">U fazi izgradnje vokabulara, model prolazi kroz sve dostupne rečenice i broji pojave svake reči. Reči koje se pojavljuju manje puta od određenog praga se ignorišu.</text:p>
            </text:list-item>
            <text:list-item>
              <text:p text:style-name="P165">Na osnovu frekvencija reči, model kreira strukture podataka koje su neophodne za negativno uzorkovanje.</text:p>
            </text:list-item>
          </text:list>
        </text:list-item>
        <text:list-item>
          <text:p text:style-name="P164"><text:span text:style-name="Strong_20_Emphasis">Inicijalizacija težina:</text:span></text:p>
          <text:list>
            <text:list-item>
              <text:p text:style-name="P165">Težine u mreži se inicijalizuju slučajnim vrednostima. Negativno uzorkovanje zahteva dodatne strukture, kao što je tabela kumulativnih distribucija, koja se koristi <text:soft-page-break/>za efikasno uzorkovanje "negativnih" primera (tj. reči koje nisu u kontekstu ciljne reči).</text:p>
            </text:list-item>
          </text:list>
        </text:list-item>
        <text:list-item>
          <text:p text:style-name="P164"><text:span text:style-name="Strong_20_Emphasis">Negativno uzorkovanje:</text:span></text:p>
          <text:list>
            <text:list-item>
              <text:p text:style-name="P165">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65">Cilj negativnog uzorkovanja je da se model obuči da razlikuje stvarne kontekstualne reči od onih koje su slučajno uzorkovane i nisu deo stvarnog konteksta.</text:p>
            </text:list-item>
          </text:list>
        </text:list-item>
        <text:list-item>
          <text:p text:style-name="P164"><text:span text:style-name="Strong_20_Emphasis">Obuka modela:</text:span></text:p>
          <text:list>
            <text:list-item>
              <text:p text:style-name="P165">Model prolazi kroz podatke više puta, prilagođavajući svoje interne parametre (tj. vektore reči) kako bi minimizirao razliku između stvarnih i predikovanih vrednosti.</text:p>
            </text:list-item>
            <text:list-item>
              <text:p text:style-name="P165">Negativno uzorkovanje smanjuje kompleksnost obuke jer model ažurira samo mali broj težina (one koje su povezane sa pozitivnim i negativnim uzorcima), što omogućava bržu i efikasniju obuku.</text:p>
            </text:list-item>
          </text:list>
        </text:list-item>
        <text:list-item>
          <text:p text:style-name="P164"><text:span text:style-name="Strong_20_Emphasis">Praćenje gubitka:</text:span></text:p>
          <text:list>
            <text:list-item>
              <text:p text:style-name="P165">Tokom obuke, model može pratiti i izračunavati ukupni gubitak kako bi procenio koliko dobro uči. Ovo je korisno za praćenje konvergencije modela i prilagođavanje hiperparametara ako je potrebno.</text:p>
            </text:list-item>
          </text:list>
        </text:list-item>
        <text:list-item>
          <text:p text:style-name="P164"><text:span text:style-name="Strong_20_Emphasis">Završna provera i pohrana modela:</text:span></text:p>
          <text:list>
            <text:list-item>
              <text:p text:style-name="P164">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p text:style-name="Text_20_body"/>
      <text:h text:style-name="P129" text:outline-level="2"><text:bookmark-start text:name="__RefHeading___Toc8990_1970857049"/><text:span text:style-name="T35">Ugrađivanje</text:span> čvorova<text:bookmark-end text:name="__RefHeading___Toc8990_1970857049"/></text:h>
      <text:p text:style-name="P55">Kao rezultat obuke, svaki čvor u grafu dobija svoj vektorski reprezentant u niskodimenzionalnom prostoru. <text:span text:style-name="T35">Nakon obuke, srednji sloj neuronske mreže predstavlja zapravo ugrađivanja čvorova u grafu. Ako je neki vektor 1-hot enkodiran i neka su težine srednjeg sloja mreže definisane sa W, onda je ugrađivanje čvora </text:span><text:span text:style-name="T28"><draw:frame text:anchor-type="as-char" svg:y="-0.0736in" draw:z-index="35" draw:name="Shape28" draw:style-name="gr1" draw:text-style-name="P240"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28"><text:s/>zapravo:</text:span></text:p>
      <text:p text:style-name="P3"><draw:frame text:anchor-type="as-char" svg:y="-0.1138in" draw:z-index="36" draw:name="Shape29" draw:style-name="gr1" draw:text-style-name="P240"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35" text:outline-level="2"><text:bookmark-start text:name="__RefHeading___Toc8992_1970857049"/><text:soft-page-break/>Agregacija<text:bookmark-end text:name="__RefHeading___Toc8992_1970857049"/></text:h>
      <text:p text:style-name="P50">Nakon obuke individualnih modela po particijama, lider agregira modele na sledeći način: Neka su <text:span text:style-name="T26"><draw:frame text:anchor-type="as-char" svg:y="-0.122in" draw:z-index="37" draw:name="Shape30" draw:style-name="gr1" draw:text-style-name="P240"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26"><text:s/>težine modela na K particija, onda agregacija u finalni model je prosečna vrednost individualnih matrica težina:</text:span></text:p>
      <text:p text:style-name="P3"><draw:frame text:anchor-type="as-char" svg:y="-0.2917in" draw:z-index="38" draw:name="Shape31" draw:style-name="gr1" draw:text-style-name="P240"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51">Na kraju, vektorska reprezentacija nekog čvora u grafu se dobija kao </text:p>
      <text:p text:style-name="P3"><draw:frame text:anchor-type="as-char" svg:y="-0.2917in" draw:z-index="39" draw:name="Shape32" draw:style-name="gr1" draw:text-style-name="P240"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51">Ovo je veoma značajan rezultat jer znači da svaki računar može uraditi ugrađivanje čvora zasebno, pa se onda ugrađivanja mogu agregirati. Ovo znači da nema potrebe da računari unutar sistema lideru šalju celu matricu težina, koja je značajno veća <text:span text:style-name="T36">od</text:span> vektorske reprezentacije individualnih čvorova u grafu.</text:p>
      <text:h text:style-name="P128" text:outline-level="2"><text:bookmark-start text:name="__RefHeading___Toc8994_1970857049"/>Specifikacija protokola za komunikaciju računara unutar klastera<text:bookmark-end text:name="__RefHeading___Toc8994_1970857049"/></text:h>
      <text:p text:style-name="P52"><text:span text:style-name="Strong_20_Emphasis"><text:span text:style-name="T16">Radi kompletnosti, u ovoj sekciji je dat prikaz svih RPC metoda dostupnih od strane svakog računara u mreži:</text:span></text:span></text:p>
      <text:h text:style-name="P142" text:outline-level="3"><text:bookmark-start text:name="__RefHeading___Toc8996_1970857049"/><text:span text:style-name="Strong_20_Emphasis"><text:span text:style-name="T16">1. </text:span></text:span><text:span text:style-name="Strong_20_Emphasis"><text:span text:style-name="Source_20_Text"><text:span text:style-name="T16">create_graph</text:span></text:span></text:span><text:bookmark-end text:name="__RefHeading___Toc8996_1970857049"/></text:h>
      <text:list text:style-name="L15">
        <text:list-item>
          <text:p text:style-name="P167"><text:span text:style-name="Strong_20_Emphasis">Opis:</text:span> Kreira novi prazan graf sa zadatim imenom.</text:p>
        </text:list-item>
        <text:list-item>
          <text:p text:style-name="P167"><text:span text:style-name="Strong_20_Emphasis">Parametri:</text:span></text:p>
          <text:list>
            <text:list-item>
              <text:p text:style-name="P167"><text:span text:style-name="Source_20_Text">name</text:span> (str): Ime grafa koji treba kreirati.</text:p>
            </text:list-item>
          </text:list>
        </text:list-item>
        <text:list-item>
          <text:p text:style-name="P166"><text:span text:style-name="Strong_20_Emphasis">Povratna vrednost:</text:span> Putanja do datoteke u kojoj je graf sačuvan.</text:p>
        </text:list-item>
      </text:list>
      <text:h text:style-name="Heading_20_3" text:outline-level="3" text:is-list-header="true"><text:bookmark-start text:name="__RefHeading___Toc8998_1970857049"/>2. <text:span text:style-name="Source_20_Text">add_vertex</text:span><text:bookmark-end text:name="__RefHeading___Toc8998_1970857049"/></text:h>
      <text:list text:style-name="L16">
        <text:list-item>
          <text:p text:style-name="P169"><text:span text:style-name="Strong_20_Emphasis">Opis:</text:span> Dodaje novi čvor u postojeći graf.</text:p>
        </text:list-item>
        <text:list-item>
          <text:p text:style-name="P169"><text:span text:style-name="Strong_20_Emphasis">Parametri:</text:span></text:p>
          <text:list>
            <text:list-item>
              <text:p text:style-name="P169"><text:span text:style-name="Source_20_Text">graph_name</text:span> (str): Ime grafa u koji se dodaje čvor.</text:p>
            </text:list-item>
            <text:list-item>
              <text:p text:style-name="P169"><text:span text:style-name="Source_20_Text">vertex_name</text:span> (str): Ime novog čvora koji se dodaje u graf.</text:p>
            </text:list-item>
          </text:list>
        </text:list-item>
        <text:list-item>
          <text:p text:style-name="P168"><text:span text:style-name="Strong_20_Emphasis">Povratna vrednost:</text:span> Putanja do ažurirane datoteke grafa.</text:p>
        </text:list-item>
      </text:list>
      <text:h text:style-name="Heading_20_3" text:outline-level="3" text:is-list-header="true"><text:bookmark-start text:name="__RefHeading___Toc9000_1970857049"/>3. <text:span text:style-name="Source_20_Text">add_edge</text:span><text:bookmark-end text:name="__RefHeading___Toc9000_1970857049"/></text:h>
      <text:list text:style-name="L17">
        <text:list-item>
          <text:p text:style-name="P171"><text:span text:style-name="Strong_20_Emphasis">Opis:</text:span> Dodaje novu ivicu između dva čvora u grafu.</text:p>
        </text:list-item>
        <text:list-item>
          <text:p text:style-name="P171"><text:span text:style-name="Strong_20_Emphasis">Parametri:</text:span></text:p>
          <text:list>
            <text:list-item>
              <text:p text:style-name="P171"><text:span text:style-name="Source_20_Text">graph_name</text:span> (str): Ime grafa u koji se dodaje ivica.</text:p>
            </text:list-item>
            <text:list-item>
              <text:p text:style-name="P171"><text:span text:style-name="Source_20_Text">vertex1</text:span> (str): Ime prvog čvora ivice.</text:p>
            </text:list-item>
            <text:list-item>
              <text:p text:style-name="P171"><text:span text:style-name="Source_20_Text">vertex2</text:span> (str): Ime drugog čvora ivice.</text:p>
            </text:list-item>
          </text:list>
        </text:list-item>
        <text:list-item>
          <text:p text:style-name="P170"><text:span text:style-name="Strong_20_Emphasis">Povratna vrednost:</text:span> Putanja do ažurirane datoteke grafa.</text:p>
        </text:list-item>
      </text:list>
      <text:h text:style-name="Heading_20_3" text:outline-level="3" text:is-list-header="true"><text:bookmark-start text:name="__RefHeading___Toc9002_1970857049"/><text:soft-page-break/>4. <text:span text:style-name="Source_20_Text">partition_graph</text:span><text:bookmark-end text:name="__RefHeading___Toc9002_1970857049"/></text:h>
      <text:list text:style-name="L18">
        <text:list-item>
          <text:p text:style-name="P173"><text:span text:style-name="Strong_20_Emphasis">Opis:</text:span> Particioniše graf u zadati broj particija i distribuira ih po radnim čvorovima.</text:p>
        </text:list-item>
        <text:list-item>
          <text:p text:style-name="P173"><text:span text:style-name="Strong_20_Emphasis">Parametri:</text:span></text:p>
          <text:list>
            <text:list-item>
              <text:p text:style-name="P173"><text:span text:style-name="Source_20_Text">graph_name</text:span> (str): Ime grafa koji treba particionisati.</text:p>
            </text:list-item>
          </text:list>
        </text:list-item>
        <text:list-item>
          <text:p text:style-name="P172"><text:span text:style-name="Strong_20_Emphasis">Povratna vrednost:</text:span> Rečnik sa brojem particija i listom particija sa putanjama do datoteka.</text:p>
        </text:list-item>
      </text:list>
      <text:h text:style-name="Heading_20_3" text:outline-level="3" text:is-list-header="true"><text:bookmark-start text:name="__RefHeading___Toc9004_1970857049"/>5. <text:span text:style-name="Source_20_Text">get_partition</text:span><text:bookmark-end text:name="__RefHeading___Toc9004_1970857049"/></text:h>
      <text:list text:style-name="L19">
        <text:list-item>
          <text:p text:style-name="P175"><text:span text:style-name="Strong_20_Emphasis">Opis:</text:span> Dohvata određenu particiju iz grafa.</text:p>
        </text:list-item>
        <text:list-item>
          <text:p text:style-name="P175"><text:span text:style-name="Strong_20_Emphasis">Parametri:</text:span></text:p>
          <text:list>
            <text:list-item>
              <text:p text:style-name="P175"><text:span text:style-name="Source_20_Text">graph_name</text:span> (str): Ime grafa iz kojeg se dohvata particija.</text:p>
            </text:list-item>
            <text:list-item>
              <text:p text:style-name="P175"><text:span text:style-name="Source_20_Text">partition_num</text:span> (int): Redni broj particije koja se dohvata.</text:p>
            </text:list-item>
          </text:list>
        </text:list-item>
        <text:list-item>
          <text:p text:style-name="P174"><text:span text:style-name="Strong_20_Emphasis">Povratna vrednost:</text:span> Rečnik sa informacijama o particiji (ime, putanja, čvorovi, ivice).</text:p>
        </text:list-item>
      </text:list>
      <text:h text:style-name="Heading_20_3" text:outline-level="3" text:is-list-header="true"><text:bookmark-start text:name="__RefHeading___Toc9006_1970857049"/>6. <text:span text:style-name="Source_20_Text">get_embedding</text:span><text:bookmark-end text:name="__RefHeading___Toc9006_1970857049"/></text:h>
      <text:list text:style-name="L20">
        <text:list-item>
          <text:p text:style-name="P177"><text:span text:style-name="Strong_20_Emphasis">Opis:</text:span> Generiše vektorske reprezentacije čvorova (embedding) za zadati graf koristeći Node2Vec algoritam.</text:p>
        </text:list-item>
        <text:list-item>
          <text:p text:style-name="P177"><text:span text:style-name="Strong_20_Emphasis">Parametri:</text:span></text:p>
          <text:list>
            <text:list-item>
              <text:p text:style-name="P177"><text:span text:style-name="Source_20_Text">graph_name</text:span> (str): Ime grafa za koji se generišu embedding-i.</text:p>
            </text:list-item>
            <text:list-item>
              <text:p text:style-name="P177"><text:span text:style-name="Source_20_Text">dim</text:span> (int): Dimenzionalnost vektora. Podrazumevano 128.</text:p>
            </text:list-item>
            <text:list-item>
              <text:p text:style-name="P177"><text:span text:style-name="Source_20_Text">epochs</text:span> (int): Broj epoha obuke. Podrazumevano 10.</text:p>
            </text:list-item>
            <text:list-item>
              <text:p text:style-name="P177"><text:span text:style-name="Source_20_Text">learning_rate</text:span> (float): Brzina učenja. Podrazumevano 0.01.</text:p>
            </text:list-item>
            <text:list-item>
              <text:p text:style-name="P177"><text:span text:style-name="Source_20_Text">n_walks</text:span> (int): Broj šetnji po čvoru. Podrazumevano 10.</text:p>
            </text:list-item>
            <text:list-item>
              <text:p text:style-name="P177"><text:span text:style-name="Source_20_Text">negative_sample_num</text:span> (int): Broj negativnih uzoraka. Podrazumevano 1.</text:p>
            </text:list-item>
            <text:list-item>
              <text:p text:style-name="P177"><text:span text:style-name="Source_20_Text">p</text:span> (float): Parametar za vraćanje unazad. Podrazumevano 1.</text:p>
            </text:list-item>
            <text:list-item>
              <text:p text:style-name="P177"><text:span text:style-name="Source_20_Text">q</text:span> (float): Parametar za prelazak unapred. Podrazumevano 1.</text:p>
            </text:list-item>
            <text:list-item>
              <text:p text:style-name="P177"><text:span text:style-name="Source_20_Text">window_size</text:span> (int): Veličina prozora za učitavanje konteksta. Podrazumevano 10.</text:p>
            </text:list-item>
            <text:list-item>
              <text:p text:style-name="P177"><text:span text:style-name="Source_20_Text">walk_size</text:span> (int): Dužina svake slučajne šetnje. Podrazumevano 10.</text:p>
            </text:list-item>
          </text:list>
        </text:list-item>
        <text:list-item>
          <text:p text:style-name="P176"><text:span text:style-name="Strong_20_Emphasis">Povratna vrednost:</text:span> Rečnik sa vektorskim reprezentacijama čvorova.</text:p>
        </text:list-item>
      </text:list>
      <text:h text:style-name="Heading_20_3" text:outline-level="3" text:is-list-header="true"><text:bookmark-start text:name="__RefHeading___Toc9008_1970857049"/>7. <text:span text:style-name="Source_20_Text">get_vertices</text:span><text:bookmark-end text:name="__RefHeading___Toc9008_1970857049"/></text:h>
      <text:list text:style-name="L21">
        <text:list-item>
          <text:p text:style-name="P179"><text:span text:style-name="Strong_20_Emphasis">Opis:</text:span> Dohvata sve čvorove iz grafa.</text:p>
        </text:list-item>
        <text:list-item>
          <text:p text:style-name="P179"><text:span text:style-name="Strong_20_Emphasis">Parametri:</text:span></text:p>
          <text:list>
            <text:list-item>
              <text:p text:style-name="P179"><text:span text:style-name="Source_20_Text">graph_name</text:span> (str): Ime grafa iz kojeg se dohvataju čvorovi.</text:p>
            </text:list-item>
          </text:list>
        </text:list-item>
        <text:list-item>
          <text:p text:style-name="P178"><text:span text:style-name="Strong_20_Emphasis">Povratna vrednost:</text:span> Lista čvorova iz grafa.</text:p>
        </text:list-item>
      </text:list>
      <text:h text:style-name="Heading_20_3" text:outline-level="3" text:is-list-header="true"><text:bookmark-start text:name="__RefHeading___Toc9010_1970857049"/>8. <text:span text:style-name="Source_20_Text">get_edges</text:span><text:bookmark-end text:name="__RefHeading___Toc9010_1970857049"/></text:h>
      <text:list text:style-name="L22">
        <text:list-item>
          <text:p text:style-name="P181"><text:span text:style-name="Strong_20_Emphasis">Opis:</text:span> Dohvata sve ivice iz grafa.</text:p>
        </text:list-item>
        <text:list-item>
          <text:p text:style-name="P181"><text:span text:style-name="Strong_20_Emphasis">Parametri:</text:span></text:p>
          <text:list>
            <text:list-item>
              <text:p text:style-name="P181"><text:span text:style-name="Source_20_Text">graph_name</text:span> (str): Ime grafa iz kojeg se dohvataju ivice.</text:p>
            </text:list-item>
          </text:list>
        </text:list-item>
        <text:list-item>
          <text:p text:style-name="P180"><text:span text:style-name="Strong_20_Emphasis">Povratna vrednost:</text:span> Lista ivica iz grafa.</text:p>
        </text:list-item>
      </text:list>
      <text:h text:style-name="Heading_20_3" text:outline-level="3" text:is-list-header="true"><text:bookmark-start text:name="__RefHeading___Toc9012_1970857049"/><text:soft-page-break/>9. <text:span text:style-name="Source_20_Text">import_karate_club</text:span><text:bookmark-end text:name="__RefHeading___Toc9012_1970857049"/></text:h>
      <text:list text:style-name="L23">
        <text:list-item>
          <text:p text:style-name="P183"><text:span text:style-name="Strong_20_Emphasis">Opis:</text:span> Uvozi standardni dataset "Karate Club" kao graf.</text:p>
        </text:list-item>
        <text:list-item>
          <text:p text:style-name="P183"><text:span text:style-name="Strong_20_Emphasis">Parametri:</text:span></text:p>
          <text:list>
            <text:list-item>
              <text:p text:style-name="P183"><text:span text:style-name="Source_20_Text">name</text:span> (str): Ime grafa koji se kreira iz dataset-a.</text:p>
            </text:list-item>
          </text:list>
        </text:list-item>
        <text:list-item>
          <text:p text:style-name="P182"><text:span text:style-name="Strong_20_Emphasis">Povratna vrednost:</text:span> Putanja do sačuvanog grafa.</text:p>
        </text:list-item>
      </text:list>
      <text:h text:style-name="Heading_20_3" text:outline-level="3" text:is-list-header="true"><text:bookmark-start text:name="__RefHeading___Toc9014_1970857049"/>10. <text:span text:style-name="Source_20_Text">get_leader</text:span><text:bookmark-end text:name="__RefHeading___Toc9014_1970857049"/></text:h>
      <text:list text:style-name="L24">
        <text:list-item>
          <text:p text:style-name="P185"><text:span text:style-name="Strong_20_Emphasis">Opis:</text:span> Dohvata trenutnog lidera u klasteru.</text:p>
        </text:list-item>
        <text:list-item>
          <text:p text:style-name="P185"><text:span text:style-name="Strong_20_Emphasis">Parametri:</text:span> Nema.</text:p>
        </text:list-item>
        <text:list-item>
          <text:p text:style-name="P184"><text:span text:style-name="Strong_20_Emphasis">Povratna vrednost:</text:span> Ime čvora koji je lider.</text:p>
        </text:list-item>
      </text:list>
      <text:h text:style-name="Heading_20_3" text:outline-level="3" text:is-list-header="true"><text:bookmark-start text:name="__RefHeading___Toc9016_1970857049"/>11. <text:span text:style-name="Source_20_Text">zk</text:span><text:bookmark-end text:name="__RefHeading___Toc9016_1970857049"/></text:h>
      <text:list text:style-name="L25">
        <text:list-item>
          <text:p text:style-name="P187"><text:span text:style-name="Strong_20_Emphasis">Opis:</text:span> Interaguje sa Zookeeper-om kako bi upravljao klasterom.</text:p>
        </text:list-item>
        <text:list-item>
          <text:p text:style-name="P187"><text:span text:style-name="Strong_20_Emphasis">Parametri:</text:span> Nema.</text:p>
        </text:list-item>
        <text:list-item>
          <text:p text:style-name="P186"><text:span text:style-name="Strong_20_Emphasis">Povratna vrednost:</text:span> Rečnik sa informacijama o Zookeeper-u i čvorovima u klasteru.</text:p>
        </text:list-item>
      </text:list>
      <text:h text:style-name="Heading_20_3" text:outline-level="3" text:is-list-header="true"><text:bookmark-start text:name="__RefHeading___Toc9018_1970857049"/>12. <text:span text:style-name="Source_20_Text">process</text:span><text:bookmark-end text:name="__RefHeading___Toc9018_1970857049"/></text:h>
      <text:list text:style-name="L26">
        <text:list-item>
          <text:p text:style-name="P189"><text:span text:style-name="Strong_20_Emphasis">Opis:</text:span> Procesira graf kako bi se generisali vektorski prikazi čvorova sa opcijama za fino podešavanje.</text:p>
        </text:list-item>
        <text:list-item>
          <text:p text:style-name="P189"><text:span text:style-name="Strong_20_Emphasis">Parametri:</text:span></text:p>
          <text:list>
            <text:list-item>
              <text:p text:style-name="P189"><text:span text:style-name="Source_20_Text">graph_name</text:span> (str): Ime grafa koji se procesira.</text:p>
            </text:list-item>
            <text:list-item>
              <text:p text:style-name="P189"><text:span text:style-name="Source_20_Text">dim</text:span> (int): Dimenzionalnost vektora. Podrazumevano 128.</text:p>
            </text:list-item>
            <text:list-item>
              <text:p text:style-name="P189"><text:span text:style-name="Source_20_Text">epochs</text:span> (int): Broj epoha obuke. Podrazumevano 10.</text:p>
            </text:list-item>
            <text:list-item>
              <text:p text:style-name="P189"><text:span text:style-name="Source_20_Text">learning_rate</text:span> (float): Brzina učenja. Podrazumevano 0.01.</text:p>
            </text:list-item>
            <text:list-item>
              <text:p text:style-name="P189"><text:span text:style-name="Source_20_Text">n_walks</text:span> (int): Broj šetnji po čvoru. Podrazumevano 10.</text:p>
            </text:list-item>
            <text:list-item>
              <text:p text:style-name="P189"><text:span text:style-name="Source_20_Text">negative_sample_num</text:span> (int): Broj negativnih uzoraka. Podrazumevano 1.</text:p>
            </text:list-item>
            <text:list-item>
              <text:p text:style-name="P189"><text:span text:style-name="Source_20_Text">p</text:span> (float): Parametar za vraćanje unazad. Podrazumevano 1.</text:p>
            </text:list-item>
            <text:list-item>
              <text:p text:style-name="P189"><text:span text:style-name="Source_20_Text">q</text:span> (float): Parametar za prelazak unapred. Podrazumevano 1.</text:p>
            </text:list-item>
            <text:list-item>
              <text:p text:style-name="P189"><text:span text:style-name="Source_20_Text">window_size</text:span> (int): Veličina prozora za učitavanje konteksta. Podrazumevano 10.</text:p>
            </text:list-item>
            <text:list-item>
              <text:p text:style-name="P189"><text:span text:style-name="Source_20_Text">walk_size</text:span> (int): Dužina svake slučajne šetnje. Podrazumevano 10.</text:p>
            </text:list-item>
          </text:list>
        </text:list-item>
        <text:list-item>
          <text:p text:style-name="P188"><text:span text:style-name="Strong_20_Emphasis">Povratna vrednost:</text:span> Rečnik sa vektorskim prikazima čvorova i vremenom obrade.</text:p>
        </text:list-item>
      </text:list>
      <text:h text:style-name="Heading_20_3" text:outline-level="3" text:is-list-header="true"><text:bookmark-start text:name="__RefHeading___Toc9020_1970857049"/>13. <text:span text:style-name="Source_20_Text">import_gml</text:span><text:bookmark-end text:name="__RefHeading___Toc9020_1970857049"/></text:h>
      <text:list text:style-name="L27">
        <text:list-item>
          <text:p text:style-name="P191"><text:span text:style-name="Strong_20_Emphasis">Opis:</text:span> Uvozi graf iz GML datoteke sa zadate URL adrese.</text:p>
        </text:list-item>
        <text:list-item>
          <text:p text:style-name="P191"><text:span text:style-name="Strong_20_Emphasis">Parametri:</text:span></text:p>
          <text:list>
            <text:list-item>
              <text:p text:style-name="P191"><text:span text:style-name="Source_20_Text">url</text:span> (str): URL adresa GML datoteke.</text:p>
            </text:list-item>
            <text:list-item>
              <text:p text:style-name="P191"><text:span text:style-name="Source_20_Text">graph_name</text:span> (str): Ime grafa koji se kreira.</text:p>
            </text:list-item>
          </text:list>
        </text:list-item>
        <text:list-item>
          <text:p text:style-name="P190"><text:span text:style-name="Strong_20_Emphasis">Povratna vrednost:</text:span> Putanja do sačuvanog grafa.</text:p>
        </text:list-item>
      </text:list>
      <text:h text:style-name="Heading_20_3" text:outline-level="3" text:is-list-header="true"><text:bookmark-start text:name="__RefHeading___Toc9022_1970857049"/>14. <text:span text:style-name="Source_20_Text">download_gml</text:span><text:bookmark-end text:name="__RefHeading___Toc9022_1970857049"/></text:h>
      <text:list text:style-name="L28">
        <text:list-item>
          <text:p text:style-name="P193"><text:span text:style-name="Strong_20_Emphasis">Opis:</text:span> Preuzima GML datoteku za zadati dataset sa specifičnog izvora.</text:p>
        </text:list-item>
        <text:list-item>
          <text:p text:style-name="P193"><text:soft-page-break/><text:span text:style-name="Strong_20_Emphasis">Parametri:</text:span></text:p>
          <text:list>
            <text:list-item>
              <text:p text:style-name="P193"><text:span text:style-name="Source_20_Text">dataset_name</text:span> (str): Ime dataset-a koji se preuzima.</text:p>
            </text:list-item>
            <text:list-item>
              <text:p text:style-name="P193"><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192"><text:span text:style-name="Strong_20_Emphasis">Povratna vrednost:</text:span> Putanja do preuzete GML datoteke.</text:p>
        </text:list-item>
      </text:list>
      <text:h text:style-name="Heading_20_3" text:outline-level="3" text:is-list-header="true"><text:bookmark-start text:name="__RefHeading___Toc9024_1970857049"/>15. <text:span text:style-name="Source_20_Text">generate_graph</text:span><text:bookmark-end text:name="__RefHeading___Toc9024_1970857049"/></text:h>
      <text:list text:style-name="L29">
        <text:list-item>
          <text:p text:style-name="P195"><text:span text:style-name="Strong_20_Emphasis">Opis:</text:span> Generiše graf sa unapred definisanim brojem čvorova, verovatnoćama ivica i brojem zajednica.</text:p>
        </text:list-item>
        <text:list-item>
          <text:p text:style-name="P195"><text:span text:style-name="Strong_20_Emphasis">Parametri:</text:span></text:p>
          <text:list>
            <text:list-item>
              <text:p text:style-name="P195"><text:span text:style-name="Source_20_Text">graph_name</text:span> (str): Ime grafa koji se generiše.</text:p>
            </text:list-item>
            <text:list-item>
              <text:p text:style-name="P195"><text:span text:style-name="Source_20_Text">n</text:span> (int): Broj čvorova u grafu.</text:p>
            </text:list-item>
            <text:list-item>
              <text:p text:style-name="P195"><text:span text:style-name="Source_20_Text">p</text:span> (float): Verovatnoća za ivice unutar zajednica.</text:p>
            </text:list-item>
            <text:list-item>
              <text:p text:style-name="P195"><text:span text:style-name="Source_20_Text">q</text:span> (float): Verovatnoća za ivice između zajednica.</text:p>
            </text:list-item>
            <text:list-item>
              <text:p text:style-name="P195"><text:span text:style-name="Source_20_Text">c</text:span> (int): Broj zajednica u grafu.</text:p>
            </text:list-item>
          </text:list>
        </text:list-item>
        <text:list-item>
          <text:p text:style-name="P194"><text:span text:style-name="Strong_20_Emphasis">Povratna vrednost:</text:span> Putanja do generisanog grafa.</text:p>
        </text:list-item>
      </text:list>
      <text:h text:style-name="Heading_20_3" text:outline-level="3" text:is-list-header="true"><text:bookmark-start text:name="__RefHeading___Toc9026_1970857049"/>16. <text:span text:style-name="Source_20_Text">list</text:span><text:bookmark-end text:name="__RefHeading___Toc9026_1970857049"/></text:h>
      <text:list text:style-name="L30">
        <text:list-item>
          <text:p text:style-name="P197"><text:span text:style-name="Strong_20_Emphasis">Opis:</text:span> Prikazuje listu svih grafova u skladištu.</text:p>
        </text:list-item>
        <text:list-item>
          <text:p text:style-name="P197"><text:span text:style-name="Strong_20_Emphasis">Parametri:</text:span> Nema.</text:p>
        </text:list-item>
        <text:list-item>
          <text:p text:style-name="P196"><text:span text:style-name="Strong_20_Emphasis">Povratna vrednost:</text:span> Lista imena grafova u skladištu.</text:p>
        </text:list-item>
      </text:list>
      <text:h text:style-name="Heading_20_3" text:outline-level="3" text:is-list-header="true"><text:bookmark-start text:name="__RefHeading___Toc9028_1970857049"/>17. <text:span text:style-name="Source_20_Text">upload_gml</text:span><text:bookmark-end text:name="__RefHeading___Toc9028_1970857049"/></text:h>
      <text:list text:style-name="L31">
        <text:list-item>
          <text:p text:style-name="P199"><text:span text:style-name="Strong_20_Emphasis">Opis:</text:span> Ažurira ili dodaje podatke u GML datoteku sa podacima o grafu.</text:p>
        </text:list-item>
        <text:list-item>
          <text:p text:style-name="P199"><text:span text:style-name="Strong_20_Emphasis">Parametri:</text:span></text:p>
          <text:list>
            <text:list-item>
              <text:p text:style-name="P199"><text:span text:style-name="Source_20_Text">graph_name</text:span> (str): Ime grafa u koji se dodaju podaci.</text:p>
            </text:list-item>
            <text:list-item>
              <text:p text:style-name="P199"><text:span text:style-name="Source_20_Text">data</text:span> (bytes): Podaci koji se dodaju.</text:p>
            </text:list-item>
            <text:list-item>
              <text:p text:style-name="P199"><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198"><text:span text:style-name="Strong_20_Emphasis">Povratna vrednost:</text:span> Broj upisanih bajtova ili greška.</text:p>
        </text:list-item>
      </text:list>
      <text:p text:style-name="P52"><text:span text:style-name="Strong_20_Emphasis"><text:span text:style-name="T16"/></text:span></text:p>
      <text:h text:style-name="P143" text:outline-level="3"><text:bookmark-start text:name="__RefHeading___Toc9030_1970857049"/>Komunikacija klijenta sa klasterom<text:bookmark-end text:name="__RefHeading___Toc9030_1970857049"/></text:h>
      <text:p text:style-name="P8">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Heading_20_4" text:outline-level="4"><text:bookmark-start text:name="__RefHeading___Toc9032_1970857049"/>Ključne Funkcionalnosti Klijenta<text:bookmark-end text:name="__RefHeading___Toc9032_1970857049"/></text:h>
      <text:list text:style-name="L32">
        <text:list-item>
          <text:p text:style-name="P200"><text:span text:style-name="Strong_20_Emphasis">create_graph</text:span></text:p>
          <text:list>
            <text:list-item>
              <text:p text:style-name="P201"><text:soft-page-break/><text:span text:style-name="Strong_20_Emphasis">Parametri:</text:span> <text:span text:style-name="Source_20_Text">name</text:span> (naziv grafa), <text:span text:style-name="Source_20_Text">ip</text:span> (IP adresa čvora, podrazumevano "localhost")</text:p>
            </text:list-item>
            <text:list-item>
              <text:p text:style-name="P201"><text:span text:style-name="Strong_20_Emphasis">Opis:</text:span> Kreira novi prazan graf na datom čvoru u klasteru.</text:p>
            </text:list-item>
          </text:list>
        </text:list-item>
        <text:list-item>
          <text:p text:style-name="P200"><text:span text:style-name="Strong_20_Emphasis">add_vertex</text:span></text:p>
          <text:list>
            <text:list-item>
              <text:p text:style-name="P201"><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01"><text:span text:style-name="Strong_20_Emphasis">Opis:</text:span> Dodaje novi čvor u postojeći graf na datom čvoru.</text:p>
            </text:list-item>
          </text:list>
        </text:list-item>
        <text:list-item>
          <text:p text:style-name="P200"><text:span text:style-name="Strong_20_Emphasis">add_edge</text:span></text:p>
          <text:list>
            <text:list-item>
              <text:p text:style-name="P201"><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01"><text:span text:style-name="Strong_20_Emphasis">Opis:</text:span> Dodaje novu ivicu između dva postojeća čvora u grafu.</text:p>
            </text:list-item>
          </text:list>
        </text:list-item>
        <text:list-item>
          <text:p text:style-name="P200"><text:span text:style-name="Strong_20_Emphasis">partition_graph</text:span></text:p>
          <text:list>
            <text:list-item>
              <text:p text:style-name="P201"><text:span text:style-name="Strong_20_Emphasis">Parametri:</text:span> <text:span text:style-name="Source_20_Text">graph_name</text:span> (naziv grafa), <text:span text:style-name="Source_20_Text">ip</text:span> (IP adresa čvora)</text:p>
            </text:list-item>
            <text:list-item>
              <text:p text:style-name="P201"><text:span text:style-name="Strong_20_Emphasis">Opis:</text:span> Particioniše graf na datom čvoru u klasteru u nekoliko manjih podgrafova.</text:p>
            </text:list-item>
          </text:list>
        </text:list-item>
        <text:list-item>
          <text:p text:style-name="P200"><text:span text:style-name="Strong_20_Emphasis">get_node_num</text:span></text:p>
          <text:list>
            <text:list-item>
              <text:p text:style-name="P201"><text:span text:style-name="Strong_20_Emphasis">Parametri:</text:span> <text:span text:style-name="Source_20_Text">graph_name</text:span> (naziv grafa), <text:span text:style-name="Source_20_Text">ip</text:span> (IP adresa čvora)</text:p>
            </text:list-item>
            <text:list-item>
              <text:p text:style-name="P201"><text:span text:style-name="Strong_20_Emphasis">Opis:</text:span> Vraća broj čvorova u grafu na datom čvoru.</text:p>
            </text:list-item>
          </text:list>
        </text:list-item>
        <text:list-item>
          <text:p text:style-name="P200"><text:span text:style-name="Strong_20_Emphasis">get_nodes</text:span></text:p>
          <text:list>
            <text:list-item>
              <text:p text:style-name="P201"><text:span text:style-name="Strong_20_Emphasis">Parametri:</text:span> <text:span text:style-name="Source_20_Text">graph_name</text:span> (naziv grafa), <text:span text:style-name="Source_20_Text">ip</text:span> (IP adresa čvora)</text:p>
            </text:list-item>
            <text:list-item>
              <text:p text:style-name="P201"><text:span text:style-name="Strong_20_Emphasis">Opis:</text:span> Vraća spisak svih čvorova u grafu na datom čvoru.</text:p>
            </text:list-item>
          </text:list>
        </text:list-item>
        <text:list-item>
          <text:p text:style-name="P200"><text:span text:style-name="Strong_20_Emphasis">get_partition</text:span></text:p>
          <text:list>
            <text:list-item>
              <text:p text:style-name="P201"><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01"><text:span text:style-name="Strong_20_Emphasis">Opis:</text:span> Vraća informacije o određenoj particiji grafa na datom čvoru, uključujući čvorove i ivice u toj particiji.</text:p>
            </text:list-item>
          </text:list>
        </text:list-item>
        <text:list-item>
          <text:p text:style-name="P200"><text:span text:style-name="Strong_20_Emphasis">process</text:span></text:p>
          <text:list>
            <text:list-item>
              <text:p text:style-name="P201"><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01"><text:span text:style-name="Strong_20_Emphasis">Opis:</text:span> Koordinira proces ugrađivanja vektora za čvorove u grafu. Proces se pokreće na lideru klastera, a rezultati se sakupljaju sa svih čvorova.</text:p>
            </text:list-item>
          </text:list>
        </text:list-item>
        <text:list-item>
          <text:p text:style-name="P200"><text:span text:style-name="Strong_20_Emphasis">get_graph</text:span></text:p>
          <text:list>
            <text:list-item>
              <text:p text:style-name="P201"><text:span text:style-name="Strong_20_Emphasis">Parametri:</text:span> <text:span text:style-name="Source_20_Text">graph_name</text:span> (naziv grafa), <text:span text:style-name="Source_20_Text">ip</text:span> (IP adresa čvora)</text:p>
            </text:list-item>
            <text:list-item>
              <text:p text:style-name="P201"><text:span text:style-name="Strong_20_Emphasis">Opis:</text:span> Vraća kompletan graf sačuvan na disku na datom čvoru.</text:p>
            </text:list-item>
          </text:list>
        </text:list-item>
        <text:list-item>
          <text:p text:style-name="P200"><text:span text:style-name="Strong_20_Emphasis">get_leader</text:span></text:p>
          <text:list>
            <text:list-item>
              <text:p text:style-name="P201"><text:span text:style-name="Strong_20_Emphasis">Parametri:</text:span> <text:span text:style-name="Source_20_Text">ip</text:span> (IP adresa čvora)</text:p>
            </text:list-item>
            <text:list-item>
              <text:p text:style-name="P201"><text:span text:style-name="Strong_20_Emphasis">Opis:</text:span> Vraća trenutnog lidera klastera.</text:p>
            </text:list-item>
          </text:list>
        </text:list-item>
        <text:list-item>
          <text:p text:style-name="P200"><text:span text:style-name="Strong_20_Emphasis">get_embedding</text:span></text:p>
          <text:list>
            <text:list-item>
              <text:p text:style-name="P201"><text:soft-page-break/><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01"><text:span text:style-name="Strong_20_Emphasis">Opis:</text:span> Vraća ugrađene vektore za čvorove u grafu, računajući ih na osnovu particije grafa na trenutnom čvoru.</text:p>
            </text:list-item>
          </text:list>
        </text:list-item>
        <text:list-item>
          <text:p text:style-name="P200"><text:span text:style-name="Strong_20_Emphasis">import_karate_club</text:span></text:p>
          <text:list>
            <text:list-item>
              <text:p text:style-name="P201"><text:span text:style-name="Strong_20_Emphasis">Parametri:</text:span> <text:span text:style-name="Source_20_Text">name</text:span> (naziv grafa), <text:span text:style-name="Source_20_Text">ip</text:span> (IP adresa čvora)</text:p>
            </text:list-item>
            <text:list-item>
              <text:p text:style-name="P201"><text:span text:style-name="Strong_20_Emphasis">Opis:</text:span> Importuje Karate Club dataset kao graf na datom čvoru.</text:p>
            </text:list-item>
          </text:list>
        </text:list-item>
        <text:list-item>
          <text:p text:style-name="P200"><text:span text:style-name="Strong_20_Emphasis">get_vertices</text:span></text:p>
          <text:list>
            <text:list-item>
              <text:p text:style-name="P201"><text:span text:style-name="Strong_20_Emphasis">Parametri:</text:span> <text:span text:style-name="Source_20_Text">graph_name</text:span> (naziv grafa), <text:span text:style-name="Source_20_Text">ip</text:span> (IP adresa čvora)</text:p>
            </text:list-item>
            <text:list-item>
              <text:p text:style-name="P201"><text:span text:style-name="Strong_20_Emphasis">Opis:</text:span> Vraća spisak svih čvorova u grafu na datom čvoru.</text:p>
            </text:list-item>
          </text:list>
        </text:list-item>
        <text:list-item>
          <text:p text:style-name="P200"><text:span text:style-name="Strong_20_Emphasis">get_datasets</text:span></text:p>
          <text:list>
            <text:list-item>
              <text:p text:style-name="P201"><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01"><text:span text:style-name="Strong_20_Emphasis">Opis:</text:span> Preuzima i učitava dataset-e sa definisanih putanja i opcionalno generiše SBM (stochastic block model) grafove.</text:p>
            </text:list-item>
          </text:list>
        </text:list-item>
        <text:list-item>
          <text:p text:style-name="P200"><text:span text:style-name="Strong_20_Emphasis">upload_gml</text:span></text:p>
          <text:list>
            <text:list-item>
              <text:p text:style-name="P201"><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01"><text:span text:style-name="Strong_20_Emphasis">Opis:</text:span> Učitava GML datoteku i kreira graf na datom čvoru u klasteru.</text:p>
            </text:list-item>
          </text:list>
        </text:list-item>
        <text:list-item>
          <text:p text:style-name="P200"><text:span text:style-name="Strong_20_Emphasis">upload_csv</text:span></text:p>
          <text:list>
            <text:list-item>
              <text:p text:style-name="P201"><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01"><text:span text:style-name="Strong_20_Emphasis">Opis:</text:span> Učitava CSV datoteku, kreira graf na osnovu ivica iz datoteke, i potom ga čuva kao GML datoteku na datom čvoru.</text:p>
            </text:list-item>
          </text:list>
        </text:list-item>
        <text:list-item>
          <text:p text:style-name="P200"><text:span text:style-name="Strong_20_Emphasis">list</text:span></text:p>
          <text:list>
            <text:list-item>
              <text:p text:style-name="P201"><text:span text:style-name="Strong_20_Emphasis">Parametri:</text:span> <text:span text:style-name="Source_20_Text">ip</text:span> (IP adresa čvora)</text:p>
            </text:list-item>
            <text:list-item>
              <text:p text:style-name="P201"><text:span text:style-name="Strong_20_Emphasis">Opis:</text:span> Vraća spisak svih grafova sačuvanih na disku na datom čvoru.</text:p>
            </text:list-item>
          </text:list>
        </text:list-item>
        <text:list-item>
          <text:p text:style-name="P200"><text:span text:style-name="Strong_20_Emphasis">execute</text:span></text:p>
          <text:list>
            <text:list-item>
              <text:p text:style-name="P201"><text:span text:style-name="Strong_20_Emphasis">Parametri:</text:span> <text:span text:style-name="Source_20_Text">pipeline</text:span> (putanja do YAML datoteke sa komandama), <text:span text:style-name="Source_20_Text">ip</text:span> (IP adresa čvora)</text:p>
            </text:list-item>
            <text:list-item>
              <text:p text:style-name="P200"><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3" text:outline-level="3" text:is-list-header="true"><text:bookmark-start text:name="__RefHeading___Toc9034_1970857049"/>Fleksibilnost i Prednosti Klijenta<text:bookmark-end text:name="__RefHeading___Toc9034_1970857049"/></text:h>
      <text:p text:style-name="Text_20_body">Klijent je dizajniran da pruži fleksibilan i moćan način za interakciju sa distribuiranim klasterom. On omogućava pokretanje složenih operacija na grafovima, od njihovog stvaranja i manipulacije, preko particionisanja i ugrađivanja, do preuzimanja i obrade velikih dataset-a.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h text:style-name="Heading_20_4" text:outline-level="4"><text:bookmark-start text:name="__RefHeading___Toc9038_1970857049"/>Opis Metode<text:bookmark-end text:name="__RefHeading___Toc9038_1970857049"/></text:h>
      <text:p text:style-name="Text_20_body">Metoda rekonstrukcije funkcioniše tako što:</text:p>
      <text:list text:style-name="L33">
        <text:list-item>
          <text:p text:style-name="P203">Prvo, za svaki čvor u grafu, pronalazi najbliže čvorove na osnovu udaljenosti između njihovih vektorskih prikaza (embeddings).</text:p>
        </text:list-item>
        <text:list-item>
          <text:p text:style-name="P203">Zatim, povezuje čvorove sa njihovim najbližim susedima, formirajući ivice u rekonstruisanom grafu.</text:p>
        </text:list-item>
        <text:list-item>
          <text:p text:style-name="P202">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99" text:outline-level="4"><text:bookmark-start text:name="__RefHeading___Toc9040_1970857049"/><text:span text:style-name="T18">Pseudokod metode za rekonstrukciju grafa je dat u listingu </text:span><text:span text:style-name="T19">2.4</text:span><text:span text:style-name="T18">:</text:span><text:bookmark-end text:name="__RefHeading___Toc9040_1970857049"/></text:h>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0"><text:span text:style-name="T18"/></text:p>
      <text:p text:style-name="P10"><text:span text:style-name="Source_20_Text">Metoda: reconstruct(k, embedding, nodes)</text:span></text:p>
      <text:p text:style-name="P11"><text:soft-page-break/><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101">Listing 2.4: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34">
        <text:list-item>
          <text:p text:style-name="P205">Generiše originalni graf i njegov vektorski prikaz (embedding) pomoću Node2Vec algoritma.</text:p>
        </text:list-item>
        <text:list-item>
          <text:p text:style-name="P205">Primeni metoda rekonstrukcije na dobijene vektorske prikaze sa različitim vrednostima <text:span text:style-name="Source_20_Text">k</text:span>.</text:p>
        </text:list-item>
        <text:list-item>
          <text:p text:style-name="P204">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44"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
      <text:p text:style-name="Text_20_body"/>
      <text:h text:style-name="Heading_20_4" text:outline-level="4"><text:soft-page-break/></text:h>
      <text:h text:style-name="Heading_20_4" text:outline-level="4"><text:bookmark-start text:name="__RefHeading___Toc9048_1970857049"/>Postupak Testiranja<text:bookmark-end text:name="__RefHeading___Toc9048_1970857049"/></text:h>
      <text:list text:style-name="L35">
        <text:list-item>
          <text:p text:style-name="P206"><text:span text:style-name="Strong_20_Emphasis">Generisanje Ugrađivanja:</text:span></text:p>
          <text:list>
            <text:list-item>
              <text:p text:style-name="P207">Prvo se trenira Node2Vec model koristeći graf <text:span text:style-name="Source_20_Text">G</text:span>. Ovaj model kreira vektorske prikaze (embedding) za svaki čvor u grafu.</text:p>
            </text:list-item>
            <text:list-item>
              <text:p text:style-name="P207">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6"><text:span text:style-name="Strong_20_Emphasis">Rekonstrukcija Grafa:</text:span></text:p>
          <text:list>
            <text:list-item>
              <text:p text:style-name="P207">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7">Broj ivica u rekonstruisanom grafu određuje se na osnovu broja ivica u originalnom grafu <text:span text:style-name="Source_20_Text">G</text:span>.</text:p>
            </text:list-item>
          </text:list>
        </text:list-item>
        <text:list-item>
          <text:p text:style-name="P206"><text:span text:style-name="Strong_20_Emphasis">Izračunavanje Preciznosti i Odziva:</text:span></text:p>
          <text:list>
            <text:list-item>
              <text:p text:style-name="P207"><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7"><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6"><text:span text:style-name="Strong_20_Emphasis">Izračunavanje F1 Skora:</text:span></text:p>
          <text:list>
            <text:list-item>
              <text:p text:style-name="P207">F1 skor se računa kao harmonijska sredina preciznosti i odziva. To je balansirana mera koja uzima u obzir i koliko je rekonstrukcija tačna (preciznost) i koliko je rekonstrukcija kompletna (odziv).</text:p>
            </text:list-item>
            <text:list-item>
              <text:p text:style-name="P206">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36" text:outline-level="2"><text:bookmark-start text:name="__RefHeading___Toc9050_1970857049"/>Ocenjivanje klasterovanja na osnovu ugrađenih vektora<text:bookmark-end text:name="__RefHeading___Toc9050_1970857049"/></text:h>
      <text:p text:style-name="P56">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6">K-means algoritam za klasterovanje koristi iterativni proces kako bi podelio set podataka u k klastera, gde k predstavlja broj klastera koje korisnik definiše unapred. Algoritam teži minimizaciji <text:soft-page-break/>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9"><text:span text:style-name="Strong_20_Emphasis">2. Dodela klastera:</text:span> Svaka tačka <text:span text:style-name="T26"><draw:frame text:anchor-type="as-char" svg:y="-0.0736in" draw:z-index="43" draw:name="Shape33" draw:style-name="gr1" draw:text-style-name="P240"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7"><text:s/></text:span>u skupu podataka dodeljuje se klasteru čiji je centroid najbliži, koristeći metriku udaljenost<text:span text:style-name="T37">i</text:span>, obično Euklidsku. <text:span text:style-name="T37">Klasteri se mogu dodeliti na osnovu sledećeg postupka:</text:span></text:p>
      <text:p text:style-name="P57">C_i = \argmin_j ||x_i - c_j||^2</text:p>
      <text:p text:style-name="P56">gde je <text:span text:style-name="T26"><draw:frame text:anchor-type="as-char" svg:y="-0.1272in" draw:z-index="44" draw:name="Shape34" draw:style-name="gr1" draw:text-style-name="P240"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26"><text:s/>indeks klastera kom treba da pripada tačka </text:span><text:span text:style-name="T26"><draw:frame text:anchor-type="as-char" svg:y="-0.0736in" draw:z-index="45" draw:name="Shape35" draw:style-name="gr1" draw:text-style-name="P240"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26">, a </text:span><text:span text:style-name="T26"><draw:frame text:anchor-type="as-char" svg:y="-0.0728in" draw:z-index="46" draw:name="Shape36" draw:style-name="gr1" draw:text-style-name="P240"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26"><text:s/>je vektor koji predstavlja j-ti centroid.</text:span></text:p>
      <text:p text:style-name="P56">Nakon što su svi podaci dodeljeni klasterima, centroidi se ažuriraju računanjem prosečne vrednosti svih tačaka koje pripadaju svakom klasteru:</text:p>
      <text:p text:style-name="P3"><draw:frame text:anchor-type="as-char" svg:y="-0.2193in" draw:z-index="47" draw:name="Shape37" draw:style-name="gr1" draw:text-style-name="P240"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33">Koraci dodele klastera i ažuriranja centroida ponavljaju se dok ne dođe do konvergencije. Konvergencija se obično dešava kada se centroidi više ne pomeraju značajno ili kada broj iteracija dostigne unapred zadati maksimum.</text:p>
      <text:p text:style-name="P33">K-means algoritam je jednostavan i efikasan za male do srednje velike skupove podataka, ali može postati spor i manje pouzdan na velikim skupovima podataka ili sa visokom dimenzionalnošću.</text:p>
      <text:p text:style-name="P79">Nakon klasterovanja, upotrebljen je test za sličnost klastera kako bi se utvrdilo koliko paralelna implementacija proizvodi ugrađivanje koje utiče na promenu izlaza k-means algoritma u odnosu na serijsku implementaciju.</text:p>
      <text:p text:style-name="P79">Adjusted Rand Index (ARI) <text:span text:style-name="T42">[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78">RI računa sličnost između dva klasterovanja brojeći sve parove uzoraka i klasifikuje ih u četiri kategorije:</text:p>
      <text:list text:style-name="L36">
        <text:list-item>
          <text:p text:style-name="P209">True Positives (TP): Par uzoraka koji su u istom klasteru u oba klasterovanja.</text:p>
        </text:list-item>
        <text:list-item>
          <text:p text:style-name="P209">True Negatives (TN): Par uzoraka koji su u različitim klasterima u oba klasterovanja.</text:p>
        </text:list-item>
        <text:list-item>
          <text:p text:style-name="P209">False Positives (FP): Par uzoraka koji su u istom klasteru u jednom klasterovanju, ali u različitim klasterima u drugom.</text:p>
        </text:list-item>
        <text:list-item>
          <text:p text:style-name="P208">False Negatives (FN): Par uzoraka koji su u različitim klasterima u jednom klasterovanju, ali u istom klasteru u drugom.</text:p>
        </text:list-item>
      </text:list>
      <text:p text:style-name="P79"/>
      <text:p text:style-name="P79">ARI se dobija tako što se RI "prilagođava za slučajnost" koristeći sledeću formulu:</text:p>
      <text:p text:style-name="P3"><text:soft-page-break/><draw:frame text:anchor-type="as-char" svg:y="-0.222in" draw:z-index="54" draw:name="Shape38" draw:style-name="gr1" draw:text-style-name="P240"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33">Očekivani_RI predstavlja očekivanu vrednost RI za slučajno generisane klastere, dok Max_RI predstavlja maksimalnu moguću vrednost RI.</text:p>
      <text:p text:style-name="P35">ARI vrednosti se kreću od -0.5 do 1.0:</text:p>
      <text:list text:style-name="L37">
        <text:list-item>
          <text:p text:style-name="P211">Vrednost od 1.0 označava savršenu podudarnost između dva klasterovanja (do permutacije).</text:p>
        </text:list-item>
        <text:list-item>
          <text:p text:style-name="P211">Vrednost blizu 0 označava da su dva klasterovanja slična onoliko koliko bi se očekivalo slučajno.</text:p>
        </text:list-item>
        <text:list-item>
          <text:p text:style-name="P210">Negativne vrednosti ARI ukazuju na to da su klasterovanja nesaglasna više nego što bi se očekivalo slučajno.</text:p>
        </text:list-item>
      </text:list>
      <text:p text:style-name="P83">Konkretno, iz vrednosti TP, FP, FN i TN se može izračunati ARI kao:</text:p>
      <text:p text:style-name="P3"><draw:frame text:anchor-type="as-char" svg:y="-0.2437in" draw:z-index="55" draw:name="Shape39" draw:style-name="gr1" draw:text-style-name="P240"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3"/>
      <text:h text:style-name="P137" text:outline-level="2"><text:bookmark-start text:name="__RefHeading___Toc9052_1970857049"/>Generisanje veštačkih mreža<text:bookmark-end text:name="__RefHeading___Toc9052_1970857049"/></text:h>
      <text:p text:style-name="P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38">
        <text:list-item>
          <text:p text:style-name="P212"><text:span text:style-name="Strong_20_Emphasis">Veličine blokova (sizes)</text:span>:</text:p>
          <text:list>
            <text:list-item>
              <text:p text:style-name="P213">Niz koji određuje broj čvorova u svakom bloku. Na primer, ako imamo tri bloka, sizes=[n<text:span text:style-name="T38">1</text:span>,n<text:span text:style-name="T38">2, </text:span>n3] gde n1, <text:span text:style-name="T38">n2, n3 </text:span>predstavljaju broj čvorova u svakom od blokova.</text:p>
            </text:list-item>
          </text:list>
        </text:list-item>
        <text:list-item>
          <text:p text:style-name="P212"><text:span text:style-name="Strong_20_Emphasis">Verovatnoća veze unutar i između blokova (p)</text:span>:</text:p>
          <text:list>
            <text:list-item>
              <text:p text:style-name="P213">Matrica verovatnoća koja definiše šanse za postojanje veze između čvorova u različitim blokovima. Element p[i][j] predstavlja verovatnoću da će čvor iz bloka i biti povezan sa čvorom iz bloka j.</text:p>
            </text:list-item>
          </text:list>
        </text:list-item>
      </text:list>
      <text:list text:style-name="L39">
        <text:list-item>
          <text:list>
            <text:list-item>
              <text:p text:style-name="P214">Verovatnoće na glavnoj dijagonali matrice (p[i][i]) odgovaraju verovatnoći veze unutar istog bloka (tj. unutar zajednice), što se označava kao p, dok su verovatnoće van glavne dijagonale (p[i][j] za <text:span text:style-name="T26"><draw:frame text:anchor-type="as-char" svg:y="-0.1201in" draw:z-index="48" draw:name="Shape38" draw:style-name="gr1" draw:text-style-name="P240"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text:soft-page-break/>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3"><draw:frame text:anchor-type="as-char" svg:y="-0.2555in" draw:z-index="49" draw:name="Shape39" draw:style-name="gr1" draw:text-style-name="P240"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38" text:outline-level="2"><text:bookmark-start text:name="__RefHeading___Toc5642_1215285949"/>Implementacioni detalji i izvorni kod <text:bookmark-end text:name="__RefHeading___Toc5642_1215285949"/></text:h>
      <text:p text:style-name="P96">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96">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98">Izvorni kod sadrži sledeće:</text:p>
      <text:list text:style-name="L40">
        <text:list-item>
          <text:p text:style-name="P215"><text:span text:style-name="Strong_20_Emphasis">client</text:span>: Direktorijum koji sadrži klijentski kodiranih</text:p>
        </text:list-item>
        <text:list-item>
          <text:p text:style-name="P215"><text:span text:style-name="Strong_20_Emphasis">docker</text:span>: Direktorijum sa Dockerfile-om i konfiguracijama za kreiranje Docker kontejnera.</text:p>
        </text:list-item>
        <text:list-item>
          <text:p text:style-name="P215"><text:span text:style-name="Strong_20_Emphasis">gensim</text:span>: Direktorijum sa kodom i modelima ugrađivanja baziranim na GenSim biblioteci.</text:p>
        </text:list-item>
        <text:list-item>
          <text:p text:style-name="P215"><text:span text:style-name="Strong_20_Emphasis">README.md</text:span>: Fajl sa opisom projekta i uputstvima za korišćenje.</text:p>
        </text:list-item>
        <text:list-item>
          <text:p text:style-name="P215"><text:span text:style-name="Strong_20_Emphasis">refs.bib</text:span>: Bibliografski fajl sa referencama.</text:p>
        </text:list-item>
        <text:list-item>
          <text:p text:style-name="P215"><text:span text:style-name="Strong_20_Emphasis">requirements.txt</text:span>: Fajl sa spiskom Python zavisnosti potrebnih za projekat.</text:p>
        </text:list-item>
        <text:list-item>
          <text:p text:style-name="P215"><text:span text:style-name="Strong_20_Emphasis">vertex_voyage</text:span>: Direktorijum sa glavnom implementacijom aplikacije.</text:p>
        </text:list-item>
        <text:list-item>
          <text:p text:style-name="P215"><text:span text:style-name="Strong_20_Emphasis">zk</text:span>: Direktorijum sa kodom i konfiguracijama povezanim sa Zookeeper-om.</text:p>
        </text:list-item>
      </text:list>
      <text:p text:style-name="P98"/>
      <text:p text:style-name="P109"><text:bookmark-start text:name="__RefHeading___Toc6385_3068236119"/>Poglavlje 3<text:bookmark-end text:name="__RefHeading___Toc6385_3068236119"/></text:p>
      <text:h text:style-name="P124" text:outline-level="1"><text:bookmark-start text:name="__RefHeading___Toc9056_1970857049"/>Rezultati i diskusija<text:bookmark-end text:name="__RefHeading___Toc9056_1970857049"/></text:h>
      <text:p text:style-name="P70"><text:span text:style-name="T39">Pre svega, </text:span>a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39">korupciju tokom particionisanja.</text:span></text:p>
      <text:p text:style-name="P7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71">Na slici <text:span text:style-name="T66">3.1 </text:span>je prikazana koruptabilnost grafa generisanog SBM modelom u zavisnosti od verovatnoća p i q, koje predstavljaju verovatnoće veze unutar i izvan zajednice respektabilno:</text:p>
      <text:p text:style-name="P71"><draw:frame draw:style-name="fr2" draw:name="Frame6" text:anchor-type="char" svg:width="6.9252in" draw:z-index="50"><draw:text-box fo:min-height="3.6634in"><text:p text:style-name="P61"><draw:frame draw:style-name="fr6" draw:name="Image6" text:anchor-type="paragraph" svg:width="6.7083in" style:rel-width="100%" svg:height="3.548in" style:rel-height="scale" draw:z-index="51"><draw:image xlink:href="Pictures/10000000000006BC000003909018FB93.png" xlink:type="simple" xlink:show="embed" xlink:actuate="onLoad" draw:mime-type="image/png"/></draw:frame><text:span text:style-name="T41">Slika</text:span> <text:span text:style-name="T66">3.1</text:span>: Koruptabilnost SBM generisanog grafa</text:p></draw:text-box></draw:frame></text:p>
      <text:p text:style-name="Text_20_body"/>
      <text:p text:style-name="P71"><text:soft-page-break/>Iz date slike se vidi da koruptabilnost raste kako raste verovatnoća veza između zajednica, što je i očekivano s obzirom da particionisanje proizvodi particije koje ne sadrže veze između različitih particija. </text:p>
      <text:p text:style-name="P71">Kroz eksperimente se pokazalo da koruptabilnost ne prelazi 20% za SBM generisane grafove sve dok je verovatnoća veza izvan zajednica manja od 0.1 i dok je verovatnoća veza unutar zajednica veća od 0.1, što i jeste fenomen koji postoji u praksi. </text:p>
      <text:p text:style-name="P72">U tabeli <text:span text:style-name="T68">3.1 </text:span>je dat prikaz koruptabilnosti za neke popularne mreže:</text:p>
      <text:p text:style-name="P73"/>
      <text:p text:style-name="P68">Tabela <text:span text:style-name="T68">3.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73"/>
      <text:p text:style-name="P74">Kako je particionisanje deo algoritma koji se ne izvršava paralelno, izuzetno je bitno da particionisanje bude brzo za mrežu za koju se radi ugrađivanje. </text:p>
      <text:p text:style-name="P74">U tabeli <text:span text:style-name="T68">3.2 </text:span>je prikazano vreme particionisanja za neke popularne mreže:</text:p>
      <text:p text:style-name="P62"/>
      <text:p text:style-name="P68">Tabela <text:span text:style-name="T68">3.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Mreža</text:p>
            </table:table-cell>
            <table:table-cell table:style-name="Table2.B1" office:value-type="string">
              <text:p text:style-name="Table_20_Heading">Vreme particionisanja</text:p>
            </table:table-cell>
            <table:table-cell table:style-name="Table2.B1" office:value-type="string">
              <text:p text:style-name="Table_20_Heading">Broj čvorova</text:p>
            </table:table-cell>
            <table:table-cell table:style-name="Table2.B1" office:value-type="string">
              <text:p text:style-name="Table_20_Heading">Broj grana</text:p>
            </table:table-cell>
          </table:table-row>
        </table:table-header-rows>
        <table:table-row>
          <table:table-cell table:style-name="Table2.A2" office:value-type="string">
            <text:p text:style-name="Table_20_Contents">Zaharijev karate klub</text:p>
          </table:table-cell>
          <table:table-cell table:style-name="Table2.B2" office:value-type="string">
            <text:p text:style-name="Table_20_Contents">0.001230</text:p>
          </table:table-cell>
          <table:table-cell table:style-name="Table2.B2" office:value-type="string">
            <text:p text:style-name="Table_20_Contents">34</text:p>
          </table:table-cell>
          <table:table-cell table:style-name="Table2.B2" office:value-type="string">
            <text:p text:style-name="Table_20_Contents">78</text:p>
          </table:table-cell>
        </table:table-row>
        <table:table-row>
          <table:table-cell table:style-name="Table2.A2" office:value-type="string">
            <text:p text:style-name="Table_20_Contents">Les Mis</text:p>
          </table:table-cell>
          <table:table-cell table:style-name="Table2.B2" office:value-type="string">
            <text:p text:style-name="Table_20_Contents">0.004032</text:p>
          </table:table-cell>
          <table:table-cell table:style-name="Table2.B2" office:value-type="string">
            <text:p text:style-name="Table_20_Contents">77</text:p>
          </table:table-cell>
          <table:table-cell table:style-name="Table2.B2" office:value-type="string">
            <text:p text:style-name="Table_20_Contents">254</text:p>
          </table:table-cell>
        </table:table-row>
        <table:table-row>
          <table:table-cell table:style-name="Table2.A2" office:value-type="string">
            <text:p text:style-name="Table_20_Contents">Davis southern women</text:p>
          </table:table-cell>
          <table:table-cell table:style-name="Table2.B2" office:value-type="string">
            <text:p text:style-name="Table_20_Contents">0.004145</text:p>
          </table:table-cell>
          <table:table-cell table:style-name="Table2.B2" office:value-type="string">
            <text:p text:style-name="Table_20_Contents">32</text:p>
          </table:table-cell>
          <table:table-cell table:style-name="Table2.B2" office:value-type="string">
            <text:p text:style-name="Table_20_Contents">89</text:p>
          </table:table-cell>
        </table:table-row>
        <table:table-row>
          <table:table-cell table:style-name="Table2.A2" office:value-type="string">
            <text:p text:style-name="Table_20_Contents">Florentine families</text:p>
          </table:table-cell>
          <table:table-cell table:style-name="Table2.B2" office:value-type="string">
            <text:p text:style-name="Table_20_Contents">0.000677</text:p>
          </table:table-cell>
          <table:table-cell table:style-name="Table2.B2" office:value-type="string">
            <text:p text:style-name="Table_20_Contents">15</text:p>
          </table:table-cell>
          <table:table-cell table:style-name="Table2.B2" office:value-type="string">
            <text:p text:style-name="Table_20_Contents">20</text:p>
          </table:table-cell>
        </table:table-row>
        <table:table-row>
          <table:table-cell table:style-name="Table2.A6" office:value-type="string">
            <text:p text:style-name="P64">Twitch [13]</text:p>
          </table:table-cell>
          <table:table-cell table:style-name="Table2.B6" office:value-type="string">
            <text:p text:style-name="P67">1638</text:p>
          </table:table-cell>
          <table:table-cell table:style-name="Table2.B6" office:value-type="string">
            <text:p text:style-name="P69">168114</text:p>
          </table:table-cell>
          <table:table-cell table:style-name="Table2.B6" office:value-type="string">
            <text:p text:style-name="Table_20_Contents">6797557</text:p>
          </table:table-cell>
        </table:table-row>
      </table:table>
      <text:p text:style-name="P62"/>
      <text:p text:style-name="P63">Kada se posmatra SBM model, vreme je računato na osnovu broja čvorova po zajednici, za verovatnoću unutrašnjih veza p=0.1 i spoljašnjih veza q=0.01.</text:p>
      <text:p text:style-name="P63"/>
      <text:p text:style-name="P66">U tabeli <text:span text:style-name="T68">3.3</text:span> je prikazano vreme particionisanja za grafove generisane SBM modelom:</text:p>
      <text:p text:style-name="P66"/>
      <text:p text:style-name="P66"/>
      <text:p text:style-name="P66"/>
      <text:p text:style-name="P66"/>
      <text:p text:style-name="P66"/>
      <text:p text:style-name="P66"/>
      <text:p text:style-name="P66"/>
      <text:p text:style-name="P66"/>
      <text:p text:style-name="P68"><text:soft-page-break/>Tabela <text:span text:style-name="T68">3.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Veličina zajednice</text:p>
            </table:table-cell>
            <table:table-cell table:style-name="Table3.B1" office:value-type="string">
              <text:p text:style-name="Table_20_Heading">Vreme particionisanja (originalni LFM)</text:p>
            </table:table-cell>
            <table:table-cell table:style-name="Table3.B1" office:value-type="string">
              <text:p text:style-name="Table_20_Heading">Vreme particionisanja (modifikovani LFM)</text:p>
            </table:table-cell>
            <table:table-cell table:style-name="Table3.B1" office:value-type="string">
              <text:p text:style-name="Table_20_Heading">Broj čvorova</text:p>
            </table:table-cell>
            <table:table-cell table:style-name="Table3.B1" office:value-type="string">
              <text:p text:style-name="Table_20_Heading">Broj grana</text:p>
            </table:table-cell>
          </table:table-row>
        </table:table-header-rows>
        <table:table-row>
          <table:table-cell table:style-name="Table3.A2" office:value-type="string">
            <text:p text:style-name="Table_20_Contents">100</text:p>
          </table:table-cell>
          <table:table-cell table:style-name="Table3.B2" office:value-type="string">
            <text:p text:style-name="Table_20_Contents">0.125113</text:p>
          </table:table-cell>
          <table:table-cell table:style-name="Table3.B2" office:value-type="string">
            <text:p text:style-name="Table_20_Contents">0.080214</text:p>
          </table:table-cell>
          <table:table-cell table:style-name="Table3.B2" office:value-type="string">
            <text:p text:style-name="Table_20_Contents">300</text:p>
          </table:table-cell>
          <table:table-cell table:style-name="Table3.B2" office:value-type="string">
            <text:p text:style-name="Table_20_Contents">1755</text:p>
          </table:table-cell>
        </table:table-row>
        <table:table-row>
          <table:table-cell table:style-name="Table3.A2" office:value-type="string">
            <text:p text:style-name="Table_20_Contents">200</text:p>
          </table:table-cell>
          <table:table-cell table:style-name="Table3.B2" office:value-type="string">
            <text:p text:style-name="Table_20_Contents">0.944693</text:p>
          </table:table-cell>
          <table:table-cell table:style-name="Table3.B2" office:value-type="string">
            <text:p text:style-name="Table_20_Contents">0.712999</text:p>
          </table:table-cell>
          <table:table-cell table:style-name="Table3.B2" office:value-type="string">
            <text:p text:style-name="Table_20_Contents">600</text:p>
          </table:table-cell>
          <table:table-cell table:style-name="Table3.B2" office:value-type="string">
            <text:p text:style-name="Table_20_Contents">7171</text:p>
          </table:table-cell>
        </table:table-row>
        <table:table-row>
          <table:table-cell table:style-name="Table3.A2" office:value-type="string">
            <text:p text:style-name="Table_20_Contents">300</text:p>
          </table:table-cell>
          <table:table-cell table:style-name="Table3.B2" office:value-type="string">
            <text:p text:style-name="Table_20_Contents">3.031000</text:p>
          </table:table-cell>
          <table:table-cell table:style-name="Table3.B2" office:value-type="string">
            <text:p text:style-name="Table_20_Contents">2.052959</text:p>
          </table:table-cell>
          <table:table-cell table:style-name="Table3.B2" office:value-type="string">
            <text:p text:style-name="Table_20_Contents">900</text:p>
          </table:table-cell>
          <table:table-cell table:style-name="Table3.B2" office:value-type="string">
            <text:p text:style-name="Table_20_Contents">16154</text:p>
          </table:table-cell>
        </table:table-row>
        <table:table-row>
          <table:table-cell table:style-name="Table3.A2" office:value-type="string">
            <text:p text:style-name="Table_20_Contents">400</text:p>
          </table:table-cell>
          <table:table-cell table:style-name="Table3.B2" office:value-type="string">
            <text:p text:style-name="Table_20_Contents">6.774440</text:p>
          </table:table-cell>
          <table:table-cell table:style-name="Table3.B2" office:value-type="string">
            <text:p text:style-name="Table_20_Contents">4.487337</text:p>
          </table:table-cell>
          <table:table-cell table:style-name="Table3.B2" office:value-type="string">
            <text:p text:style-name="Table_20_Contents">1200</text:p>
          </table:table-cell>
          <table:table-cell table:style-name="Table3.B2" office:value-type="string">
            <text:p text:style-name="Table_20_Contents">28676</text:p>
          </table:table-cell>
        </table:table-row>
        <table:table-row>
          <table:table-cell table:style-name="Table3.A2" office:value-type="string">
            <text:p text:style-name="Table_20_Contents">500</text:p>
          </table:table-cell>
          <table:table-cell table:style-name="Table3.B2" office:value-type="string">
            <text:p text:style-name="Table_20_Contents">12.589976</text:p>
          </table:table-cell>
          <table:table-cell table:style-name="Table3.B2" office:value-type="string">
            <text:p text:style-name="Table_20_Contents">8.317590</text:p>
          </table:table-cell>
          <table:table-cell table:style-name="Table3.B2" office:value-type="string">
            <text:p text:style-name="Table_20_Contents">1500</text:p>
          </table:table-cell>
          <table:table-cell table:style-name="Table3.B2" office:value-type="string">
            <text:p text:style-name="Table_20_Contents">45139</text:p>
          </table:table-cell>
        </table:table-row>
        <table:table-row>
          <table:table-cell table:style-name="Table3.A2" office:value-type="string">
            <text:p text:style-name="Table_20_Contents">600</text:p>
          </table:table-cell>
          <table:table-cell table:style-name="Table3.B2" office:value-type="string">
            <text:p text:style-name="Table_20_Contents">22.913838</text:p>
          </table:table-cell>
          <table:table-cell table:style-name="Table3.B2" office:value-type="string">
            <text:p text:style-name="Table_20_Contents">15.139224</text:p>
          </table:table-cell>
          <table:table-cell table:style-name="Table3.B2" office:value-type="string">
            <text:p text:style-name="Table_20_Contents">1800</text:p>
          </table:table-cell>
          <table:table-cell table:style-name="Table3.B2" office:value-type="string">
            <text:p text:style-name="Table_20_Contents">65012</text:p>
          </table:table-cell>
        </table:table-row>
        <table:table-row>
          <table:table-cell table:style-name="Table3.A2" office:value-type="string">
            <text:p text:style-name="Table_20_Contents">700</text:p>
          </table:table-cell>
          <table:table-cell table:style-name="Table3.B2" office:value-type="string">
            <text:p text:style-name="Table_20_Contents">39.479742</text:p>
          </table:table-cell>
          <table:table-cell table:style-name="Table3.B2" office:value-type="string">
            <text:p text:style-name="Table_20_Contents">26.455410</text:p>
          </table:table-cell>
          <table:table-cell table:style-name="Table3.B2" office:value-type="string">
            <text:p text:style-name="Table_20_Contents">2100</text:p>
          </table:table-cell>
          <table:table-cell table:style-name="Table3.B2" office:value-type="string">
            <text:p text:style-name="Table_20_Contents">87815</text:p>
          </table:table-cell>
        </table:table-row>
        <table:table-row>
          <table:table-cell table:style-name="Table3.A2" office:value-type="string">
            <text:p text:style-name="Table_20_Contents">800</text:p>
          </table:table-cell>
          <table:table-cell table:style-name="Table3.B2" office:value-type="string">
            <text:p text:style-name="Table_20_Contents">67.074574</text:p>
          </table:table-cell>
          <table:table-cell table:style-name="Table3.B2" office:value-type="string">
            <text:p text:style-name="Table_20_Contents">41.665899</text:p>
          </table:table-cell>
          <table:table-cell table:style-name="Table3.B2" office:value-type="string">
            <text:p text:style-name="Table_20_Contents">2400</text:p>
          </table:table-cell>
          <table:table-cell table:style-name="Table3.B2" office:value-type="string">
            <text:p text:style-name="Table_20_Contents">115446</text:p>
          </table:table-cell>
        </table:table-row>
        <table:table-row>
          <table:table-cell table:style-name="Table3.A2" office:value-type="string">
            <text:p text:style-name="Table_20_Contents">900</text:p>
          </table:table-cell>
          <table:table-cell table:style-name="Table3.B2" office:value-type="string">
            <text:p text:style-name="Table_20_Contents">86.972126</text:p>
          </table:table-cell>
          <table:table-cell table:style-name="Table3.B2" office:value-type="string">
            <text:p text:style-name="Table_20_Contents">54.922895</text:p>
          </table:table-cell>
          <table:table-cell table:style-name="Table3.B2" office:value-type="string">
            <text:p text:style-name="Table_20_Contents">2700</text:p>
          </table:table-cell>
          <table:table-cell table:style-name="Table3.B2" office:value-type="string">
            <text:p text:style-name="Table_20_Contents">145352</text:p>
          </table:table-cell>
        </table:table-row>
        <table:table-row>
          <table:table-cell table:style-name="Table3.A11" office:value-type="string">
            <text:p text:style-name="Table_20_Contents">1000</text:p>
          </table:table-cell>
          <table:table-cell table:style-name="Table3.B11" office:value-type="string">
            <text:p text:style-name="Table_20_Contents">110.282812</text:p>
          </table:table-cell>
          <table:table-cell table:style-name="Table3.B11" office:value-type="string">
            <text:p text:style-name="Table_20_Contents">73.058589</text:p>
          </table:table-cell>
          <table:table-cell table:style-name="Table3.B11" office:value-type="string">
            <text:p text:style-name="Table_20_Contents">3000</text:p>
          </table:table-cell>
          <table:table-cell table:style-name="Table3.B11" office:value-type="string">
            <text:p text:style-name="Table_20_Contents">179382</text:p>
          </table:table-cell>
        </table:table-row>
      </table:table>
      <text:p text:style-name="P66"/>
      <text:p text:style-name="P66"/>
      <text:p text:style-name="P65"><text:span text:style-name="T40">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77">Iz datih rezultata, primećuje se značajno manje vreme potrebno za particionisanje prilikom uvođenja modifikacije kod LFM modela. </text:p>
      <text:p text:style-name="P77">Kada se posmatra koruptabilnost grafa u slučaju upotrebe modifikovanog LFM algoritma, rezultati pokazuju da se koruptabilnost ne menja značajno, što se može videti iz datog grafika <text:span text:style-name="T66">na slici 3.2</text:span>:</text:p>
      <text:p text:style-name="P104"><draw:frame draw:style-name="fr1" draw:name="Frame8" text:anchor-type="char" svg:width="6.9252in" draw:z-index="52"><draw:text-box fo:min-height="3.6366in"><text:p text:style-name="Slika"><draw:frame draw:style-name="fr6" draw:name="Image7" text:anchor-type="paragraph" svg:width="6.7083in" style:rel-width="100%" svg:height="3.5228in" style:rel-height="scale" draw:z-index="53"><draw:image xlink:href="Pictures/10000000000006BF0000038B7654C5CE.png" xlink:type="simple" xlink:show="embed" xlink:actuate="onLoad" draw:mime-type="image/png"/></draw:frame>Slika <text:span text:style-name="T66">3.2</text:span>: Koruptabilnost u zavisnosti od parametra q</text:p></draw:text-box></draw:frame><text:soft-page-break/></text:p>
      <text:p text:style-name="P80">Dalje, proveravana je F1 ocena ugrađivanja prilikom rekonstrukcije grafa u slučaju serijske i paralelne implementacije. Ovo je rađeno kako bi se utvrdio koliko paralelna implementacija manjka za originalnom, s obzirom da se dešava koruptovanje originalnog grafa tokom particionisanja. </text:p>
      <text:p text:style-name="P80">U tabeli <text:span text:style-name="T68">3.4 </text:span>je dat prikaz F1 skora za paralelnu i serijsku implementaciju u zavisnosti od broja slučajnih šetnji po grafu prilikom obuke modela <text:span text:style-name="T44">na Zaharijevom karate klubu</text:span>:</text:p>
      <text:p text:style-name="P80"/>
      <text:p text:style-name="P80"/>
      <text:p text:style-name="P68">Tabela <text:span text:style-name="T68">3.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2">Broj šetnji</text:p>
            </table:table-cell>
            <table:table-cell table:style-name="Table4.A1" office:value-type="string">
              <text:p text:style-name="Table_20_Heading">F1 <text:span text:style-name="T43">skor</text:span> <text:span text:style-name="T43">serijske implementacije</text:span></text:p>
            </table:table-cell>
            <table:table-cell table:style-name="Table4.A1" office:value-type="string">
              <text:p text:style-name="Table_20_Heading">F1 skor paralelne implementacije</text:p>
            </table:table-cell>
          </table:table-row>
        </table:table-header-rows>
        <table:table-row>
          <table:table-cell table:style-name="Table4.A2" office:value-type="string">
            <text:p text:style-name="Table_20_Contents">100</text:p>
          </table:table-cell>
          <table:table-cell table:style-name="Table4.A2" office:value-type="string">
            <text:p text:style-name="Table_20_Contents">0.580310</text:p>
          </table:table-cell>
          <table:table-cell table:style-name="Table4.A2" office:value-type="string">
            <text:p text:style-name="Table_20_Contents">0.575914</text:p>
          </table:table-cell>
        </table:table-row>
        <table:table-row>
          <table:table-cell table:style-name="Table4.A2" office:value-type="string">
            <text:p text:style-name="Table_20_Contents">200</text:p>
          </table:table-cell>
          <table:table-cell table:style-name="Table4.A2" office:value-type="string">
            <text:p text:style-name="Table_20_Contents">0.624504</text:p>
          </table:table-cell>
          <table:table-cell table:style-name="Table4.A2" office:value-type="string">
            <text:p text:style-name="Table_20_Contents">0.654000</text:p>
          </table:table-cell>
        </table:table-row>
        <table:table-row>
          <table:table-cell table:style-name="Table4.A2" office:value-type="string">
            <text:p text:style-name="Table_20_Contents">300</text:p>
          </table:table-cell>
          <table:table-cell table:style-name="Table4.A2" office:value-type="string">
            <text:p text:style-name="Table_20_Contents">0.701834</text:p>
          </table:table-cell>
          <table:table-cell table:style-name="Table4.A2" office:value-type="string">
            <text:p text:style-name="Table_20_Contents">0.645231</text:p>
          </table:table-cell>
        </table:table-row>
        <table:table-row>
          <table:table-cell table:style-name="Table4.A2" office:value-type="string">
            <text:p text:style-name="Table_20_Contents">400</text:p>
          </table:table-cell>
          <table:table-cell table:style-name="Table4.A2" office:value-type="string">
            <text:p text:style-name="Table_20_Contents">0.717563</text:p>
          </table:table-cell>
          <table:table-cell table:style-name="Table4.A2" office:value-type="string">
            <text:p text:style-name="Table_20_Contents">0.708462</text:p>
          </table:table-cell>
        </table:table-row>
        <table:table-row>
          <table:table-cell table:style-name="Table4.A2" office:value-type="string">
            <text:p text:style-name="Table_20_Contents">500</text:p>
          </table:table-cell>
          <table:table-cell table:style-name="Table4.A2" office:value-type="string">
            <text:p text:style-name="Table_20_Contents">0.727480</text:p>
          </table:table-cell>
          <table:table-cell table:style-name="Table4.A2" office:value-type="string">
            <text:p text:style-name="Table_20_Contents">0.711250</text:p>
          </table:table-cell>
        </table:table-row>
        <table:table-row>
          <table:table-cell table:style-name="Table4.A2" office:value-type="string">
            <text:p text:style-name="Table_20_Contents">600</text:p>
          </table:table-cell>
          <table:table-cell table:style-name="Table4.A2" office:value-type="string">
            <text:p text:style-name="Table_20_Contents">0.774543</text:p>
          </table:table-cell>
          <table:table-cell table:style-name="Table4.A2" office:value-type="string">
            <text:p text:style-name="Table_20_Contents">0.725454</text:p>
          </table:table-cell>
        </table:table-row>
        <table:table-row>
          <table:table-cell table:style-name="Table4.A2" office:value-type="string">
            <text:p text:style-name="Table_20_Contents">700</text:p>
          </table:table-cell>
          <table:table-cell table:style-name="Table4.A2" office:value-type="string">
            <text:p text:style-name="Table_20_Contents">0.786713</text:p>
          </table:table-cell>
          <table:table-cell table:style-name="Table4.A2" office:value-type="string">
            <text:p text:style-name="Table_20_Contents">0.744720</text:p>
          </table:table-cell>
        </table:table-row>
        <table:table-row>
          <table:table-cell table:style-name="Table4.A2" office:value-type="string">
            <text:p text:style-name="Table_20_Contents">800</text:p>
          </table:table-cell>
          <table:table-cell table:style-name="Table4.A2" office:value-type="string">
            <text:p text:style-name="Table_20_Contents">0.787490</text:p>
          </table:table-cell>
          <table:table-cell table:style-name="Table4.A2" office:value-type="string">
            <text:p text:style-name="Table_20_Contents">0.721272</text:p>
          </table:table-cell>
        </table:table-row>
        <table:table-row>
          <table:table-cell table:style-name="Table4.A10" office:value-type="string">
            <text:p text:style-name="Table_20_Contents">900</text:p>
          </table:table-cell>
          <table:table-cell table:style-name="Table4.A10" office:value-type="string">
            <text:p text:style-name="Table_20_Contents">0.775203</text:p>
          </table:table-cell>
          <table:table-cell table:style-name="Table4.A10" office:value-type="string">
            <text:p text:style-name="Table_20_Contents">0.717695</text:p>
          </table:table-cell>
        </table:table-row>
      </table:table>
      <text:p text:style-name="P80"/>
      <text:p text:style-name="P81">Iz date tabele se može videti da paralelna implementacija nije značajno uticala na F1 skor prilikom rekonstruisanja grafa u odnosu na serijsku implementaciju. </text:p>
      <text:p text:style-name="P81"/>
      <text:p text:style-name="P84"><text:soft-page-break/>Kada je u pitanju generisana mreža uz pomoć stohastičkog blokovskog modela, onda F1 ocena prilikom rekonstrukcije izgleda manje nego u prethodnom testu. U tabeli <text:span text:style-name="T68">3.5 </text:span>su date ocene SBM generisanog grafa u zavisnosti od broja slučajnih šetnji:</text:p>
      <text:p text:style-name="P84"/>
      <text:p text:style-name="P84"/>
      <text:p text:style-name="P68">Tabela <text:span text:style-name="T68">3.5</text:span>: Ocene SBM generisanog grafa u zavisnosti od broja slučajnih šetnji</text:p>
      <table:table table:name="Table5" table:style-name="Table5">
        <table:table-column table:style-name="Table5.A"/>
        <table:table-column table:style-name="Table5.B" table:number-columns-repeated="2"/>
        <table:table-header-rows>
          <table:table-row>
            <table:table-cell table:style-name="Table5.A1" office:value-type="string">
              <text:p text:style-name="Table_20_Heading">n_walks</text:p>
            </table:table-cell>
            <table:table-cell table:style-name="Table5.A1" office:value-type="string">
              <text:p text:style-name="Table_20_Heading">F1 s<text:span text:style-name="T45">kor serijske implementacije</text:span></text:p>
            </table:table-cell>
            <table:table-cell table:style-name="Table5.A1" office:value-type="string">
              <text:p text:style-name="Table_20_Heading">F1 skor paralelne implementacije</text:p>
            </table:table-cell>
          </table:table-row>
        </table:table-header-rows>
        <table:table-row>
          <table:table-cell table:style-name="Table5.A2" office:value-type="string">
            <text:p text:style-name="Table_20_Contents">100</text:p>
          </table:table-cell>
          <table:table-cell table:style-name="Table5.A2" office:value-type="string">
            <text:p text:style-name="Table_20_Contents">0.058427</text:p>
          </table:table-cell>
          <table:table-cell table:style-name="Table5.A2" office:value-type="string">
            <text:p text:style-name="Table_20_Contents">0.108415</text:p>
          </table:table-cell>
        </table:table-row>
        <table:table-row>
          <table:table-cell table:style-name="Table5.A2" office:value-type="string">
            <text:p text:style-name="Table_20_Contents">200</text:p>
          </table:table-cell>
          <table:table-cell table:style-name="Table5.A2" office:value-type="string">
            <text:p text:style-name="Table_20_Contents">0.074563</text:p>
          </table:table-cell>
          <table:table-cell table:style-name="Table5.A2" office:value-type="string">
            <text:p text:style-name="Table_20_Contents">0.120501</text:p>
          </table:table-cell>
        </table:table-row>
        <table:table-row>
          <table:table-cell table:style-name="Table5.A2" office:value-type="string">
            <text:p text:style-name="Table_20_Contents">300</text:p>
          </table:table-cell>
          <table:table-cell table:style-name="Table5.A2" office:value-type="string">
            <text:p text:style-name="Table_20_Contents">0.105385</text:p>
          </table:table-cell>
          <table:table-cell table:style-name="Table5.A2" office:value-type="string">
            <text:p text:style-name="Table_20_Contents">0.136140</text:p>
          </table:table-cell>
        </table:table-row>
        <table:table-row>
          <table:table-cell table:style-name="Table5.A2" office:value-type="string">
            <text:p text:style-name="Table_20_Contents">400</text:p>
          </table:table-cell>
          <table:table-cell table:style-name="Table5.A2" office:value-type="string">
            <text:p text:style-name="Table_20_Contents">0.121520</text:p>
          </table:table-cell>
          <table:table-cell table:style-name="Table5.A2" office:value-type="string">
            <text:p text:style-name="Table_20_Contents">0.149141</text:p>
          </table:table-cell>
        </table:table-row>
        <table:table-row>
          <table:table-cell table:style-name="Table5.A2" office:value-type="string">
            <text:p text:style-name="Table_20_Contents">500</text:p>
          </table:table-cell>
          <table:table-cell table:style-name="Table5.A2" office:value-type="string">
            <text:p text:style-name="Table_20_Contents">0.118749</text:p>
          </table:table-cell>
          <table:table-cell table:style-name="Table5.A2" office:value-type="string">
            <text:p text:style-name="Table_20_Contents">0.156055</text:p>
          </table:table-cell>
        </table:table-row>
        <table:table-row>
          <table:table-cell table:style-name="Table5.A2" office:value-type="string">
            <text:p text:style-name="Table_20_Contents">600</text:p>
          </table:table-cell>
          <table:table-cell table:style-name="Table5.A2" office:value-type="string">
            <text:p text:style-name="Table_20_Contents">0.117749</text:p>
          </table:table-cell>
          <table:table-cell table:style-name="Table5.A2" office:value-type="string">
            <text:p text:style-name="Table_20_Contents">0.171991</text:p>
          </table:table-cell>
        </table:table-row>
        <table:table-row>
          <table:table-cell table:style-name="Table5.A2" office:value-type="string">
            <text:p text:style-name="Table_20_Contents">700</text:p>
          </table:table-cell>
          <table:table-cell table:style-name="Table5.A2" office:value-type="string">
            <text:p text:style-name="Table_20_Contents">0.119408</text:p>
          </table:table-cell>
          <table:table-cell table:style-name="Table5.A2" office:value-type="string">
            <text:p text:style-name="Table_20_Contents">0.173323</text:p>
          </table:table-cell>
        </table:table-row>
        <table:table-row>
          <table:table-cell table:style-name="Table5.A2" office:value-type="string">
            <text:p text:style-name="Table_20_Contents">800</text:p>
          </table:table-cell>
          <table:table-cell table:style-name="Table5.A2" office:value-type="string">
            <text:p text:style-name="Table_20_Contents">0.121913</text:p>
          </table:table-cell>
          <table:table-cell table:style-name="Table5.A2" office:value-type="string">
            <text:p text:style-name="Table_20_Contents">0.172578</text:p>
          </table:table-cell>
        </table:table-row>
        <table:table-row>
          <table:table-cell table:style-name="Table5.A10" office:value-type="string">
            <text:p text:style-name="Table_20_Contents">900</text:p>
          </table:table-cell>
          <table:table-cell table:style-name="Table5.A10" office:value-type="string">
            <text:p text:style-name="Table_20_Contents">0.129534</text:p>
          </table:table-cell>
          <table:table-cell table:style-name="Table5.A10" office:value-type="string">
            <text:p text:style-name="Table_20_Contents">0.180858</text:p>
          </table:table-cell>
        </table:table-row>
      </table:table>
      <text:p text:style-name="P84"/>
      <text:p text:style-name="P84">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84"/>
      <text:p text:style-name="P84">Takođe, računata je i sličnost klasterovanja nakon ugrađivanja upotrebom serijske i paralelne implementacije. U tabeli <text:span text:style-name="T68">3.6 </text:span>je dat prikaz sličnosti za Zaharijev karate klub i za veštački graf generisan SBM modelom:</text:p>
      <text:p text:style-name="P84"/>
      <text:p text:style-name="P68">Tabela <text:span text:style-name="T68">3.6</text:span>: Sličnost klasterovanja za Zaharijev karate klub i veštački graf</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30">Dataset</text:p>
          </table:table-cell>
          <table:table-cell table:style-name="Poređenjesličnostiklastera.A1" office:value-type="string">
            <text:p text:style-name="P30">Sličnost</text:p>
          </table:table-cell>
        </table:table-row>
        <table:table-row>
          <table:table-cell table:style-name="Poređenjesličnostiklastera.A1" office:value-type="string">
            <text:p text:style-name="P86">Zaharijev karate klub</text:p>
          </table:table-cell>
          <table:table-cell table:style-name="Poređenjesličnostiklastera.A1" office:value-type="string">
            <text:p text:style-name="Table_20_Contents">0.403</text:p>
          </table:table-cell>
        </table:table-row>
        <table:table-row>
          <table:table-cell table:style-name="Poređenjesličnostiklastera.A1" office:value-type="string">
            <text:p text:style-name="P86">SBM generisan graf</text:p>
          </table:table-cell>
          <table:table-cell table:style-name="Poređenjesličnostiklastera.A1" office:value-type="string">
            <text:p text:style-name="Table_20_Contents">0.997</text:p>
          </table:table-cell>
        </table:table-row>
      </table:table>
      <text:p text:style-name="P84"/>
      <text:p text:style-name="P85">Oba testa su urađena sa parametrima <text:span text:style-name="T68">prikazanim u tabeli 3.7</text:span>:</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68"><text:soft-page-break/>Tabela <text:span text:style-name="T68">3.7</text:span>: Parametri modela ugrađivanja</text:p>
      <table:table table:name="Table6" table:style-name="Table6">
        <table:table-column table:style-name="Table6.A"/>
        <table:table-column table:style-name="Table6.B"/>
        <table:table-row>
          <table:table-cell table:style-name="Table6.A1" office:value-type="string">
            <text:p text:style-name="Table_20_Heading">Parametar</text:p>
          </table:table-cell>
          <table:table-cell table:style-name="Table6.B1" office:value-type="string">
            <text:p text:style-name="Table_20_Heading">Vrednost</text:p>
          </table:table-cell>
        </table:table-row>
        <table:table-row>
          <table:table-cell table:style-name="Table6.A2" office:value-type="string">
            <text:p text:style-name="Table_20_Contents">Veličina hoda (walk_size)</text:p>
          </table:table-cell>
          <table:table-cell table:style-name="Table6.B2" office:value-type="string">
            <text:p text:style-name="Table_20_Contents">80</text:p>
          </table:table-cell>
        </table:table-row>
        <table:table-row>
          <table:table-cell table:style-name="Table6.A2" office:value-type="string">
            <text:p text:style-name="Table_20_Contents">Dimenzija (dim)</text:p>
          </table:table-cell>
          <table:table-cell table:style-name="Table6.B2" office:value-type="string">
            <text:p text:style-name="Table_20_Contents">128</text:p>
          </table:table-cell>
        </table:table-row>
        <table:table-row>
          <table:table-cell table:style-name="Table6.A2" office:value-type="string">
            <text:p text:style-name="Table_20_Contents">Veličina prozora (window_size)</text:p>
          </table:table-cell>
          <table:table-cell table:style-name="Table6.B2" office:value-type="string">
            <text:p text:style-name="Table_20_Contents">10</text:p>
          </table:table-cell>
        </table:table-row>
        <table:table-row>
          <table:table-cell table:style-name="Table6.A2" office:value-type="string">
            <text:p text:style-name="Table_20_Contents">Broj epoha (epochs)</text:p>
          </table:table-cell>
          <table:table-cell table:style-name="Table6.B2" office:value-type="string">
            <text:p text:style-name="Table_20_Contents">10</text:p>
          </table:table-cell>
        </table:table-row>
        <table:table-row>
          <table:table-cell table:style-name="Table6.A2" office:value-type="string">
            <text:p text:style-name="Table_20_Contents">Parametar p</text:p>
          </table:table-cell>
          <table:table-cell table:style-name="Table6.B2" office:value-type="string">
            <text:p text:style-name="Table_20_Contents">0.25</text:p>
          </table:table-cell>
        </table:table-row>
        <table:table-row>
          <table:table-cell table:style-name="Table6.A2" office:value-type="string">
            <text:p text:style-name="Table_20_Contents">Parametar q</text:p>
          </table:table-cell>
          <table:table-cell table:style-name="Table6.B2" office:value-type="string">
            <text:p text:style-name="Table_20_Contents">4</text:p>
          </table:table-cell>
        </table:table-row>
        <table:table-row>
          <table:table-cell table:style-name="Table6.A2" office:value-type="string">
            <text:p text:style-name="Table_20_Contents">Broj negativnih uzoraka (negative_sample_num)</text:p>
          </table:table-cell>
          <table:table-cell table:style-name="Table6.B2" office:value-type="string">
            <text:p text:style-name="Table_20_Contents">10</text:p>
          </table:table-cell>
        </table:table-row>
        <table:table-row>
          <table:table-cell table:style-name="Table6.A2" office:value-type="string">
            <text:p text:style-name="Table_20_Contents">Stopa učenja (learning_rate)</text:p>
          </table:table-cell>
          <table:table-cell table:style-name="Table6.B2" office:value-type="string">
            <text:p text:style-name="Table_20_Contents">0.01</text:p>
          </table:table-cell>
        </table:table-row>
        <table:table-row>
          <table:table-cell table:style-name="Table6.A10" office:value-type="string">
            <text:p text:style-name="P86">Broj šetnji</text:p>
          </table:table-cell>
          <table:table-cell table:style-name="Table6.B10" office:value-type="string">
            <text:p text:style-name="P86">400</text:p>
          </table:table-cell>
        </table:table-row>
      </table:table>
      <text:p text:style-name="P85"/>
      <text:p text:style-name="P85"/>
      <text:p text:style-name="P85">SBM model koji je korišćen je parametrizovan tako da verovatnoća veze između zajednica iznosi 0.01, a verovatnoća veze unutar zajednice iznosi 0.1.</text:p>
      <text:p text:style-name="P85"/>
      <text:p text:style-name="P85">Iz datih rezultata se vidi da su klasteri dobijeni na osnovu vektora paralelne i redne verzije izuzetno slični, naročito na primeru veštačke mreže koja je generisana SBM modelom. </text:p>
      <text:p text:style-name="P85"/>
      <text:p text:style-name="P87">Izmereno je i vreme ugrađivanja za veštački generisani graf. Vreme je prikazano u zavisnosti od broja slučajnih šetnji u tabeli <text:span text:style-name="T68">3.8</text:span>:</text:p>
      <text:p text:style-name="P87"/>
      <text:p text:style-name="P87"/>
      <text:p text:style-name="P68">Tabela <text:span text:style-name="T68">3.8</text:span>: Vreme ugrađivanja u zavisnosti od broja šetnji</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n_walks</text:p>
            </table:table-cell>
            <table:table-cell table:style-name="Table7.B1" office:value-type="string">
              <text:p text:style-name="Table_20_Heading">Vreme (serijska obrada)</text:p>
            </table:table-cell>
            <table:table-cell table:style-name="Table7.B1" office:value-type="string">
              <text:p text:style-name="Table_20_Heading">Vreme (paralelna obrada)</text:p>
            </table:table-cell>
          </table:table-row>
        </table:table-header-rows>
        <table:table-row>
          <table:table-cell table:style-name="Table7.A2" office:value-type="string">
            <text:p text:style-name="Table_20_Contents"><text:span text:style-name="T46">3</text:span>00</text:p>
          </table:table-cell>
          <table:table-cell table:style-name="Table7.B2" office:value-type="string">
            <text:p text:style-name="P89">27.032333</text:p>
          </table:table-cell>
          <table:table-cell table:style-name="Table7.B2" office:value-type="string">
            <text:p text:style-name="Table_20_Contents">46.671196</text:p>
          </table:table-cell>
        </table:table-row>
        <table:table-row>
          <table:table-cell table:style-name="Table7.A2" office:value-type="string">
            <text:p text:style-name="P88">600</text:p>
          </table:table-cell>
          <table:table-cell table:style-name="Table7.B2" office:value-type="string">
            <text:p text:style-name="P89">34.207081</text:p>
          </table:table-cell>
          <table:table-cell table:style-name="Table7.B2" office:value-type="string">
            <text:p text:style-name="Table_20_Contents">52.855629</text:p>
          </table:table-cell>
        </table:table-row>
        <table:table-row>
          <table:table-cell table:style-name="Table7.A2" office:value-type="string">
            <text:p text:style-name="Table_20_Contents"><text:span text:style-name="T46">9</text:span>00</text:p>
          </table:table-cell>
          <table:table-cell table:style-name="Table7.B2" office:value-type="string">
            <text:p text:style-name="P89">49.972453</text:p>
          </table:table-cell>
          <table:table-cell table:style-name="Table7.B2" office:value-type="string">
            <text:p text:style-name="Table_20_Contents">59.757545</text:p>
          </table:table-cell>
        </table:table-row>
        <table:table-row>
          <table:table-cell table:style-name="Table7.A2" office:value-type="string">
            <text:p text:style-name="Table_20_Contents">400</text:p>
          </table:table-cell>
          <table:table-cell table:style-name="Table7.B2" office:value-type="string">
            <text:p text:style-name="Table_20_Contents">61.62</text:p>
          </table:table-cell>
          <table:table-cell table:style-name="Table7.B2" office:value-type="string">
            <text:p text:style-name="Table_20_Contents">68.144959</text:p>
          </table:table-cell>
        </table:table-row>
        <table:table-row>
          <table:table-cell table:style-name="Table7.A2" office:value-type="string">
            <text:p text:style-name="Table_20_Contents">500</text:p>
          </table:table-cell>
          <table:table-cell table:style-name="Table7.B2" office:value-type="string">
            <text:p text:style-name="Table_20_Contents">72.93</text:p>
          </table:table-cell>
          <table:table-cell table:style-name="Table7.B2" office:value-type="string">
            <text:p text:style-name="Table_20_Contents">77.180386</text:p>
          </table:table-cell>
        </table:table-row>
        <table:table-row>
          <table:table-cell table:style-name="Table7.A2" office:value-type="string">
            <text:p text:style-name="Table_20_Contents">600</text:p>
          </table:table-cell>
          <table:table-cell table:style-name="Table7.B2" office:value-type="string">
            <text:p text:style-name="Table_20_Contents">85.4</text:p>
          </table:table-cell>
          <table:table-cell table:style-name="Table7.B2" office:value-type="string">
            <text:p text:style-name="Table_20_Contents">84.556964</text:p>
          </table:table-cell>
        </table:table-row>
        <table:table-row>
          <table:table-cell table:style-name="Table7.A2" office:value-type="string">
            <text:p text:style-name="Table_20_Contents">700</text:p>
          </table:table-cell>
          <table:table-cell table:style-name="Table7.B2" office:value-type="string">
            <text:p text:style-name="Table_20_Contents">97.77</text:p>
          </table:table-cell>
          <table:table-cell table:style-name="Table7.B2" office:value-type="string">
            <text:p text:style-name="Table_20_Contents">93.268643</text:p>
          </table:table-cell>
        </table:table-row>
        <table:table-row>
          <table:table-cell table:style-name="Table7.A9" office:value-type="string">
            <text:p text:style-name="Table_20_Contents">800</text:p>
          </table:table-cell>
          <table:table-cell table:style-name="Table7.B9" office:value-type="string">
            <text:p text:style-name="Table_20_Contents">109.315041</text:p>
          </table:table-cell>
          <table:table-cell table:style-name="Table7.B9" office:value-type="string">
            <text:p text:style-name="Table_20_Contents">100.895541</text:p>
          </table:table-cell>
        </table:table-row>
      </table:table>
      <text:p text:style-name="P87"/>
      <text:p text:style-name="P102">Iz datih rezultata se može videti da, kako se povećava broj slučajnih šetnji, vreme paralelnog algoritma postaje manje u odnosu na redni. Razlog zašto za mali broj slučajnih šetnji redni algorita pokazuje bolje performanse jeste taj što paralelni algoritam u tim situacijama dosta vremena potroši na mrežnu komunikaciju prilikom particionisanja kao i na samo particionisanje grafa. </text:p>
      <text:p text:style-name="P103"/>
      <text:p text:style-name="Chapter_20_Number"><text:bookmark-start text:name="__RefHeading___Toc6387_3068236119"/>Poglavlje 4<text:bookmark-end text:name="__RefHeading___Toc6387_3068236119"/></text:p>
      <text:h text:style-name="P124"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90">Takođe, kao dodatno unapređenje, predlaže se detaljnije ispitivanje uticaja različitih parametara na koruptabilnost grafova. </text:p>
      <text:p text:style-name="P90">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91"/>
      <text:p text:style-name="P91"/>
      <text:h text:style-name="P126" text:outline-level="1"><text:bookmark-start text:name="__RefHeading___Toc5644_1215285949"/>Biografija<text:bookmark-end text:name="__RefHeading___Toc5644_1215285949"/></text:h>
      <text:p text:style-name="P105"><draw:frame draw:style-name="fr5" draw:name="Image8" text:anchor-type="char" svg:x="5.3291in" svg:y="0.022in" svg:width="1.7043in" svg:height="1.961in" draw:z-index="57"><draw:image xlink:href="Pictures/10000000000002190000026AA5BF88A5.png" xlink:type="simple" xlink:show="embed" xlink:actuate="onLoad" draw:mime-type="image/png"/></draw:frame>Stefan Nožinić je rođen 6. marta 1997. godine. <text:span text:style-name="T69">Diplomirao je na Fakultetu tehničkih nauka, Univerziteta u Novom Sadu, na smeru „Računarstvo i automatika“ </text:span><text:span text:style-name="T70">2021. godine</text:span><text:span text:style-name="T69">.</text:span> <text:span text:style-name="T70">Od 2018. do 2021. r</text:span><text:span text:style-name="T69">adio je u kompaniji Continental Automotive d.o.o. na razvoju ugrađenih sistema baziranih na Linux platformi za automobilsku industriju i komercijalna vozila. Nakon toga, </text:span><text:span text:style-name="T70">u periodu od 2022. do 2024. godine </text:span><text:span text:style-name="T69">radio je na razvoju distribuiranog objedinjenog sistema za skladištenje fajlova u kompaniji Nutanix.</text:span></text:p>
      <text:p text:style-name="P106">Takođe, obavlja funkciju šefa Odeljenja za računarske nauke u Istraživačkoj stanici Petnica <text:span text:style-name="T70">od 2023. godine</text:span> i asistenta tehničkog direktora za finansije, pravne i opšte poslove <text:span text:style-name="T70">od 2024. godine</text:span>. <text:span text:style-name="T70">Od 2023. je deo rukovodećeg tima programa „Web3 kamp“ koji se organizuje u Istraživačkoj stanici Petnica.</text:span></text:p>
      <text:p text:style-name="P106">Tokom svoje karijere, bio <text:span text:style-name="T70">je </text:span>suosnivač startapa NotifyMe i završio je različite freelance projekte, uključujući razvoj softvera za analizu <text:span text:style-name="T69">opcija na finansijskim tržištima</text:span> i <text:span text:style-name="T70">sisteme bazirane na funkcionalnoj paradigmi programiranja</text:span><text:span text:style-name="T69">.</text:span></text:p>
      <text:p text:style-name="P107"/>
      <text:p text:style-name="P107"/>
      <text:p text:style-name="P105"/>
      <text:h text:style-name="P125" text:outline-level="1"><text:bookmark-start text:name="__RefHeading___Toc9060_1970857049"/>Literatura<text:bookmark-end text:name="__RefHeading___Toc9060_1970857049"/></text:h>
      <text:list text:style-name="Numbering_20_123">
        <text:list-item>
          <text:p text:style-name="P216"><text:span text:style-name="T8">Abbe, Emmanuel. „Community detection and stochastic block models: recent developments“. </text:span><text:span text:style-name="T9">Journal of Machine Learning Research</text:span><text:span text:style-name="T8"> 18, изд. 177 (2018.): 1–86.</text:span></text:p>
        </text:list-item>
        <text:list-item>
          <text:p text:style-name="P216">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16">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16">Church, Kenneth Ward. „Word2Vec“. <text:span text:style-name="T1">Natural Language Engineering</text:span> 23, изд. 1 (2017.): 155–62.</text:p>
        </text:list-item>
        <text:list-item>
          <text:p text:style-name="P216">Fang, Peng, Arijit Khan, Siqiang Luo, Fang Wang, Dan Feng, Zhenli Li, Wei Yin, и Yuchao Cao. „Distributed Graph Embedding with Information-Oriented Random Walks“. <text:span text:style-name="T1">arXiv preprint arXiv:2303.15702</text:span>, 2023.</text:p>
        </text:list-item>
        <text:list-item>
          <text:p text:style-name="P216">Grover, Aditya, и Jure Leskovec. „node2vec: Scalable feature learning for networks“. У <text:span text:style-name="T1">Proceedings of the 22nd ACM SIGKDD international conference on Knowledge discovery and data mining</text:span>, 855–64, 2016.</text:p>
        </text:list-item>
        <text:list-item>
          <text:p text:style-name="P216">Gupta, Jatinder ND, и Johnny C Ho. „A new heuristic algorithm for the one-dimensional bin-packing problem“. <text:span text:style-name="T1">Production planning &amp; control</text:span> 10, изд. 6 (1999.): 598–603.</text:p>
        </text:list-item>
        <text:list-item>
          <text:p text:style-name="P216">Gupta, Otkrist, и Ramesh Raskar. „Distributed learning of deep neural network over multiple agents“. <text:span text:style-name="T1">Journal of Network and Computer Applications</text:span> 116 (2018.): 1–8.</text:p>
        </text:list-item>
        <text:list-item>
          <text:p text:style-name="P216">Lancichinetti, Andrea, Santo Fortunato, и János Kertész. „Detecting the overlapping and hierarchical community structure in complex networks“. <text:span text:style-name="T1">New journal of physics</text:span> 11, изд. 3 (2009.): 033015.</text:p>
        </text:list-item>
        <text:list-item>
          <text:p text:style-name="P217">Adamic, Lada A., <text:span text:style-name="T12">i</text:span> Natalie Glance. "The political blogosphere and the 2004 US election: divided they blog." <text:span text:style-name="T12">u </text:span> Proceedings of the 3rd international workshop on Link discovery, <text:span text:style-name="T12">str</text:span>. 36-43. 2005.</text:p>
        </text:list-item>
        <text:list-item>
          <text:p text:style-name="P216">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16">Lombardo, Gianfranco, и Agostino Poggi. „A Scalable and Distributed Actor-Based Version of the Node2Vec Algorithm“. У <text:span text:style-name="T1">Proceedings of the 20th Workshop From Objects to Agents</text:span>, 134–41. Parma, Italy, 2019.</text:p>
        </text:list-item>
        <text:list-item>
          <text:p text:style-name="P216"><text:soft-page-break/>Rozemberczki, Benedek, и Rik Sarkar. „Twitch Gamers: a Dataset for Evaluating Proximity Preserving and Structural Role-based Node Embeddings“, 2021.</text:p>
        </text:list-item>
        <text:list-item>
          <text:p text:style-name="P216">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18">Zachary, Wayne W. „An information flow model for conflict and fission in small groups“. <text:span text:style-name="T1">Journal of anthropological research</text:span> 33, изд. 4 (1977.): 452–73.</text:p>
        </text:list-item>
        <text:list-item>
          <text:p text:style-name="P218">Hubert, Lawrence, and Phipps Arabie. "Comparing partitions." Journal of classification 2 (1985): 193-218.</text:p>
        </text:list-item>
      </text:list>
      <text:p text:style-name="P94"><text:span text:style-name="T52"/></text:p>
      <text:p text:style-name="P115" loext:marker-style-name="T51"><text:bookmark text:name="_5cw9v2nfq0lh"/><text:span text:style-name="T51">UNIVERZITET U NOVOM SADU</text:span></text:p>
      <text:p text:style-name="P229" loext:marker-style-name="T48"><text:span text:style-name="T48">PRODNO-MATEMATIČKI FAKULTET</text:span></text:p>
      <text:p text:style-name="P222" loext:marker-style-name="T48"/>
      <text:p text:style-name="P230" loext:marker-style-name="T48"><text:span text:style-name="T48">KLJUČNA DOKUMENTACIJSKA INFORMACIJA</text:span></text:p>
      <text:p text:style-name="P223" loext:marker-style-name="T48"/>
      <table:table table:name="Table9" table:style-name="Table9">
        <table:table-column table:style-name="Table9.A"/>
        <table:table-column table:style-name="Table9.B"/>
        <table:table-row table:style-name="Table9.1">
          <table:table-cell table:style-name="Table9.A1" office:value-type="string">
            <text:p text:style-name="P232" loext:marker-style-name="T60"><text:span text:style-name="T57">Redni broj:</text:span></text:p>
            <text:p text:style-name="P232" loext:marker-style-name="T60"><text:span text:style-name="T59">RBR</text:span></text:p>
          </table:table-cell>
          <table:table-cell table:style-name="Table9.A1" office:value-type="string">
            <text:p text:style-name="P237" loext:marker-style-name="T60"/>
          </table:table-cell>
        </table:table-row>
        <table:table-row table:style-name="Table9.1">
          <table:table-cell table:style-name="Table9.A1" office:value-type="string">
            <text:p text:style-name="P232" loext:marker-style-name="T60"><text:span text:style-name="T57">Identifikacioni broj:</text:span></text:p>
            <text:p text:style-name="P232" loext:marker-style-name="T60"><text:span text:style-name="T59">IBR</text:span></text:p>
          </table:table-cell>
          <table:table-cell table:style-name="Table9.A1" office:value-type="string">
            <text:p text:style-name="P237" loext:marker-style-name="T60"/>
          </table:table-cell>
        </table:table-row>
        <table:table-row table:style-name="Table9.1">
          <table:table-cell table:style-name="Table9.A1" office:value-type="string">
            <text:p text:style-name="P232" loext:marker-style-name="T60"><text:span text:style-name="T57">Tip dokumentacije:</text:span></text:p>
            <text:p text:style-name="P232" loext:marker-style-name="T60"><text:span text:style-name="T59">TD</text:span></text:p>
          </table:table-cell>
          <table:table-cell table:style-name="Table9.A1" office:value-type="string">
            <text:p text:style-name="P232" loext:marker-style-name="T60"><text:span text:style-name="T60">Monografska dokumentacija</text:span></text:p>
          </table:table-cell>
        </table:table-row>
        <table:table-row table:style-name="Table9.1">
          <table:table-cell table:style-name="Table9.A1" office:value-type="string">
            <text:p text:style-name="P232" loext:marker-style-name="T60"><text:span text:style-name="T57">Tip zapisa:</text:span></text:p>
            <text:p text:style-name="P232" loext:marker-style-name="T60"><text:span text:style-name="T59">TZ</text:span></text:p>
          </table:table-cell>
          <table:table-cell table:style-name="Table9.A1" office:value-type="string">
            <text:p text:style-name="P232" loext:marker-style-name="T60"><text:span text:style-name="T60">Tekstualni štampani materijal</text:span></text:p>
          </table:table-cell>
        </table:table-row>
        <table:table-row table:style-name="Table9.1">
          <table:table-cell table:style-name="Table9.A1" office:value-type="string">
            <text:p text:style-name="P232" loext:marker-style-name="T60"><text:span text:style-name="T57">Vrsta rada:</text:span></text:p>
            <text:p text:style-name="P232" loext:marker-style-name="T60"><text:span text:style-name="T59">VR</text:span></text:p>
          </table:table-cell>
          <table:table-cell table:style-name="Table9.A1" office:value-type="string">
            <text:p text:style-name="P232" loext:marker-style-name="T60"><text:span text:style-name="T60">master rad</text:span></text:p>
          </table:table-cell>
        </table:table-row>
        <table:table-row table:style-name="Table9.1">
          <table:table-cell table:style-name="Table9.A1" office:value-type="string">
            <text:p text:style-name="P232" loext:marker-style-name="T60"><text:span text:style-name="T57">Autor:</text:span></text:p>
            <text:p text:style-name="P232" loext:marker-style-name="T60"><text:span text:style-name="T59">AU</text:span></text:p>
          </table:table-cell>
          <table:table-cell table:style-name="Table9.A1" office:value-type="string">
            <text:p text:style-name="P238" loext:marker-style-name="T60">Stefan Nožinić</text:p>
          </table:table-cell>
        </table:table-row>
        <table:table-row table:style-name="Table9.1">
          <table:table-cell table:style-name="Table9.A1" office:value-type="string">
            <text:p text:style-name="P232" loext:marker-style-name="T60"><text:span text:style-name="T57">Mentor:</text:span></text:p>
            <text:p text:style-name="P232" loext:marker-style-name="T60"><text:span text:style-name="T59">MN</text:span></text:p>
          </table:table-cell>
          <table:table-cell table:style-name="Table9.A1" office:value-type="string">
            <text:p text:style-name="P238" loext:marker-style-name="T60">Miloš Savić</text:p>
          </table:table-cell>
        </table:table-row>
        <table:table-row table:style-name="Table9.1">
          <table:table-cell table:style-name="Table9.A1" office:value-type="string">
            <text:p text:style-name="P232" loext:marker-style-name="T60"><text:span text:style-name="T57">Naslov rada:</text:span></text:p>
            <text:p text:style-name="P232" loext:marker-style-name="T60"><text:span text:style-name="T59">NR</text:span></text:p>
          </table:table-cell>
          <table:table-cell table:style-name="Table9.A1" office:value-type="string">
            <text:p text:style-name="P237" loext:marker-style-name="T60">VertexVoyage: Distribuirani node2vec algoritam za <text:span text:style-name="T73">embedovanje</text:span> čvorova u realnim mrežama</text:p>
          </table:table-cell>
        </table:table-row>
        <table:table-row table:style-name="Table9.1">
          <table:table-cell table:style-name="Table9.A1" office:value-type="string">
            <text:p text:style-name="P232" loext:marker-style-name="T60"><text:span text:style-name="T57">Jezik publikacije:</text:span></text:p>
            <text:p text:style-name="P232" loext:marker-style-name="T60"><text:span text:style-name="T59">JP</text:span></text:p>
          </table:table-cell>
          <table:table-cell table:style-name="Table9.A1" office:value-type="string">
            <text:p text:style-name="P232" loext:marker-style-name="T60"><text:span text:style-name="T60">srpski (latinica)</text:span></text:p>
          </table:table-cell>
        </table:table-row>
        <table:table-row table:style-name="Table9.1">
          <table:table-cell table:style-name="Table9.A1" office:value-type="string">
            <text:p text:style-name="P232" loext:marker-style-name="T60"><text:span text:style-name="T57">Jezik izvoda:</text:span></text:p>
            <text:p text:style-name="P232" loext:marker-style-name="T60"><text:span text:style-name="T59">JI</text:span></text:p>
          </table:table-cell>
          <table:table-cell table:style-name="Table9.A1" office:value-type="string">
            <text:p text:style-name="P232" loext:marker-style-name="T60"><text:span text:style-name="T60">srpski/engleski</text:span></text:p>
          </table:table-cell>
        </table:table-row>
        <table:table-row table:style-name="Table9.1">
          <table:table-cell table:style-name="Table9.A1" office:value-type="string">
            <text:p text:style-name="P232" loext:marker-style-name="T60"><text:span text:style-name="T57">Zemlja publikovanja:</text:span></text:p>
            <text:p text:style-name="P232" loext:marker-style-name="T60"><text:span text:style-name="T59">ZP</text:span></text:p>
          </table:table-cell>
          <table:table-cell table:style-name="Table9.A1" office:value-type="string">
            <text:p text:style-name="P232" loext:marker-style-name="T60"><text:span text:style-name="T60">Srbija</text:span></text:p>
          </table:table-cell>
        </table:table-row>
        <table:table-row table:style-name="Table9.1">
          <table:table-cell table:style-name="Table9.A1" office:value-type="string">
            <text:p text:style-name="P232" loext:marker-style-name="T60"><text:span text:style-name="T57">Uže geografsko područje:</text:span></text:p>
            <text:p text:style-name="P232" loext:marker-style-name="T60"><text:span text:style-name="T59">UGP</text:span></text:p>
          </table:table-cell>
          <table:table-cell table:style-name="Table9.A1" office:value-type="string">
            <text:p text:style-name="P232" loext:marker-style-name="T60"><text:span text:style-name="T60">Vojvodina</text:span></text:p>
          </table:table-cell>
        </table:table-row>
        <table:table-row table:style-name="Table9.1">
          <table:table-cell table:style-name="Table9.A1" office:value-type="string">
            <text:p text:style-name="P232" loext:marker-style-name="T60"><text:span text:style-name="T57">Godina:</text:span></text:p>
            <text:p text:style-name="P232" loext:marker-style-name="T60"><text:span text:style-name="T59">GO</text:span></text:p>
          </table:table-cell>
          <table:table-cell table:style-name="Table9.A1" office:value-type="string">
            <text:p text:style-name="P232" loext:marker-style-name="T60"><text:span text:style-name="T60">202</text:span><text:span text:style-name="T61">4</text:span></text:p>
          </table:table-cell>
        </table:table-row>
        <table:table-row table:style-name="Table9.1">
          <table:table-cell table:style-name="Table9.A1" office:value-type="string">
            <text:p text:style-name="P232" loext:marker-style-name="T60"><text:span text:style-name="T57">Izdavač:</text:span></text:p>
            <text:p text:style-name="P232" loext:marker-style-name="T60"><text:span text:style-name="T59">IZ</text:span></text:p>
          </table:table-cell>
          <table:table-cell table:style-name="Table9.A1" office:value-type="string">
            <text:p text:style-name="P232" loext:marker-style-name="T60"><text:span text:style-name="T60">Autorski reprint</text:span></text:p>
          </table:table-cell>
        </table:table-row>
        <table:table-row table:style-name="Table9.1">
          <table:table-cell table:style-name="Table9.A1" office:value-type="string">
            <text:p text:style-name="P232" loext:marker-style-name="T60"><text:span text:style-name="T57">Mesto i adresa:</text:span></text:p>
            <text:p text:style-name="P232" loext:marker-style-name="T60"><text:span text:style-name="T59">MA</text:span></text:p>
          </table:table-cell>
          <table:table-cell table:style-name="Table9.A1" office:value-type="string">
            <text:p text:style-name="P232" loext:marker-style-name="T60"><text:span text:style-name="T60">Prirodno-matematički fakultet, Trg Dositeja Obradovića 4, Novi Sad</text:span></text:p>
          </table:table-cell>
        </table:table-row>
        <table:table-row table:style-name="Table9.1">
          <table:table-cell table:style-name="Table9.A1" office:value-type="string">
            <text:p text:style-name="P232" loext:marker-style-name="T60"><text:span text:style-name="T57">Fizički opis rada:</text:span></text:p>
            <text:p text:style-name="P232" loext:marker-style-name="T60"><text:span text:style-name="T59">FO</text:span></text:p>
          </table:table-cell>
          <table:table-cell table:style-name="Table9.A1" office:value-type="string">
            <text:p text:style-name="P232" loext:marker-style-name="T60"><text:span text:style-name="T61">Broj poglavlja: 4</text:span><text:span text:style-name="T60">/</text:span><text:span text:style-name="T61">broj strana: 53</text:span><text:span text:style-name="T60">/</text:span><text:span text:style-name="T61">broj citata: 16</text:span><text:span text:style-name="T60">/</text:span><text:span text:style-name="T61">broj tabela: 8</text:span><text:span text:style-name="T60">/</text:span><text:span text:style-name="T61">broj slika: 5</text:span><text:span text:style-name="T60">/ </text:span><text:span text:style-name="T61">broj grafika: 2</text:span><text:span text:style-name="T60">/</text:span><text:span text:style-name="T61">broj priloga: 0</text:span></text:p>
            <text:p text:style-name="P239" loext:marker-style-name="T63"/>
            <text:p text:style-name="P237" loext:marker-style-name="T60"/>
          </table:table-cell>
        </table:table-row>
        <table:table-row table:style-name="Table9.1">
          <table:table-cell table:style-name="Table9.A1" office:value-type="string">
            <text:p text:style-name="P232" loext:marker-style-name="T60"><text:span text:style-name="T57">Naučna oblast:</text:span></text:p>
            <text:p text:style-name="P232" loext:marker-style-name="T60"><text:span text:style-name="T59">NO</text:span></text:p>
          </table:table-cell>
          <table:table-cell table:style-name="Table9.A1" office:value-type="string">
            <text:p text:style-name="P238" loext:marker-style-name="T60">Računarske nauke</text:p>
          </table:table-cell>
        </table:table-row>
        <table:table-row table:style-name="Table9.1">
          <table:table-cell table:style-name="Table9.A1" office:value-type="string">
            <text:p text:style-name="P232" loext:marker-style-name="T60"><text:bookmark text:name="_gjdgxs"/><text:span text:style-name="T57">Naučna disciplina:</text:span></text:p>
            <text:h text:style-name="P116" text:outline-level="4" loext:marker-style-name="T60"><text:span text:style-name="T60">ND</text:span></text:h>
          </table:table-cell>
          <table:table-cell table:style-name="Table9.A1" office:value-type="string">
            <text:p text:style-name="P237" loext:marker-style-name="T60"/>
          </table:table-cell>
        </table:table-row>
        <table:table-row table:style-name="Table9.1">
          <table:table-cell table:style-name="Table9.A1" office:value-type="string">
            <text:p text:style-name="P232" loext:marker-style-name="T60"><text:span text:style-name="T57">Predmetna odrednica/ ključne reči:</text:span></text:p>
            <text:p text:style-name="P232" loext:marker-style-name="T60"><text:span text:style-name="T59">PO</text:span></text:p>
            <text:p text:style-name="P232" loext:marker-style-name="T60"><text:span text:style-name="T59">UDK</text:span></text:p>
          </table:table-cell>
          <table:table-cell table:style-name="Table9.A1" office:value-type="string">
            <text:p text:style-name="P238" loext:marker-style-name="T60">Grafovi, reprezentacija, realne mreže, paralelizacija, distribuirani sistemi</text:p>
          </table:table-cell>
        </table:table-row>
        <table:table-row table:style-name="Table9.1">
          <table:table-cell table:style-name="Table9.A1" office:value-type="string">
            <text:p text:style-name="P232" loext:marker-style-name="T60"><text:span text:style-name="T57">Čuva se:</text:span></text:p>
            <text:p text:style-name="P232" loext:marker-style-name="T60"><text:span text:style-name="T59">ČU</text:span></text:p>
          </table:table-cell>
          <table:table-cell table:style-name="Table9.A1" office:value-type="string">
            <text:p text:style-name="P232" loext:marker-style-name="T60"><text:span text:style-name="T60">Biblioteka Departmana za matematiku i informatiku, PMF-a u Novom Sadu</text:span></text:p>
          </table:table-cell>
        </table:table-row>
        <table:table-row table:style-name="Table9.1">
          <table:table-cell table:style-name="Table9.A1" office:value-type="string">
            <text:p text:style-name="P232" loext:marker-style-name="T60"><text:span text:style-name="T57">Važna napomena:</text:span></text:p>
            <text:p text:style-name="P232" loext:marker-style-name="T60"><text:span text:style-name="T59">VN</text:span></text:p>
          </table:table-cell>
          <table:table-cell table:style-name="Table9.A1" office:value-type="string">
            <text:p text:style-name="P232" loext:marker-style-name="T60"><text:span text:style-name="T60">nema</text:span></text:p>
          </table:table-cell>
        </table:table-row>
        <table:table-row table:style-name="Table9.22">
          <table:table-cell table:style-name="Table9.A1" office:value-type="string">
            <text:p text:style-name="P232" loext:marker-style-name="T60"><text:span text:style-name="T57">Izvod:</text:span></text:p>
            <text:p text:style-name="P232" loext:marker-style-name="T60"><text:span text:style-name="T59">IZ</text:span></text:p>
            <text:p text:style-name="P237" loext:marker-style-name="T60"/>
            <text:p text:style-name="P237" loext:marker-style-name="T60"/>
          </table:table-cell>
          <table:table-cell table:style-name="Table9.A1" office:value-type="string">
            <text:p text:style-name="P233" loext:marker-style-name="T60"><text:span text:style-name="T60">kratak apstrakt rada</text:span></text:p>
          </table:table-cell>
        </table:table-row>
        <table:table-row table:style-name="Table9.23">
          <table:table-cell table:style-name="Table9.A23" office:value-type="string">
            <text:p text:style-name="P232" loext:marker-style-name="T60"><text:span text:style-name="T57">Datum prihvatanja teme od NN veća:</text:span></text:p>
            <text:p text:style-name="P232" loext:marker-style-name="T60"><text:span text:style-name="T59">DP</text:span></text:p>
          </table:table-cell>
          <table:table-cell table:style-name="Table9.A23" office:value-type="string">
            <text:p text:style-name="P238" loext:marker-style-name="T60">5.2.2024.</text:p>
          </table:table-cell>
        </table:table-row>
        <text:soft-page-break/>
        <table:table-row table:style-name="Table9.24">
          <table:table-cell table:style-name="Table9.A23" office:value-type="string">
            <text:p text:style-name="P232" loext:marker-style-name="T60"><text:span text:style-name="T57">Datum odbrane:</text:span></text:p>
            <text:p text:style-name="P232" loext:marker-style-name="T60"><text:span text:style-name="T59">DO</text:span></text:p>
          </table:table-cell>
          <table:table-cell table:style-name="Table9.A23" office:value-type="string">
            <text:p text:style-name="P237" loext:marker-style-name="T60"/>
          </table:table-cell>
        </table:table-row>
        <table:table-row table:style-name="Table9.22">
          <table:table-cell table:style-name="Table9.A23" office:value-type="string">
            <text:p text:style-name="P232" loext:marker-style-name="T60"><text:span text:style-name="T57">Članovi komisije:</text:span></text:p>
            <text:p text:style-name="P232" loext:marker-style-name="T60"><text:span text:style-name="T59">KO</text:span></text:p>
          </table:table-cell>
          <table:table-cell table:style-name="Table9.A23" office:value-type="string">
            <text:p text:style-name="P237" loext:marker-style-name="T60"/>
          </table:table-cell>
        </table:table-row>
        <table:table-row table:style-name="Table9.26">
          <table:table-cell table:style-name="Table9.A23" office:value-type="string">
            <text:p text:style-name="P232" loext:marker-style-name="T60"><text:span text:style-name="T57">Predsednik:</text:span></text:p>
          </table:table-cell>
          <table:table-cell table:style-name="Table9.A23" office:value-type="string">
            <text:p text:style-name="P238" loext:marker-style-name="T60">Miloš Stojaković</text:p>
          </table:table-cell>
        </table:table-row>
        <table:table-row table:style-name="Table9.27">
          <table:table-cell table:style-name="Table9.A23" office:value-type="string">
            <text:p text:style-name="P232" loext:marker-style-name="T60"><text:span text:style-name="T57">Član:</text:span></text:p>
          </table:table-cell>
          <table:table-cell table:style-name="Table9.A23" office:value-type="string">
            <text:p text:style-name="P238" loext:marker-style-name="T60">Vladimir Kurbalija</text:p>
          </table:table-cell>
        </table:table-row>
        <table:table-row table:style-name="Table9.26">
          <table:table-cell table:style-name="Table9.A23" office:value-type="string">
            <text:p text:style-name="P232" loext:marker-style-name="T60"><text:span text:style-name="T57">Član, mentor:</text:span></text:p>
          </table:table-cell>
          <table:table-cell table:style-name="Table9.A23" office:value-type="string">
            <text:p text:style-name="P238" loext:marker-style-name="T60">Miloš Savić</text:p>
          </table:table-cell>
        </table:table-row>
      </table:table>
      <text:p text:style-name="P231" loext:marker-style-name="T48"><text:span text:style-name="T48">UNIVERSITY OF NOVI SAD</text:span></text:p>
      <text:p text:style-name="P230" loext:marker-style-name="T48"><text:span text:style-name="T48">FACULTY OF SCIENCE AND MATHEMATICS</text:span></text:p>
      <text:p text:style-name="P222" loext:marker-style-name="T48"/>
      <text:p text:style-name="P232" loext:marker-style-name="T48"><text:span text:style-name="T48">KEY WORDS DOCUMENTATION</text:span></text:p>
      <text:p text:style-name="P223" loext:marker-style-name="T48"/>
      <table:table table:name="Table10" table:style-name="Table10">
        <table:table-column table:style-name="Table10.A"/>
        <table:table-column table:style-name="Table10.B"/>
        <table:table-row table:style-name="Table10.1">
          <table:table-cell table:style-name="Table10.A1" office:value-type="string">
            <text:p text:style-name="P232" loext:marker-style-name="T60"><text:span text:style-name="T57">Accession number:</text:span></text:p>
            <text:p text:style-name="P232" loext:marker-style-name="T60"><text:span text:style-name="T59">ANO</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Identification number:</text:span></text:p>
            <text:p text:style-name="P232" loext:marker-style-name="T60"><text:span text:style-name="T59">INO</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Document type:</text:span></text:p>
            <text:p text:style-name="P232" loext:marker-style-name="T60"><text:span text:style-name="T59">DT</text:span></text:p>
          </table:table-cell>
          <table:table-cell table:style-name="Table10.A1" office:value-type="string">
            <text:p text:style-name="P232" loext:marker-style-name="T60"><text:span text:style-name="T60">Monograph publication</text:span></text:p>
          </table:table-cell>
        </table:table-row>
        <table:table-row table:style-name="Table10.1">
          <table:table-cell table:style-name="Table10.A1" office:value-type="string">
            <text:p text:style-name="P232" loext:marker-style-name="T60"><text:span text:style-name="T57">Type of record:</text:span></text:p>
            <text:p text:style-name="P232" loext:marker-style-name="T60"><text:span text:style-name="T59">TR</text:span></text:p>
          </table:table-cell>
          <table:table-cell table:style-name="Table10.A1" office:value-type="string">
            <text:p text:style-name="P232" loext:marker-style-name="T60"><text:span text:style-name="T60">Textual printed material</text:span></text:p>
          </table:table-cell>
        </table:table-row>
        <table:table-row table:style-name="Table10.1">
          <table:table-cell table:style-name="Table10.A1" office:value-type="string">
            <text:p text:style-name="P232" loext:marker-style-name="T60"><text:span text:style-name="T57">Content code:</text:span></text:p>
            <text:p text:style-name="P232" loext:marker-style-name="T60"><text:span text:style-name="T59">CC</text:span></text:p>
          </table:table-cell>
          <table:table-cell table:style-name="Table10.A1" office:value-type="string">
            <text:p text:style-name="P232" loext:marker-style-name="T60"><text:span text:style-name="T60">Final paper</text:span></text:p>
          </table:table-cell>
        </table:table-row>
        <table:table-row table:style-name="Table10.1">
          <table:table-cell table:style-name="Table10.A1" office:value-type="string">
            <text:p text:style-name="P232" loext:marker-style-name="T60"><text:span text:style-name="T57">Author:</text:span></text:p>
            <text:p text:style-name="P232" loext:marker-style-name="T60"><text:span text:style-name="T59">AU</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Mentor/comentor:</text:span></text:p>
            <text:p text:style-name="P232" loext:marker-style-name="T60"><text:span text:style-name="T59">MN</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Title:</text:span></text:p>
            <text:p text:style-name="P232" loext:marker-style-name="T60"><text:span text:style-name="T59">TI</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Language of text:</text:span></text:p>
            <text:p text:style-name="P232" loext:marker-style-name="T60"><text:span text:style-name="T59">LT</text:span></text:p>
          </table:table-cell>
          <table:table-cell table:style-name="Table10.A1" office:value-type="string">
            <text:p text:style-name="P232" loext:marker-style-name="T60"><text:span text:style-name="T60">Serbian (Latin)</text:span></text:p>
          </table:table-cell>
        </table:table-row>
        <table:table-row table:style-name="Table10.1">
          <table:table-cell table:style-name="Table10.A1" office:value-type="string">
            <text:p text:style-name="P232" loext:marker-style-name="T60"><text:span text:style-name="T57">Language of abstract:</text:span></text:p>
            <text:p text:style-name="P232" loext:marker-style-name="T60"><text:span text:style-name="T59">LA</text:span></text:p>
          </table:table-cell>
          <table:table-cell table:style-name="Table10.A1" office:value-type="string">
            <text:p text:style-name="P232" loext:marker-style-name="T60"><text:span text:style-name="T60">English</text:span></text:p>
          </table:table-cell>
        </table:table-row>
        <table:table-row table:style-name="Table10.1">
          <table:table-cell table:style-name="Table10.A1" office:value-type="string">
            <text:p text:style-name="P232" loext:marker-style-name="T60"><text:span text:style-name="T57">Country of publication:</text:span></text:p>
            <text:p text:style-name="P232" loext:marker-style-name="T60"><text:span text:style-name="T59">CP</text:span></text:p>
          </table:table-cell>
          <table:table-cell table:style-name="Table10.A1" office:value-type="string">
            <text:p text:style-name="P232" loext:marker-style-name="T60"><text:span text:style-name="T60">Serbia</text:span></text:p>
          </table:table-cell>
        </table:table-row>
        <table:table-row table:style-name="Table10.1">
          <table:table-cell table:style-name="Table10.A1" office:value-type="string">
            <text:p text:style-name="P232" loext:marker-style-name="T60"><text:span text:style-name="T57">Locality of publication:</text:span></text:p>
            <text:p text:style-name="P232" loext:marker-style-name="T60"><text:span text:style-name="T59">LP</text:span></text:p>
          </table:table-cell>
          <table:table-cell table:style-name="Table10.A1" office:value-type="string">
            <text:p text:style-name="P232" loext:marker-style-name="T60"><text:span text:style-name="T60">Vojvodina</text:span></text:p>
          </table:table-cell>
        </table:table-row>
        <table:table-row table:style-name="Table10.1">
          <table:table-cell table:style-name="Table10.A1" office:value-type="string">
            <text:p text:style-name="P232" loext:marker-style-name="T60"><text:span text:style-name="T57">Publication year:</text:span></text:p>
            <text:p text:style-name="P232" loext:marker-style-name="T60"><text:span text:style-name="T59">PY</text:span></text:p>
          </table:table-cell>
          <table:table-cell table:style-name="Table10.A1" office:value-type="string">
            <text:p text:style-name="P232" loext:marker-style-name="T60"><text:span text:style-name="T60">2020</text:span></text:p>
          </table:table-cell>
        </table:table-row>
        <table:table-row table:style-name="Table10.1">
          <table:table-cell table:style-name="Table10.A1" office:value-type="string">
            <text:p text:style-name="P232" loext:marker-style-name="T60"><text:span text:style-name="T57">Publisher:</text:span></text:p>
            <text:p text:style-name="P232" loext:marker-style-name="T60"><text:span text:style-name="T59">PU</text:span></text:p>
          </table:table-cell>
          <table:table-cell table:style-name="Table10.A1" office:value-type="string">
            <text:p text:style-name="P232" loext:marker-style-name="T60"><text:span text:style-name="T60">Author's reprint</text:span></text:p>
          </table:table-cell>
        </table:table-row>
        <table:table-row table:style-name="Table10.1">
          <table:table-cell table:style-name="Table10.A1" office:value-type="string">
            <text:p text:style-name="P232" loext:marker-style-name="T60"><text:span text:style-name="T57">Publication place:</text:span></text:p>
            <text:p text:style-name="P232" loext:marker-style-name="T60"><text:span text:style-name="T59">PP</text:span></text:p>
          </table:table-cell>
          <table:table-cell table:style-name="Table10.A1" office:value-type="string">
            <text:p text:style-name="P232" loext:marker-style-name="T60"><text:span text:style-name="T60">Faculty of Science, Trg Dositeja Obradovića 4, Novi Sad</text:span></text:p>
          </table:table-cell>
        </table:table-row>
        <table:table-row table:style-name="Table10.1">
          <table:table-cell table:style-name="Table10.A1" office:value-type="string">
            <text:p text:style-name="P117" loext:marker-style-name="T58"><text:span text:style-name="T58">Physical description:</text:span></text:p>
            <text:p text:style-name="P117" loext:marker-style-name="T57"><text:bookmark text:name="_jg3qe1namolb"/><text:span text:style-name="T57">PD</text:span></text:p>
          </table:table-cell>
          <table:table-cell table:style-name="Table10.A1" office:value-type="string">
            <text:p text:style-name="P232" loext:marker-style-name="T62"><text:span text:style-name="T60">5/182/32/0/71/0/3</text:span></text:p>
          </table:table-cell>
        </table:table-row>
        <table:table-row table:style-name="Table10.1">
          <table:table-cell table:style-name="Table10.A1" office:value-type="string">
            <text:p text:style-name="P232" loext:marker-style-name="T60"><text:span text:style-name="T57">Scientific field:</text:span></text:p>
            <text:p text:style-name="P232" loext:marker-style-name="T60"><text:span text:style-name="T59">SF</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Scientific discipline:</text:span></text:p>
            <text:p text:style-name="P232" loext:marker-style-name="T60"><text:span text:style-name="T59">SD</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Subject/ Key words:</text:span></text:p>
            <text:p text:style-name="P232" loext:marker-style-name="T60"><text:span text:style-name="T59">SKW</text:span></text:p>
            <text:p text:style-name="P232" loext:marker-style-name="T60"><text:span text:style-name="T59">UC</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Holding data:</text:span></text:p>
            <text:p text:style-name="P232" loext:marker-style-name="T60"><text:span text:style-name="T59">HD</text:span></text:p>
          </table:table-cell>
          <table:table-cell table:style-name="Table10.A1" office:value-type="string">
            <text:p text:style-name="P232" loext:marker-style-name="T60"><text:span text:style-name="T60">Library of Department of Matematics and and Informatics, Trg Dositeja Obradovića 4</text:span></text:p>
          </table:table-cell>
        </table:table-row>
        <table:table-row table:style-name="Table10.1">
          <table:table-cell table:style-name="Table10.A1" office:value-type="string">
            <text:p text:style-name="P232" loext:marker-style-name="T60"><text:span text:style-name="T57">Note:</text:span></text:p>
            <text:p text:style-name="P232" loext:marker-style-name="T60"><text:span text:style-name="T59">N</text:span></text:p>
          </table:table-cell>
          <table:table-cell table:style-name="Table10.A1" office:value-type="string">
            <text:p text:style-name="P232" loext:marker-style-name="T60"><text:span text:style-name="T60">none</text:span></text:p>
          </table:table-cell>
        </table:table-row>
        <table:table-row table:style-name="Table10.1">
          <table:table-cell table:style-name="Table10.A1" office:value-type="string">
            <text:p text:style-name="P232" loext:marker-style-name="T60"><text:span text:style-name="T57">Abstract:</text:span></text:p>
            <text:p text:style-name="P232" loext:marker-style-name="T60"><text:span text:style-name="T59">AB</text:span></text:p>
            <text:p text:style-name="P237" loext:marker-style-name="T60"/>
            <text:p text:style-name="P237" loext:marker-style-name="T60"/>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Accepted by the Scientific Board:</text:span></text:p>
            <text:p text:style-name="P232" loext:marker-style-name="T60"><text:span text:style-name="T59">ASB</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Defended on:</text:span></text:p>
            <text:p text:style-name="P232" loext:marker-style-name="T60"><text:span text:style-name="T59">DE</text:span></text:p>
          </table:table-cell>
          <table:table-cell table:style-name="Table10.A1" office:value-type="string">
            <text:p text:style-name="P237" loext:marker-style-name="T60"/>
          </table:table-cell>
        </table:table-row>
        <table:table-row table:style-name="Table10.1">
          <table:table-cell table:style-name="Table10.A1" office:value-type="string">
            <text:p text:style-name="P232" loext:marker-style-name="T60"><text:span text:style-name="T57">Thesis defend board:</text:span></text:p>
            <text:p text:style-name="P232" loext:marker-style-name="T60"><text:span text:style-name="T59">DB</text:span></text:p>
          </table:table-cell>
          <table:table-cell table:style-name="Table10.A1" office:value-type="string">
            <text:p text:style-name="P237" loext:marker-style-name="T60"/>
          </table:table-cell>
        </table:table-row>
        <table:table-row table:style-name="Table10.26">
          <table:table-cell table:style-name="Table10.A1" office:value-type="string">
            <text:p text:style-name="P232" loext:marker-style-name="T60"><text:span text:style-name="T57">President:</text:span></text:p>
          </table:table-cell>
          <table:table-cell table:style-name="Table10.A1" office:value-type="string">
            <text:p text:style-name="P237" loext:marker-style-name="T60"/>
          </table:table-cell>
        </table:table-row>
        <table:table-row table:style-name="Table10.27">
          <table:table-cell table:style-name="Table10.A1" office:value-type="string">
            <text:p text:style-name="P232" loext:marker-style-name="T60"><text:span text:style-name="T57">Member:</text:span></text:p>
          </table:table-cell>
          <table:table-cell table:style-name="Table10.A1" office:value-type="string">
            <text:p text:style-name="P237" loext:marker-style-name="T60"/>
          </table:table-cell>
        </table:table-row>
        <text:soft-page-break/>
        <table:table-row table:style-name="Table10.28">
          <table:table-cell table:style-name="Table10.A1" office:value-type="string">
            <text:p text:style-name="P232" loext:marker-style-name="T60"><text:span text:style-name="T57">Member, mentor:</text:span></text:p>
          </table:table-cell>
          <table:table-cell table:style-name="Table10.A1" office:value-type="string">
            <text:p text:style-name="P237" loext:marker-style-name="T60"/>
          </table:table-cell>
        </table:table-row>
      </table:table>
      <text:p text:style-name="P224" loext:marker-style-name="T48"><text:bookmark text:name="_30j0zll"/><text:span text:style-name="T5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3</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1</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8-29T19:37:26.363400758</dc:date>
    <meta:editing-duration>PT7H19M37S</meta:editing-duration>
    <meta:editing-cycles>75</meta:editing-cycles>
    <meta:generator>LibreOffice/24.2.3.2$Linux_X86_64 LibreOffice_project/420$Build-2</meta:generator>
    <meta:document-statistic meta:table-count="11" meta:image-count="9" meta:object-count="0" meta:page-count="54" meta:paragraph-count="1038" meta:word-count="11858" meta:character-count="81762" meta:non-whitespace-character-count="70918"/>
  </office:meta>
</office:document-meta>
</file>